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8cf16" officeooo:paragraph-rsid="0008cf16"/>
    </style:style>
    <style:style style:name="P2" style:family="paragraph" style:parent-style-name="Standard">
      <style:text-properties fo:font-weight="bold" officeooo:rsid="0008cf16" officeooo:paragraph-rsid="0008cf16" style:font-weight-asian="bold" style:font-weight-complex="bold"/>
    </style:style>
    <style:style style:name="P3" style:family="paragraph" style:parent-style-name="Standard">
      <style:text-properties officeooo:rsid="000ab30c" officeooo:paragraph-rsid="000ab30c"/>
    </style:style>
    <style:style style:name="P4" style:family="paragraph" style:parent-style-name="Standard">
      <style:paragraph-properties fo:break-before="page"/>
      <style:text-properties officeooo:rsid="000d1437" officeooo:paragraph-rsid="000d1437"/>
    </style:style>
    <style:style style:name="P5" style:family="paragraph" style:parent-style-name="Standard">
      <style:text-properties officeooo:rsid="000d1437" officeooo:paragraph-rsid="000d1437"/>
    </style:style>
    <style:style style:name="T1" style:family="text">
      <style:text-properties fo:font-style="italic" style:font-style-asian="italic" style:font-style-complex="italic"/>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kcja1">
        <text:p text:style-name="P1">Piotr Puldzian Płucienniczak</text:p>
        <text:p text:style-name="P2">FIRMY</text:p>
        <text:p text:style-name="P1">propozycja książki konceptualnej</text:p>
        <text:p text:style-name="P1"/>
        <text:p text:style-name="P1">Książka stanowić ma słownik bądź almanach nazw przedsiębiorstw, to znaczy wyrazów bądź wyrażeń będących nazwami zarejestrowanych w Polsce firm. W przeciwieństwie do nazw w rzeczywistości, które oznaczają firmy i ich działalności, tutaj nazwy nie odsyłają do żadnej konkretnej praktyki gospodarczej, co każe nam skupić się na samej gospodarce bądź ekonomii języka. Spis neologizmów jest meta-zapisem innowacyjności Polek i Polaków po transformacji. Polska gospodarka uważana jest za imitacyjną i względnie prymitywną, nazewnictwo przedsiębiorstw pokazuje, że w języku dokonują się transformacje i przewroty być może ciekawsze, niż te w materii.</text:p>
        <text:p text:style-name="P1"/>
        <text:p text:style-name="P1">Sposób tworzenia słownika: nazwy wszystkich w Polsce przedsiębiorstw zostały pobrane z odpowiedniego rejestru. Po wstępnym oczyszczeniu bazy została ona porównana ze słownikami: polskim, niemieckim, angielskim oraz listą polskich nazwisk. W efekcie otrzymujemy listę słów (77902), które nie występują w żadnym z tych języków.</text:p>
        <text:p text:style-name="P1"/>
        <text:p text:style-name="P1">Książkę otwierać będzie esej na temat przedsiębiorczości lat w III RP, związków między gospodarką materialną a gospodarką kultury i języka, problemami innowacyjności, kreatywności oraz neoliberalnej hegemonii, w której przedsiębiorca stanowi <text:span text:style-name="T1">role model</text:span>. Jako posłowie chciałbym zobaczyć tekst dostatecznie zręcznego językoznawcy, który spojrzałby na neologizmy przedsiębiorcze ze swojej perspektywy. W ten sposób zawartość książki rozpościerałaby się na planie meta między gospodarką (mój wstęp) a językiem (posłowie), o co przecież chodzi.</text:p>
        <text:p text:style-name="P1"/>
        <text:p text:style-name="P1">Całość wpisać można w kilka nurtów. Po pierwsze, mamy tu książkę konceptualną, traktującą język polski jako zasób, który poddaje się algorytmicznej obróbce. Jest to konceptualizm nawiązujący do krytyki społecznej. Po drugie, (pata-)socjologiczne i (pata-)językoznawcze debaty na temat dziedzictwa transformacji, czy szerzej, III RP. Po trzecie, jest to nieoczywista eksploracja w przestrzeni nostalgii i tęsknoty za lepszym światem. Wreszcie słownik może służyć do gier towarzyskich: „zgadnij, co robi dana firma?”.</text:p>
        <text:p text:style-name="P1"/>
        <text:p text:style-name="P1">Poniżej znajduje się losowy wybór 1000 wpisów. Cała lista zawiera 77902 pozycje. Objętość tomu można ręcznie regulować poprzez wielkość losowej próby, ale też (w ostateczności!) analizę ręczną wyrzucanie najmniej ciekawych neologizmów i zostawianie esencji.</text:p>
        <text:p text:style-name="P1"/>
        <text:p text:style-name="P3">Do zrobienia: dodatkowe testy na nazwy własne, zwłaszcza geograficzne.</text:p>
        <text:section text:style-name="Sect2" text:name="Sekcja2">
          <text:p text:style-name="P4">aapp</text:p>
          <text:p text:style-name="P5">aavita</text:p>
          <text:p text:style-name="P5">aaxis</text:p>
          <text:p text:style-name="P5">ababad</text:p>
          <text:p text:style-name="P5">abaro</text:p>
          <text:p text:style-name="P5">abatech</text:p>
          <text:p text:style-name="P5">abbm</text:p>
          <text:p text:style-name="P5">abcmed</text:p>
          <text:p text:style-name="P5">abell</text:p>
          <text:p text:style-name="P5">abera</text:p>
          <text:p text:style-name="P5">abereh</text:p>
          <text:p text:style-name="P5">abewus</text:p>
          <text:p text:style-name="P5">abinos</text:p>
          <text:p text:style-name="P5">abisz</text:p>
          <text:p text:style-name="P5">abiza</text:p>
          <text:p text:style-name="P5">ablex</text:p>
          <text:p text:style-name="P5">abos</text:p>
          <text:p text:style-name="P5">abovo</text:p>
          <text:p text:style-name="P5">abpol</text:p>
          <text:p text:style-name="P5">abraxas</text:p>
          <text:p text:style-name="P5">abro</text:p>
          <text:p text:style-name="P5">abulafia</text:p>
          <text:p text:style-name="P5">abus</text:p>
          <text:p text:style-name="P5">acapulko</text:p>
          <text:p text:style-name="P5">achum</text:p>
          <text:p text:style-name="P5">ackopia</text:p>
          <text:p text:style-name="P5">acla</text:p>
          <text:p text:style-name="P5">acms</text:p>
          <text:p text:style-name="P5">acordia</text:p>
          <text:p text:style-name="P5">acrylex</text:p>
          <text:p text:style-name="P5">actech</text:p>
          <text:p text:style-name="P5">actis</text:p>
          <text:p text:style-name="P5">activis</text:p>
          <text:p text:style-name="P5">acuba</text:p>
          <text:p text:style-name="P5">acus</text:p>
          <text:p text:style-name="P5">acustic</text:p>
          <text:p text:style-name="P5">adabet</text:p>
          <text:p text:style-name="P5">adactive</text:p>
          <text:p text:style-name="P5">adad</text:p>
          <text:p text:style-name="P5">adagiro</text:p>
          <text:p text:style-name="P5">adamigo</text:p>
          <text:p text:style-name="P5">adamix</text:p>
          <text:p text:style-name="P5">adaptax</text:p>
          <text:p text:style-name="P5">adbal</text:p>
          <text:p text:style-name="P5">adbruk</text:p>
          <text:p text:style-name="P5">addi</text:p>
          <text:p text:style-name="P5">addtron</text:p>
          <text:p text:style-name="P5">adeviq</text:p>
          <text:p text:style-name="P5">adex</text:p>
          <text:p text:style-name="P5">adfizkus</text:p>
          <text:p text:style-name="P5">adilon</text:p>
          <text:p text:style-name="P5">adipol</text:p>
          <text:p text:style-name="P5">adirem</text:p>
          <text:p text:style-name="P5">adison</text:p>
          <text:p text:style-name="P5">adiuvo</text:p>
          <text:p text:style-name="P5">adjastar</text:p>
          <text:p text:style-name="P5">admarbud</text:p>
          <text:p text:style-name="P5">admarpol</text:p>
          <text:p text:style-name="P5">admeb</text:p>
          <text:p text:style-name="P5">admi</text:p>
          <text:p text:style-name="P5">administracj</text:p>
          <text:p text:style-name="P5">administratum</text:p>
          <text:p text:style-name="P5">admista</text:p>
          <text:p text:style-name="P5">adnak</text:p>
          <text:p text:style-name="P5">adnar</text:p>
          <text:p text:style-name="P5">adoloran</text:p>
          <text:p text:style-name="P5">adomi</text:p>
          <text:p text:style-name="P5">ados</text:p>
          <text:p text:style-name="P5">adremont</text:p>
          <text:p text:style-name="P5">adrug</text:p>
          <text:p text:style-name="P5">adso</text:p>
          <text:p text:style-name="P5">adtrans</text:p>
          <text:p text:style-name="P5">adtranz</text:p>
          <text:p text:style-name="P5">adtv</text:p>
          <text:p text:style-name="P5">adventor</text:p>
          <text:p text:style-name="P5">adwiart</text:p>
          <text:p text:style-name="P5">adytom</text:p>
          <text:p text:style-name="P5">aereco</text:p>
          <text:p text:style-name="P5">aeroplast</text:p>
          <text:p text:style-name="P5">aesculap</text:p>
          <text:p text:style-name="P5">aetea</text:p>
          <text:p text:style-name="P5">afart</text:p>
          <text:p text:style-name="P5">afil</text:p>
          <text:p text:style-name="P5">afteral</text:p>
          <text:p text:style-name="P5">afterall</text:p>
          <text:p text:style-name="P5">agabo</text:p>
          <text:p text:style-name="P5">agadex</text:p>
          <text:p text:style-name="P5">agameda</text:p>
          <text:p text:style-name="P5">agancja</text:p>
          <text:p text:style-name="P5">agart</text:p>
          <text:p text:style-name="P5">agaton</text:p>
          <text:p text:style-name="P5">agawer</text:p>
          <text:p text:style-name="P5">agdent</text:p>
          <text:p text:style-name="P5">agdoma</text:p>
          <text:p text:style-name="P5">agenca</text:p>
          <text:p text:style-name="P5">agencj</text:p>
          <text:p text:style-name="P5">aggi</text:p>
          <text:p text:style-name="P5">agin</text:p>
          <text:p text:style-name="P5">agloprojekt</text:p>
          <text:p text:style-name="P5">agmed</text:p>
          <text:p text:style-name="P5">agmot</text:p>
          <text:p text:style-name="P5">agniesz</text:p>
          <text:p text:style-name="P5">agral</text:p>
          <text:p text:style-name="P5">agrand</text:p>
          <text:p text:style-name="P5"><text:soft-page-break/>agraplast</text:p>
          <text:p text:style-name="P5">agreko</text:p>
          <text:p text:style-name="P5">agri</text:p>
          <text:p text:style-name="P5">agrik</text:p>
          <text:p text:style-name="P5">agrimet</text:p>
          <text:p text:style-name="P5">agrip</text:p>
          <text:p text:style-name="P5">agroboss</text:p>
          <text:p text:style-name="P5">agrocoop</text:p>
          <text:p text:style-name="P5">agrofruct</text:p>
          <text:p text:style-name="P5">agrohum</text:p>
          <text:p text:style-name="P5">agrojet</text:p>
          <text:p text:style-name="P5">agrolas</text:p>
          <text:p text:style-name="P5">agrolew</text:p>
          <text:p text:style-name="P5">agrolex</text:p>
          <text:p text:style-name="P5">agrolmłyn</text:p>
          <text:p text:style-name="P5">agromat</text:p>
          <text:p text:style-name="P5">agromax</text:p>
          <text:p text:style-name="P5">agromerino</text:p>
          <text:p text:style-name="P5">agromid</text:p>
          <text:p text:style-name="P5">agromix</text:p>
          <text:p text:style-name="P5">agropolex</text:p>
          <text:p text:style-name="P5">agroprim</text:p>
          <text:p text:style-name="P5">agroserwice</text:p>
          <text:p text:style-name="P5">agrowiec</text:p>
          <text:p text:style-name="P5">agrozen</text:p>
          <text:p text:style-name="P5">agsa</text:p>
          <text:p text:style-name="P5">agstyle</text:p>
          <text:p text:style-name="P5">agtech</text:p>
          <text:p text:style-name="P5">ahma</text:p>
          <text:p text:style-name="P5">aidcas</text:p>
          <text:p text:style-name="P5">aidil</text:p>
          <text:p text:style-name="P5">aiix</text:p>
          <text:p text:style-name="P5">aijas</text:p>
          <text:p text:style-name="P5">aiko</text:p>
          <text:p text:style-name="P5">aimms</text:p>
          <text:p text:style-name="P5">aircar</text:p>
          <text:p text:style-name="P5">aircold</text:p>
          <text:p text:style-name="P5">aircon</text:p>
          <text:p text:style-name="P5">ajanet</text:p>
          <text:p text:style-name="P5">ajawet</text:p>
          <text:p text:style-name="P5">ajden</text:p>
          <text:p text:style-name="P5">ajex</text:p>
          <text:p text:style-name="P5">ajgra</text:p>
          <text:p text:style-name="P5">ajken</text:p>
          <text:p text:style-name="P5">ajskom</text:p>
          <text:p text:style-name="P5">akaba</text:p>
          <text:p text:style-name="P5">akamex</text:p>
          <text:p text:style-name="P5">akan</text:p>
          <text:p text:style-name="P5">akapester</text:p>
          <text:p text:style-name="P5">akasaka</text:p>
          <text:p text:style-name="P5">akat</text:p>
          <text:p text:style-name="P5">akaz</text:p>
          <text:p text:style-name="P5">aken</text:p>
          <text:p text:style-name="P5">akfon</text:p>
          <text:p text:style-name="P5">akjos</text:p>
          <text:p text:style-name="P5">akkus</text:p>
          <text:p text:style-name="P5">akmet</text:p>
          <text:p text:style-name="P5">akon</text:p>
          <text:p text:style-name="P5">akplast</text:p>
          <text:p text:style-name="P5">akpor</text:p>
          <text:p text:style-name="P5">akreo</text:p>
          <text:p text:style-name="P5">akrotrans</text:p>
          <text:p text:style-name="P5">akrpopol</text:p>
          <text:p text:style-name="P5">aksed</text:p>
          <text:p text:style-name="P5">aksent</text:p>
          <text:p text:style-name="P5">akses</text:p>
          <text:p text:style-name="P5">aktaj</text:p>
          <text:p text:style-name="P5">akteb</text:p>
          <text:p text:style-name="P5">aktim</text:p>
          <text:p text:style-name="P5">aktin</text:p>
          <text:p text:style-name="P5">aktywo</text:p>
          <text:p text:style-name="P5">akusim</text:p>
          <text:p text:style-name="P5">akutrans</text:p>
          <text:p text:style-name="P5">akwametr</text:p>
          <text:p text:style-name="P5">akwimir</text:p>
          <text:p text:style-name="P5">alamix</text:p>
          <text:p text:style-name="P5">alanda</text:p>
          <text:p text:style-name="P5">alarmtronik</text:p>
          <text:p text:style-name="P5">albatrosexpress</text:p>
          <text:p text:style-name="P5">albex</text:p>
          <text:p text:style-name="P5">albico</text:p>
          <text:p text:style-name="P5">albus</text:p>
          <text:p text:style-name="P5">aldadent</text:p>
          <text:p text:style-name="P5">aldaja</text:p>
          <text:p text:style-name="P5">aldamar</text:p>
          <text:p text:style-name="P5">aldrex</text:p>
          <text:p text:style-name="P5">aldrys</text:p>
          <text:p text:style-name="P5">alea</text:p>
          <text:p text:style-name="P5">alek</text:p>
          <text:p text:style-name="P5">alena</text:p>
          <text:p text:style-name="P5">alfacom</text:p>
          <text:p text:style-name="P5">alfamed</text:p>
          <text:p text:style-name="P5">alfarem</text:p>
          <text:p text:style-name="P5">alfarex</text:p>
          <text:p text:style-name="P5">alfawet</text:p>
          <text:p text:style-name="P5">algaz</text:p>
          <text:p text:style-name="P5">alget</text:p>
          <text:p text:style-name="P5">algors</text:p>
          <text:p text:style-name="P5">alhen</text:p>
          <text:p text:style-name="P5">alicante</text:p>
          <text:p text:style-name="P5">alicjon</text:p>
          <text:p text:style-name="P5">alimet</text:p>
          <text:p text:style-name="P5">alir</text:p>
          <text:p text:style-name="P5">alkabar</text:p>
          <text:p text:style-name="P5"><text:soft-page-break/>alkairja</text:p>
          <text:p text:style-name="P5">alkatraz</text:p>
          <text:p text:style-name="P5">alkometer</text:p>
          <text:p text:style-name="P5">allego</text:p>
          <text:p text:style-name="P5">allegresse</text:p>
          <text:p text:style-name="P5">allimpex</text:p>
          <text:p text:style-name="P5">allione</text:p>
          <text:p text:style-name="P5">allmark</text:p>
          <text:p text:style-name="P5">alltex</text:p>
          <text:p text:style-name="P5">almabud</text:p>
          <text:p text:style-name="P5">almag</text:p>
          <text:p text:style-name="P5">almal</text:p>
          <text:p text:style-name="P5">almares</text:p>
          <text:p text:style-name="P5">almars</text:p>
          <text:p text:style-name="P5">almatourist</text:p>
          <text:p text:style-name="P5">almiflora</text:p>
          <text:p text:style-name="P5">almit</text:p>
          <text:p text:style-name="P5">almont</text:p>
          <text:p text:style-name="P5">alnet</text:p>
          <text:p text:style-name="P5">alor</text:p>
          <text:p text:style-name="P5">alphagraphics</text:p>
          <text:p text:style-name="P5">alphatron</text:p>
          <text:p text:style-name="P5">alpikor</text:p>
          <text:p text:style-name="P5">alpimag</text:p>
          <text:p text:style-name="P5">alpinmax</text:p>
          <text:p text:style-name="P5">alpla</text:p>
          <text:p text:style-name="P5">alpol</text:p>
          <text:p text:style-name="P5">alrad</text:p>
          <text:p text:style-name="P5">alraj</text:p>
          <text:p text:style-name="P5">alsadom</text:p>
          <text:p text:style-name="P5">alsero</text:p>
          <text:p text:style-name="P5">alsoft</text:p>
          <text:p text:style-name="P5">alstal</text:p>
          <text:p text:style-name="P5">alteria</text:p>
          <text:p text:style-name="P5">altic</text:p>
          <text:p text:style-name="P5">altit</text:p>
          <text:p text:style-name="P5">altservice</text:p>
          <text:p text:style-name="P5">altur</text:p>
          <text:p text:style-name="P5">alubud</text:p>
          <text:p text:style-name="P5">aludor</text:p>
          <text:p text:style-name="P5">alukolor</text:p>
          <text:p text:style-name="P5">alumen</text:p>
          <text:p text:style-name="P5">alumex</text:p>
          <text:p text:style-name="P5">alumi</text:p>
          <text:p text:style-name="P5">alutherm</text:p>
          <text:p text:style-name="P5">alutop</text:p>
          <text:p text:style-name="P5">alutor</text:p>
          <text:p text:style-name="P5">alvis</text:p>
          <text:p text:style-name="P5">alwro</text:p>
          <text:p text:style-name="P5">alxbud</text:p>
          <text:p text:style-name="P5">alzet</text:p>
          <text:p text:style-name="P5">amafrut</text:p>
          <text:p text:style-name="P5">amag</text:p>
          <text:p text:style-name="P5">amalfi</text:p>
          <text:p text:style-name="P5">amaros</text:p>
          <text:p text:style-name="P5">amavet</text:p>
          <text:p text:style-name="P5">amavika</text:p>
          <text:p text:style-name="P5">amawo</text:p>
          <text:p text:style-name="P5">amax</text:p>
          <text:p text:style-name="P5">amberdent</text:p>
          <text:p text:style-name="P5">amberpol</text:p>
          <text:p text:style-name="P5">ambropol</text:p>
          <text:p text:style-name="P5">ambud</text:p>
          <text:p text:style-name="P5">amedis</text:p>
          <text:p text:style-name="P5">amefa</text:p>
          <text:p text:style-name="P5">ameh</text:p>
          <text:p text:style-name="P5">amerald</text:p>
          <text:p text:style-name="P5">americo</text:p>
          <text:p text:style-name="P5">amerikanos</text:p>
          <text:p text:style-name="P5">amervox</text:p>
          <text:p text:style-name="P5">amerycanos</text:p>
          <text:p text:style-name="P5">amfarm</text:p>
          <text:p text:style-name="P5">amicar</text:p>
          <text:p text:style-name="P5">amikom</text:p>
          <text:p text:style-name="P5">amil</text:p>
          <text:p text:style-name="P5">amilab</text:p>
          <text:p text:style-name="P5">amimed</text:p>
          <text:p text:style-name="P5">amireks</text:p>
          <text:p text:style-name="P5">amiserw</text:p>
          <text:p text:style-name="P5">amitex</text:p>
          <text:p text:style-name="P5">ammas</text:p>
          <text:p text:style-name="P5">amore</text:p>
          <text:p text:style-name="P5">amplifon</text:p>
          <text:p text:style-name="P5">amrat</text:p>
          <text:p text:style-name="P5">amstal</text:p>
          <text:p text:style-name="P5">amstrad</text:p>
          <text:p text:style-name="P5">anadolu</text:p>
          <text:p text:style-name="P5">anait</text:p>
          <text:p text:style-name="P5">anarda</text:p>
          <text:p text:style-name="P5">anatextil</text:p>
          <text:p text:style-name="P5">anben</text:p>
          <text:p text:style-name="P5">anbest</text:p>
          <text:p text:style-name="P5">anbro</text:p>
          <text:p text:style-name="P5">anbut</text:p>
          <text:p text:style-name="P5">anchem</text:p>
          <text:p text:style-name="P5">andako</text:p>
          <text:p text:style-name="P5">andalousia</text:p>
          <text:p text:style-name="P5">andalucia</text:p>
          <text:p text:style-name="P5">andan</text:p>
          <text:p text:style-name="P5">andawa</text:p>
          <text:p text:style-name="P5">andcom</text:p>
          <text:p text:style-name="P5">andersia</text:p>
          <text:p text:style-name="P5">andles</text:p>
          <text:p text:style-name="P5">andrä</text:p>
          <text:p text:style-name="P5"><text:soft-page-break/>andrad</text:p>
          <text:p text:style-name="P5">andreb</text:p>
          <text:p text:style-name="P5">andriusza</text:p>
          <text:p text:style-name="P5">andruszewska</text:p>
          <text:p text:style-name="P5">andys</text:p>
          <text:p text:style-name="P5">aneczka</text:p>
          <text:p text:style-name="P5">anemark</text:p>
          <text:p text:style-name="P5">anest</text:p>
          <text:p text:style-name="P5">anexim</text:p>
          <text:p text:style-name="P5">anglokap</text:p>
          <text:p text:style-name="P5">angopol</text:p>
          <text:p text:style-name="P5">anhed</text:p>
          <text:p text:style-name="P5">anhydro</text:p>
          <text:p text:style-name="P5">ania</text:p>
          <text:p text:style-name="P5">anigraf</text:p>
          <text:p text:style-name="P5">anilorak</text:p>
          <text:p text:style-name="P5">animalvet</text:p>
          <text:p text:style-name="P5">animarpoz</text:p>
          <text:p text:style-name="P5">animpol</text:p>
          <text:p text:style-name="P5">animtec</text:p>
          <text:p text:style-name="P5">aniram</text:p>
          <text:p text:style-name="P5">aniwex</text:p>
          <text:p text:style-name="P5">anix</text:p>
          <text:p text:style-name="P5">anixter</text:p>
          <text:p text:style-name="P5">ankadan</text:p>
          <text:p text:style-name="P5">ankoma</text:p>
          <text:p text:style-name="P5">ankopol</text:p>
          <text:p text:style-name="P5">annakom</text:p>
          <text:p text:style-name="P5">anndar</text:p>
          <text:p text:style-name="P5">anneberg</text:p>
          <text:p text:style-name="P5">annopol</text:p>
          <text:p text:style-name="P5">anpa</text:p>
          <text:p text:style-name="P5">anpakx</text:p>
          <text:p text:style-name="P5">anpio</text:p>
          <text:p text:style-name="P5">anpis</text:p>
          <text:p text:style-name="P5">anres</text:p>
          <text:p text:style-name="P5">anrom</text:p>
          <text:p text:style-name="P5">ansław</text:p>
          <text:p text:style-name="P5">antebi</text:p>
          <text:p text:style-name="P5">antext</text:p>
          <text:p text:style-name="P5">antomot</text:p>
          <text:p text:style-name="P5">antrans</text:p>
          <text:p text:style-name="P5">antro</text:p>
          <text:p text:style-name="P5">antronic</text:p>
          <text:p text:style-name="P5">anvit</text:p>
          <text:p text:style-name="P5">anvito</text:p>
          <text:p text:style-name="P5">anwer</text:p>
          <text:p text:style-name="P5">anwo</text:p>
          <text:p text:style-name="P5">anwol</text:p>
          <text:p text:style-name="P5">apaform</text:p>
          <text:p text:style-name="P5">apalan</text:p>
          <text:p text:style-name="P5">apatel</text:p>
          <text:p text:style-name="P5">apehand</text:p>
          <text:p text:style-name="P5">apfj</text:p>
          <text:p text:style-name="P5">apimet</text:p>
          <text:p text:style-name="P5">apipron</text:p>
          <text:p text:style-name="P5">aprekol</text:p>
          <text:p text:style-name="P5">aptom</text:p>
          <text:p text:style-name="P5">apws</text:p>
          <text:p text:style-name="P5">aqlin</text:p>
          <text:p text:style-name="P5">aquagaz</text:p>
          <text:p text:style-name="P5">aqualibri</text:p>
          <text:p text:style-name="P5">aqualog</text:p>
          <text:p text:style-name="P5">aquatik</text:p>
          <text:p text:style-name="P5">aqvador</text:p>
          <text:p text:style-name="P5">aqvedukt</text:p>
          <text:p text:style-name="P5">aracar</text:p>
          <text:p text:style-name="P5">arakis</text:p>
          <text:p text:style-name="P5">arbe</text:p>
          <text:p text:style-name="P5">arbet</text:p>
          <text:p text:style-name="P5">arcar</text:p>
          <text:p text:style-name="P5">archegram</text:p>
          <text:p text:style-name="P5">archeon</text:p>
          <text:p text:style-name="P5">archeport</text:p>
          <text:p text:style-name="P5">archib</text:p>
          <text:p text:style-name="P5">archida</text:p>
          <text:p text:style-name="P5">archidiecezjalny</text:p>
          <text:p text:style-name="P5">archiformat</text:p>
          <text:p text:style-name="P5">archigraf</text:p>
          <text:p text:style-name="P5">architon</text:p>
          <text:p text:style-name="P5">archivariusz</text:p>
          <text:p text:style-name="P5">archma</text:p>
          <text:p text:style-name="P5">ardea</text:p>
          <text:p text:style-name="P5">ardeko</text:p>
          <text:p text:style-name="P5">areva</text:p>
          <text:p text:style-name="P5">argento</text:p>
          <text:p text:style-name="P5">argentyna</text:p>
          <text:p text:style-name="P5">argum</text:p>
          <text:p text:style-name="P5">arimex</text:p>
          <text:p text:style-name="P5">arimpex</text:p>
          <text:p text:style-name="P5">arispol</text:p>
          <text:p text:style-name="P5">arjot</text:p>
          <text:p text:style-name="P5">arkanum</text:p>
          <text:p text:style-name="P5">arkat</text:p>
          <text:p text:style-name="P5">arkazen</text:p>
          <text:p text:style-name="P5">arkedo</text:p>
          <text:p text:style-name="P5">arkitekton</text:p>
          <text:p text:style-name="P5">arkobi</text:p>
          <text:p text:style-name="P5">arkon</text:p>
          <text:p text:style-name="P5">arkona</text:p>
          <text:p text:style-name="P5">arkonada</text:p>
          <text:p text:style-name="P5">arkonia</text:p>
          <text:p text:style-name="P5">arktdan</text:p>
          <text:p text:style-name="P5">arktic</text:p>
          <text:p text:style-name="P5"><text:soft-page-break/>arlan</text:p>
          <text:p text:style-name="P5">arlean</text:p>
          <text:p text:style-name="P5">armadent</text:p>
          <text:p text:style-name="P5">armavip</text:p>
          <text:p text:style-name="P5">arnie</text:p>
          <text:p text:style-name="P5">arox</text:p>
          <text:p text:style-name="P5">arpel</text:p>
          <text:p text:style-name="P5">arroka</text:p>
          <text:p text:style-name="P5">arrowsped</text:p>
          <text:p text:style-name="P5">arsidus</text:p>
          <text:p text:style-name="P5">arsped</text:p>
          <text:p text:style-name="P5">arstel</text:p>
          <text:p text:style-name="P5">artab</text:p>
          <text:p text:style-name="P5">artaszat</text:p>
          <text:p text:style-name="P5">artbest</text:p>
          <text:p text:style-name="P5">artdrewno</text:p>
          <text:p text:style-name="P5">artform</text:p>
          <text:p text:style-name="P5">artfoto</text:p>
          <text:p text:style-name="P5">artkam</text:p>
          <text:p text:style-name="P5">artmebel</text:p>
          <text:p text:style-name="P5">artonus</text:p>
          <text:p text:style-name="P5">artownia</text:p>
          <text:p text:style-name="P5">artpage</text:p>
          <text:p text:style-name="P5">artpos</text:p>
          <text:p text:style-name="P5">artraf</text:p>
          <text:p text:style-name="P5">artro</text:p>
          <text:p text:style-name="P5">artsakra</text:p>
          <text:p text:style-name="P5">arturex</text:p>
          <text:p text:style-name="P5">artvac</text:p>
          <text:p text:style-name="P5">artwet</text:p>
          <text:p text:style-name="P5">artyficium</text:p>
          <text:p text:style-name="P5">arvis</text:p>
          <text:p text:style-name="P5">arwibud</text:p>
          <text:p text:style-name="P5">arwimont</text:p>
          <text:p text:style-name="P5">arwis</text:p>
          <text:p text:style-name="P5">ascomp</text:p>
          <text:p text:style-name="P5">asdop</text:p>
          <text:p text:style-name="P5">asdrog</text:p>
          <text:p text:style-name="P5">asetss</text:p>
          <text:p text:style-name="P5">ashop</text:p>
          <text:p text:style-name="P5">askal</text:p>
          <text:p text:style-name="P5">asklepion</text:p>
          <text:p text:style-name="P5">askom</text:p>
          <text:p text:style-name="P5">asmar</text:p>
          <text:p text:style-name="P5">asmax</text:p>
          <text:p text:style-name="P5">aspel</text:p>
          <text:p text:style-name="P5">aspi</text:p>
          <text:p text:style-name="P5">asplant</text:p>
          <text:p text:style-name="P5">aspri</text:p>
          <text:p text:style-name="P5">assit</text:p>
          <text:p text:style-name="P5">assko</text:p>
          <text:p text:style-name="P5">asso</text:p>
          <text:p text:style-name="P5">assur</text:p>
          <text:p text:style-name="P5">assurf</text:p>
          <text:p text:style-name="P5">astar</text:p>
          <text:p text:style-name="P5">aste</text:p>
          <text:p text:style-name="P5">astia</text:p>
          <text:p text:style-name="P5">astil</text:p>
          <text:p text:style-name="P5">astin</text:p>
          <text:p text:style-name="P5">astolup</text:p>
          <text:p text:style-name="P5">astorex</text:p>
          <text:p text:style-name="P5">astrapack</text:p>
          <text:p text:style-name="P5">astrink</text:p>
          <text:p text:style-name="P5">astwa</text:p>
          <text:p text:style-name="P5">asza</text:p>
          <text:p text:style-name="P5">ataberg</text:p>
          <text:p text:style-name="P5">atalan</text:p>
          <text:p text:style-name="P5">atargatis</text:p>
          <text:p text:style-name="P5">atawis</text:p>
          <text:p text:style-name="P5">atecom</text:p>
          <text:p text:style-name="P5">atestkom</text:p>
          <text:p text:style-name="P5">athon</text:p>
          <text:p text:style-name="P5">atic</text:p>
          <text:p text:style-name="P5">aticom</text:p>
          <text:p text:style-name="P5">atiel</text:p>
          <text:p text:style-name="P5">ativ</text:p>
          <text:p text:style-name="P5">atmopomiar</text:p>
          <text:p text:style-name="P5">atofina</text:p>
          <text:p text:style-name="P5">atrax</text:p>
          <text:p text:style-name="P5">audiomedia</text:p>
          <text:p text:style-name="P5">audioton</text:p>
          <text:p text:style-name="P5">auran</text:p>
          <text:p text:style-name="P5">aurina</text:p>
          <text:p text:style-name="P5">aurum</text:p>
          <text:p text:style-name="P5">austriacko</text:p>
          <text:p text:style-name="P5">autap</text:p>
          <text:p text:style-name="P5">autoand</text:p>
          <text:p text:style-name="P5">autobathelt</text:p>
          <text:p text:style-name="P5">autobest</text:p>
          <text:p text:style-name="P5">autocholewa</text:p>
          <text:p text:style-name="P5">autocraft</text:p>
          <text:p text:style-name="P5">autodesign</text:p>
          <text:p text:style-name="P5">autoexpol</text:p>
          <text:p text:style-name="P5">autoglob</text:p>
          <text:p text:style-name="P5">autokabina</text:p>
          <text:p text:style-name="P5">autokeller</text:p>
          <text:p text:style-name="P5">autokons</text:p>
          <text:p text:style-name="P5">autolack</text:p>
          <text:p text:style-name="P5">automatica</text:p>
          <text:p text:style-name="P5">automatik</text:p>
          <text:p text:style-name="P5">autonadwozia</text:p>
          <text:p text:style-name="P5">autonet</text:p>
          <text:p text:style-name="P5">autooptima</text:p>
          <text:p text:style-name="P5">autopex</text:p>
          <text:p text:style-name="P5"><text:soft-page-break/>autoplanet</text:p>
          <text:p text:style-name="P5">autoproces</text:p>
          <text:p text:style-name="P5">autoprotech</text:p>
          <text:p text:style-name="P5">autoradio</text:p>
          <text:p text:style-name="P5">autoshop</text:p>
          <text:p text:style-name="P5">autostock</text:p>
          <text:p text:style-name="P5">autotrax</text:p>
          <text:p text:style-name="P5">autotronic</text:p>
          <text:p text:style-name="P5">autousługa</text:p>
          <text:p text:style-name="P5">auxnet</text:p>
          <text:p text:style-name="P5">avantart</text:p>
          <text:p text:style-name="P5">avantis</text:p>
          <text:p text:style-name="P5">avatex</text:p>
          <text:p text:style-name="P5">avcon</text:p>
          <text:p text:style-name="P5">avek</text:p>
          <text:p text:style-name="P5">avgat</text:p>
          <text:p text:style-name="P5">avidus</text:p>
          <text:p text:style-name="P5">avikom</text:p>
          <text:p text:style-name="P5">aviks</text:p>
          <text:p text:style-name="P5">aviotech</text:p>
          <text:p text:style-name="P5">avola</text:p>
          <text:p text:style-name="P5">awalo</text:p>
          <text:p text:style-name="P5">awart</text:p>
          <text:p text:style-name="P5">awekim</text:p>
          <text:p text:style-name="P5">awicenna</text:p>
          <text:p text:style-name="P5">awimed</text:p>
          <text:p text:style-name="P5">awpol</text:p>
          <text:p text:style-name="P5">awtsap</text:p>
          <text:p text:style-name="P5">axells</text:p>
          <text:p text:style-name="P5">azacom</text:p>
          <text:p text:style-name="P5">azam</text:p>
          <text:p text:style-name="P5">azaro</text:p>
          <text:p text:style-name="P5">azcars</text:p>
          <text:p text:style-name="P5">azed</text:p>
          <text:p text:style-name="P5">azis</text:p>
          <text:p text:style-name="P5">azkin</text:p>
          <text:p text:style-name="P5">azmax</text:p>
          <text:p text:style-name="P5">azmet</text:p>
          <text:p text:style-name="P5">azmot</text:p>
          <text:p text:style-name="P5">azuko</text:p>
          <text:p text:style-name="P5">baag</text:p>
          <text:p text:style-name="P5">babichy</text:p>
          <text:p text:style-name="P5">babydeco</text:p>
          <text:p text:style-name="P5">babyland</text:p>
          <text:p text:style-name="P5">bacalarus</text:p>
          <text:p text:style-name="P5">baczam</text:p>
          <text:p text:style-name="P5">badlando</text:p>
          <text:p text:style-name="P5">bafi</text:p>
          <text:p text:style-name="P5">bafo</text:p>
          <text:p text:style-name="P5">bagentor</text:p>
          <text:p text:style-name="P5">baggio</text:p>
          <text:p text:style-name="P5">bagoma</text:p>
          <text:p text:style-name="P5">bagrani</text:p>
          <text:p text:style-name="P5">bahmus</text:p>
          <text:p text:style-name="P5">bajeko</text:p>
          <text:p text:style-name="P5">bajgips</text:p>
          <text:p text:style-name="P5">bajkoludek</text:p>
          <text:p text:style-name="P5">bajtl</text:p>
          <text:p text:style-name="P5">bajtur</text:p>
          <text:p text:style-name="P5">bakard</text:p>
          <text:p text:style-name="P5">bakema</text:p>
          <text:p text:style-name="P5">bakero</text:p>
          <text:p text:style-name="P5">balgera</text:p>
          <text:p text:style-name="P5">balinox</text:p>
          <text:p text:style-name="P5">balistar</text:p>
          <text:p text:style-name="P5">balkanska</text:p>
          <text:p text:style-name="P5">ballux</text:p>
          <text:p text:style-name="P5">balmed</text:p>
          <text:p text:style-name="P5">balteam</text:p>
          <text:p text:style-name="P5">baltexim</text:p>
          <text:p text:style-name="P5">balticana</text:p>
          <text:p text:style-name="P5">balticon</text:p>
          <text:p text:style-name="P5">baltima</text:p>
          <text:p text:style-name="P5">baltom</text:p>
          <text:p text:style-name="P5">balux</text:p>
          <text:p text:style-name="P5">bałamex</text:p>
          <text:p text:style-name="P5">bałandówka</text:p>
          <text:p text:style-name="P5">bamko</text:p>
          <text:p text:style-name="P5">banachówka</text:p>
          <text:p text:style-name="P5">bananek</text:p>
          <text:p text:style-name="P5">banaster</text:p>
          <text:p text:style-name="P5">bandog</text:p>
          <text:p text:style-name="P5">baniocha</text:p>
          <text:p text:style-name="P5">baola</text:p>
          <text:p text:style-name="P5">bapia</text:p>
          <text:p text:style-name="P5">barbasco</text:p>
          <text:p text:style-name="P5">bardex</text:p>
          <text:p text:style-name="P5">bargo</text:p>
          <text:p text:style-name="P5">barinstal</text:p>
          <text:p text:style-name="P5">barkat</text:p>
          <text:p text:style-name="P5">barkpol</text:p>
          <text:p text:style-name="P5">barkspol</text:p>
          <text:p text:style-name="P5">barline</text:p>
          <text:p text:style-name="P5">bartimex</text:p>
          <text:p text:style-name="P5">bartinox</text:p>
          <text:p text:style-name="P5">bartmasz</text:p>
          <text:p text:style-name="P5">bartpol</text:p>
          <text:p text:style-name="P5">barwes</text:p>
          <text:p text:style-name="P5">baso</text:p>
          <text:p text:style-name="P5">basped</text:p>
          <text:p text:style-name="P5">bassport</text:p>
          <text:p text:style-name="P5">batcom</text:p>
          <text:p text:style-name="P5">batimex</text:p>
          <text:p text:style-name="P5">batomet</text:p>
          <text:p text:style-name="P5"><text:soft-page-break/>battenfeld</text:p>
          <text:p text:style-name="P5">batumi</text:p>
          <text:p text:style-name="P5">bauimpex</text:p>
          <text:p text:style-name="P5">baukom</text:p>
          <text:p text:style-name="P5">baukontor</text:p>
          <text:p text:style-name="P5">baumat</text:p>
          <text:p text:style-name="P5">baxtom</text:p>
          <text:p text:style-name="P5">baywa</text:p>
          <text:p text:style-name="P5">bazet</text:p>
          <text:p text:style-name="P5">bazto</text:p>
          <text:p text:style-name="P5">bądecz</text:p>
          <text:p text:style-name="P5">bąkowo</text:p>
          <text:p text:style-name="P5">bcmm</text:p>
          <text:p text:style-name="P5">beart</text:p>
          <text:p text:style-name="P5">beautyco</text:p>
          <text:p text:style-name="P5">bechtur</text:p>
          <text:p text:style-name="P5">beckhoff</text:p>
          <text:p text:style-name="P5">becpak</text:p>
          <text:p text:style-name="P5">bedar</text:p>
          <text:p text:style-name="P5">beengeen</text:p>
          <text:p text:style-name="P5">beiselen</text:p>
          <text:p text:style-name="P5">bejur</text:p>
          <text:p text:style-name="P5">belbest</text:p>
          <text:p text:style-name="P5">beljot</text:p>
          <text:p text:style-name="P5">bellhydro</text:p>
          <text:p text:style-name="P5">belmay</text:p>
          <text:p text:style-name="P5">belmin</text:p>
          <text:p text:style-name="P5">belotto</text:p>
          <text:p text:style-name="P5">belstar</text:p>
          <text:p text:style-name="P5">beluga</text:p>
          <text:p text:style-name="P5">bemapol</text:p>
          <text:p text:style-name="P5">bemars</text:p>
          <text:p text:style-name="P5">bemex</text:p>
          <text:p text:style-name="P5">bemita</text:p>
          <text:p text:style-name="P5">benabud</text:p>
          <text:p text:style-name="P5">benala</text:p>
          <text:p text:style-name="P5">bengaz</text:p>
          <text:p text:style-name="P5">benon</text:p>
          <text:p text:style-name="P5">benpol</text:p>
          <text:p text:style-name="P5">benylux</text:p>
          <text:p text:style-name="P5">berbo</text:p>
          <text:p text:style-name="P5">berensen</text:p>
          <text:p text:style-name="P5">bergpol</text:p>
          <text:p text:style-name="P5">bergron</text:p>
          <text:p text:style-name="P5">berlinbus</text:p>
          <text:p text:style-name="P5">berol</text:p>
          <text:p text:style-name="P5">berolina</text:p>
          <text:p text:style-name="P5">besad</text:p>
          <text:p text:style-name="P5">besal</text:p>
          <text:p text:style-name="P5">besmarex</text:p>
          <text:p text:style-name="P5">besspol</text:p>
          <text:p text:style-name="P5">bestate</text:p>
          <text:p text:style-name="P5">bestmar</text:p>
          <text:p text:style-name="P5">betafence</text:p>
          <text:p text:style-name="P5">betard</text:p>
          <text:p text:style-name="P5">betdach</text:p>
          <text:p text:style-name="P5">betolux</text:p>
          <text:p text:style-name="P5">betomax</text:p>
          <text:p text:style-name="P5">betomet</text:p>
          <text:p text:style-name="P5">bettonville</text:p>
          <text:p text:style-name="P5">bewimex</text:p>
          <text:p text:style-name="P5">bewit</text:p>
          <text:p text:style-name="P5">bhautomatyka</text:p>
          <text:p text:style-name="P5">bialimex</text:p>
          <text:p text:style-name="P5">bialmet</text:p>
          <text:p text:style-name="P5">bibione</text:p>
          <text:p text:style-name="P5">bibise</text:p>
          <text:p text:style-name="P5">bicor</text:p>
          <text:p text:style-name="P5">bielańka</text:p>
          <text:p text:style-name="P5">bielbike</text:p>
          <text:p text:style-name="P5">bieldruk</text:p>
          <text:p text:style-name="P5">bieprado</text:p>
          <text:p text:style-name="P5">biernaccy</text:p>
          <text:p text:style-name="P5">bieszczady</text:p>
          <text:p text:style-name="P5">bifamet</text:p>
          <text:p text:style-name="P5">bigart</text:p>
          <text:p text:style-name="P5">bigmet</text:p>
          <text:p text:style-name="P5">bigserwis</text:p>
          <text:p text:style-name="P5">bigtruck</text:p>
          <text:p text:style-name="P5">bijou</text:p>
          <text:p text:style-name="P5">bikeman</text:p>
          <text:p text:style-name="P5">bikra</text:p>
          <text:p text:style-name="P5">bilbut</text:p>
          <text:p text:style-name="P5">bileteria</text:p>
          <text:p text:style-name="P5">biljar</text:p>
          <text:p text:style-name="P5">billennium</text:p>
          <text:p text:style-name="P5">billmed</text:p>
          <text:p text:style-name="P5">bimac</text:p>
          <text:p text:style-name="P5">bimad</text:p>
          <text:p text:style-name="P5">bindec</text:p>
          <text:p text:style-name="P5">bint</text:p>
          <text:p text:style-name="P5">bińczycka</text:p>
          <text:p text:style-name="P5">biochefa</text:p>
          <text:p text:style-name="P5">bioclub</text:p>
          <text:p text:style-name="P5">biocontrol</text:p>
          <text:p text:style-name="P5">biogradex</text:p>
          <text:p text:style-name="P5">biohumus</text:p>
          <text:p text:style-name="P5">biomak</text:p>
          <text:p text:style-name="P5">bionas</text:p>
          <text:p text:style-name="P5">bionfobank</text:p>
          <text:p text:style-name="P5">bioromat</text:p>
          <text:p text:style-name="P5">biosport</text:p>
          <text:p text:style-name="P5">bipat</text:p>
          <text:p text:style-name="P5">bipo</text:p>
          <text:p text:style-name="P5"><text:soft-page-break/>biprochem</text:p>
          <text:p text:style-name="P5">biskom</text:p>
          <text:p text:style-name="P5">bitermo</text:p>
          <text:p text:style-name="P5">bitsoft</text:p>
          <text:p text:style-name="P5">bitubi</text:p>
          <text:p text:style-name="P5">bitur</text:p>
          <text:p text:style-name="P5">biukom</text:p>
          <text:p text:style-name="P5">biurofax</text:p>
          <text:p text:style-name="P5">biuroferta</text:p>
          <text:p text:style-name="P5">biurokonkret</text:p>
          <text:p text:style-name="P5">biuromex</text:p>
          <text:p text:style-name="P5">biurooferta</text:p>
          <text:p text:style-name="P5">biustol</text:p>
          <text:p text:style-name="P5">bizarro</text:p>
          <text:p text:style-name="P5">biztos</text:p>
          <text:p text:style-name="P5">blachwent</text:p>
          <text:p text:style-name="P5">blackhorse</text:p>
          <text:p text:style-name="P5">blackpartners</text:p>
          <text:p text:style-name="P5">blatsystem</text:p>
          <text:p text:style-name="P5">blenam</text:p>
          <text:p text:style-name="P5">blichgips</text:p>
          <text:p text:style-name="P5">blimpie</text:p>
          <text:p text:style-name="P5">blitag</text:p>
          <text:p text:style-name="P5">bmezine</text:p>
          <text:p text:style-name="P5">bobsat</text:p>
          <text:p text:style-name="P5">bobst</text:p>
          <text:p text:style-name="P5">bocja</text:p>
          <text:p text:style-name="P5">boconceps</text:p>
          <text:p text:style-name="P5">boczkowska</text:p>
          <text:p text:style-name="P5">boema</text:p>
          <text:p text:style-name="P5">bogren</text:p>
          <text:p text:style-name="P5">bojero</text:p>
          <text:p text:style-name="P5">bokamad</text:p>
          <text:p text:style-name="P5">bolarg</text:p>
          <text:p text:style-name="P5">boletus</text:p>
          <text:p text:style-name="P5">bomato</text:p>
          <text:p text:style-name="P5">bomilla</text:p>
          <text:p text:style-name="P5">bomtex</text:p>
          <text:p text:style-name="P5">bomus</text:p>
          <text:p text:style-name="P5">bondent</text:p>
          <text:p text:style-name="P5">bondi</text:p>
          <text:p text:style-name="P5">bonum</text:p>
          <text:p text:style-name="P5">bopra</text:p>
          <text:p text:style-name="P5">bormag</text:p>
          <text:p text:style-name="P5">borowinka</text:p>
          <text:p text:style-name="P5">bortrans</text:p>
          <text:p text:style-name="P5">bosimer</text:p>
          <text:p text:style-name="P5">bosin</text:p>
          <text:p text:style-name="P5">bossnet</text:p>
          <text:p text:style-name="P5">bostan</text:p>
          <text:p text:style-name="P5">botex</text:p>
          <text:p text:style-name="P5">bowig</text:p>
          <text:p text:style-name="P5">bowo</text:p>
          <text:p text:style-name="P5">boxground</text:p>
          <text:p text:style-name="P5">bozel</text:p>
          <text:p text:style-name="P5">brachot</text:p>
          <text:p text:style-name="P5">brader</text:p>
          <text:p text:style-name="P5">bramator</text:p>
          <text:p text:style-name="P5">bramlux</text:p>
          <text:p text:style-name="P5">bramtek</text:p>
          <text:p text:style-name="P5">branżmax</text:p>
          <text:p text:style-name="P5">brasbud</text:p>
          <text:p text:style-name="P5">brawix</text:p>
          <text:p text:style-name="P5">brazylia</text:p>
          <text:p text:style-name="P5">brege</text:p>
          <text:p text:style-name="P5">brein</text:p>
          <text:p text:style-name="P5">bremex</text:p>
          <text:p text:style-name="P5">breviter</text:p>
          <text:p text:style-name="P5">brokmaster</text:p>
          <text:p text:style-name="P5">brołuk</text:p>
          <text:p text:style-name="P5">broso</text:p>
          <text:p text:style-name="P5">brukklin</text:p>
          <text:p text:style-name="P5">brukstone</text:p>
          <text:p text:style-name="P5">bruździńska</text:p>
          <text:p text:style-name="P5">brydzia</text:p>
          <text:p text:style-name="P5">brystan</text:p>
          <text:p text:style-name="P5">brzozrem</text:p>
          <text:p text:style-name="P5">bsjp</text:p>
          <text:p text:style-name="P5">btkiz</text:p>
          <text:p text:style-name="P5">bubu</text:p>
          <text:p text:style-name="P5">budamrek</text:p>
          <text:p text:style-name="P5">budarek</text:p>
          <text:p text:style-name="P5">budart</text:p>
          <text:p text:style-name="P5">budbor</text:p>
          <text:p text:style-name="P5">budemex</text:p>
          <text:p text:style-name="P5">buden</text:p>
          <text:p text:style-name="P5">budexpol</text:p>
          <text:p text:style-name="P5">budfaza</text:p>
          <text:p text:style-name="P5">budgaz</text:p>
          <text:p text:style-name="P5">budimark</text:p>
          <text:p text:style-name="P5">budimos</text:p>
          <text:p text:style-name="P5">budinst</text:p>
          <text:p text:style-name="P5">budiwex</text:p>
          <text:p text:style-name="P5">budjar</text:p>
          <text:p text:style-name="P5">budland</text:p>
          <text:p text:style-name="P5">budmak</text:p>
          <text:p text:style-name="P5">budmal</text:p>
          <text:p text:style-name="P5">budmax</text:p>
          <text:p text:style-name="P5">budmiś</text:p>
          <text:p text:style-name="P5">budomatex</text:p>
          <text:p text:style-name="P5">budomost</text:p>
          <text:p text:style-name="P5">budoprol</text:p>
          <text:p text:style-name="P5">budotom</text:p>
          <text:p text:style-name="P5">budowalne</text:p>
          <text:p text:style-name="P5"><text:soft-page-break/>budowpol</text:p>
          <text:p text:style-name="P5">budpal</text:p>
          <text:p text:style-name="P5">budramat</text:p>
          <text:p text:style-name="P5">budropol</text:p>
          <text:p text:style-name="P5">budsystem</text:p>
          <text:p text:style-name="P5">budwex</text:p>
          <text:p text:style-name="P5">budymex</text:p>
          <text:p text:style-name="P5">bufax</text:p>
          <text:p text:style-name="P5">bufiks</text:p>
          <text:p text:style-name="P5">bugajska</text:p>
          <text:p text:style-name="P5">bugei</text:p>
          <text:p text:style-name="P5">bugsy</text:p>
          <text:p text:style-name="P5">bukmis</text:p>
          <text:p text:style-name="P5">bukorol</text:p>
          <text:p text:style-name="P5">bukpol</text:p>
          <text:p text:style-name="P5">buldi</text:p>
          <text:p text:style-name="P5">bulex</text:p>
          <text:p text:style-name="P5">buligum</text:p>
          <text:p text:style-name="P5">bulińscy</text:p>
          <text:p text:style-name="P5">bumadex</text:p>
          <text:p text:style-name="P5">bumaut</text:p>
          <text:p text:style-name="P5">bumex</text:p>
          <text:p text:style-name="P5">burw</text:p>
          <text:p text:style-name="P5">businesscommerce</text:p>
          <text:p text:style-name="P5">buskopol</text:p>
          <text:p text:style-name="P5">buszkom</text:p>
          <text:p text:style-name="P5">butdam</text:p>
          <text:p text:style-name="P5">butrex</text:p>
          <text:p text:style-name="P5">bwms</text:p>
          <text:p text:style-name="P5">bydgostia</text:p>
          <text:p text:style-name="P5">byno</text:p>
          <text:p text:style-name="P5">bzpu</text:p>
          <text:p text:style-name="P5">cabomba</text:p>
          <text:p text:style-name="P5">cabrolab</text:p>
          <text:p text:style-name="P5">cachnij</text:p>
          <text:p text:style-name="P5">cadell</text:p>
          <text:p text:style-name="P5">cadilak</text:p>
          <text:p text:style-name="P5">cadpol</text:p>
          <text:p text:style-name="P5">calino</text:p>
          <text:p text:style-name="P5">caliors</text:p>
          <text:p text:style-name="P5">camar</text:p>
          <text:p text:style-name="P5">cambrige</text:p>
          <text:p text:style-name="P5">camena</text:p>
          <text:p text:style-name="P5">camerpol</text:p>
          <text:p text:style-name="P5">camertech</text:p>
          <text:p text:style-name="P5">camino</text:p>
          <text:p text:style-name="P5">camiza</text:p>
          <text:p text:style-name="P5">cammpol</text:p>
          <text:p text:style-name="P5">campania</text:p>
          <text:p text:style-name="P5">camppol</text:p>
          <text:p text:style-name="P5">canbeana</text:p>
          <text:p text:style-name="P5">canson</text:p>
          <text:p text:style-name="P5">capitalone</text:p>
          <text:p text:style-name="P5">capriciosa</text:p>
          <text:p text:style-name="P5">capucino</text:p>
          <text:p text:style-name="P5">caravex</text:p>
          <text:p text:style-name="P5">carbex</text:p>
          <text:p text:style-name="P5">cardioland</text:p>
          <text:p text:style-name="P5">cardom</text:p>
          <text:p text:style-name="P5">cardoor</text:p>
          <text:p text:style-name="P5">carisima</text:p>
          <text:p text:style-name="P5">carix</text:p>
          <text:p text:style-name="P5">carrefour</text:p>
          <text:p text:style-name="P5">carspol</text:p>
          <text:p text:style-name="P5">cartec</text:p>
          <text:p text:style-name="P5">cartonplast</text:p>
          <text:p text:style-name="P5">cascus</text:p>
          <text:p text:style-name="P5">caspra</text:p>
          <text:p text:style-name="P5">castella</text:p>
          <text:p text:style-name="P5">castom</text:p>
          <text:p text:style-name="P5">castrol</text:p>
          <text:p text:style-name="P5">catro</text:p>
          <text:p text:style-name="P5">cawas</text:p>
          <text:p text:style-name="P5">cebit</text:p>
          <text:p text:style-name="P5">cebol</text:p>
          <text:p text:style-name="P5">cebomag</text:p>
          <text:p text:style-name="P5">cedartex</text:p>
          <text:p text:style-name="P5">cedromar</text:p>
          <text:p text:style-name="P5">cedromix</text:p>
          <text:p text:style-name="P5">ceetal</text:p>
          <text:p text:style-name="P5">cehave</text:p>
          <text:p text:style-name="P5">cejmar</text:p>
          <text:p text:style-name="P5">celams</text:p>
          <text:p text:style-name="P5">celart</text:p>
          <text:p text:style-name="P5">celbruk</text:p>
          <text:p text:style-name="P5">celestynka</text:p>
          <text:p text:style-name="P5">celinio</text:p>
          <text:p text:style-name="P5">celplast</text:p>
          <text:p text:style-name="P5">celtar</text:p>
          <text:p text:style-name="P5">cemat</text:p>
          <text:p text:style-name="P5">cemax</text:p>
          <text:p text:style-name="P5">cembtra</text:p>
          <text:p text:style-name="P5">cemicom</text:p>
          <text:p text:style-name="P5">cemo</text:p>
          <text:p text:style-name="P5">cempol</text:p>
          <text:p text:style-name="P5">cendom</text:p>
          <text:p text:style-name="P5">cenfax</text:p>
          <text:p text:style-name="P5">censtal</text:p>
          <text:p text:style-name="P5">centor</text:p>
          <text:p text:style-name="P5">centrobud</text:p>
          <text:p text:style-name="P5">centrodlew</text:p>
          <text:p text:style-name="P5">centromost</text:p>
          <text:p text:style-name="P5">centroom</text:p>
          <text:p text:style-name="P5">centropasz</text:p>
          <text:p text:style-name="P5"><text:soft-page-break/>centrotex</text:p>
          <text:p text:style-name="P5">centruś</text:p>
          <text:p text:style-name="P5">centum</text:p>
          <text:p text:style-name="P5">cepeliak</text:p>
          <text:p text:style-name="P5">cepen</text:p>
          <text:p text:style-name="P5">cerabud</text:p>
          <text:p text:style-name="P5">ceramex</text:p>
          <text:p text:style-name="P5">ceramica</text:p>
          <text:p text:style-name="P5">ceramique</text:p>
          <text:p text:style-name="P5">cerkam</text:p>
          <text:p text:style-name="P5">cermot</text:p>
          <text:p text:style-name="P5">ceruli</text:p>
          <text:p text:style-name="P5">cervid</text:p>
          <text:p text:style-name="P5">chabinowscy</text:p>
          <text:p text:style-name="P5">chadasz</text:p>
          <text:p text:style-name="P5">chantalle</text:p>
          <text:p text:style-name="P5">chazelles</text:p>
          <text:p text:style-name="P5">chemadin</text:p>
          <text:p text:style-name="P5">chemakor</text:p>
          <text:p text:style-name="P5">chemax</text:p>
          <text:p text:style-name="P5">chemeks</text:p>
          <text:p text:style-name="P5">chemes</text:p>
          <text:p text:style-name="P5">chemiftal</text:p>
          <text:p text:style-name="P5">chemimar</text:p>
          <text:p text:style-name="P5">chemin</text:p>
          <text:p text:style-name="P5">chemiplast</text:p>
          <text:p text:style-name="P5">chemirol</text:p>
          <text:p text:style-name="P5">chemoform</text:p>
          <text:p text:style-name="P5">chemot</text:p>
          <text:p text:style-name="P5">chemproha</text:p>
          <text:p text:style-name="P5">chemtex</text:p>
          <text:p text:style-name="P5">cherbud</text:p>
          <text:p text:style-name="P5">chirowska</text:p>
          <text:p text:style-name="P5">chlodnictwo</text:p>
          <text:p text:style-name="P5">chłodrem</text:p>
          <text:p text:style-name="P5">chmielno</text:p>
          <text:p text:style-name="P5">chodelka</text:p>
          <text:p text:style-name="P5">chojmex</text:p>
          <text:p text:style-name="P5">cholewińska</text:p>
          <text:p text:style-name="P5">chornet</text:p>
          <text:p text:style-name="P5">chrad</text:p>
          <text:p text:style-name="P5">chriscom</text:p>
          <text:p text:style-name="P5">chrisko</text:p>
          <text:p text:style-name="P5">chromos</text:p>
          <text:p text:style-name="P5">chronoz</text:p>
          <text:p text:style-name="P5">ciecierzyn</text:p>
          <text:p text:style-name="P5">ciepłopol</text:p>
          <text:p text:style-name="P5">cieroccy</text:p>
          <text:p text:style-name="P5">cigma</text:p>
          <text:p text:style-name="P5">cisarż</text:p>
          <text:p text:style-name="P5">citifinancial</text:p>
          <text:p text:style-name="P5">ciucholandia</text:p>
          <text:p text:style-name="P5">civitas</text:p>
          <text:p text:style-name="P5">clarins</text:p>
          <text:p text:style-name="P5">classa</text:p>
          <text:p text:style-name="P5">classica</text:p>
          <text:p text:style-name="P5">clident</text:p>
          <text:p text:style-name="P5">climag</text:p>
          <text:p text:style-name="P5">cliner</text:p>
          <text:p text:style-name="P5">clivius</text:p>
          <text:p text:style-name="P5">cłapińska</text:p>
          <text:p text:style-name="P5">cmetal</text:p>
          <text:p text:style-name="P5">codretex</text:p>
          <text:p text:style-name="P5">cofftea</text:p>
          <text:p text:style-name="P5">cogitatur</text:p>
          <text:p text:style-name="P5">coirmex</text:p>
          <text:p text:style-name="P5">colbek</text:p>
          <text:p text:style-name="P5">coldent</text:p>
          <text:p text:style-name="P5">coldex</text:p>
          <text:p text:style-name="P5">coldstar</text:p>
          <text:p text:style-name="P5">coloplast</text:p>
          <text:p text:style-name="P5">colvir</text:p>
          <text:p text:style-name="P5">combinath</text:p>
          <text:p text:style-name="P5">comex</text:p>
          <text:p text:style-name="P5">comida</text:p>
          <text:p text:style-name="P5">compagnia</text:p>
          <text:p text:style-name="P5">compar</text:p>
          <text:p text:style-name="P5">compleks</text:p>
          <text:p text:style-name="P5">complexo</text:p>
          <text:p text:style-name="P5">compra</text:p>
          <text:p text:style-name="P5">compumix</text:p>
          <text:p text:style-name="P5">computex</text:p>
          <text:p text:style-name="P5">comtek</text:p>
          <text:p text:style-name="P5">conacc</text:p>
          <text:p text:style-name="P5">conco</text:p>
          <text:p text:style-name="P5">conroy</text:p>
          <text:p text:style-name="P5">consoft</text:p>
          <text:p text:style-name="P5">conspol</text:p>
          <text:p text:style-name="P5">construktor</text:p>
          <text:p text:style-name="P5">construo</text:p>
          <text:p text:style-name="P5">consulta</text:p>
          <text:p text:style-name="P5">contium</text:p>
          <text:p text:style-name="P5">contur</text:p>
          <text:p text:style-name="P5">converto</text:p>
          <text:p text:style-name="P5">coondoor</text:p>
          <text:p text:style-name="P5">copar</text:p>
          <text:p text:style-name="P5">copex</text:p>
          <text:p text:style-name="P5">copyland</text:p>
          <text:p text:style-name="P5">corallo</text:p>
          <text:p text:style-name="P5">cordialis</text:p>
          <text:p text:style-name="P5">corelone</text:p>
          <text:p text:style-name="P5">corexim</text:p>
          <text:p text:style-name="P5">corgi</text:p>
          <text:p text:style-name="P5">cormat</text:p>
          <text:p text:style-name="P5"><text:soft-page-break/>corrstop</text:p>
          <text:p text:style-name="P5">corse</text:p>
          <text:p text:style-name="P5">corstjens</text:p>
          <text:p text:style-name="P5">corus</text:p>
          <text:p text:style-name="P5">corveta</text:p>
          <text:p text:style-name="P5">cosmetiks</text:p>
          <text:p text:style-name="P5">cotix</text:p>
          <text:p text:style-name="P5">covimex</text:p>
          <text:p text:style-name="P5">cowgak</text:p>
          <text:p text:style-name="P5">cowork</text:p>
          <text:p text:style-name="P5">crampus</text:p>
          <text:p text:style-name="P5">credin</text:p>
          <text:p text:style-name="P5">crgaz</text:p>
          <text:p text:style-name="P5">crims</text:p>
          <text:p text:style-name="P5">crocadero</text:p>
          <text:p text:style-name="P5">croda</text:p>
          <text:p text:style-name="P5">crom</text:p>
          <text:p text:style-name="P5">crosno</text:p>
          <text:p text:style-name="P5">crysttrans</text:p>
          <text:p text:style-name="P5">cubex</text:p>
          <text:p text:style-name="P5">curatum</text:p>
          <text:p text:style-name="P5">cyberkomp</text:p>
          <text:p text:style-name="P5">cybernet</text:p>
          <text:p text:style-name="P5">cyclo</text:p>
          <text:p text:style-name="P5">cymesik</text:p>
          <text:p text:style-name="P5">cynkmet</text:p>
          <text:p text:style-name="P5">cyntfarm</text:p>
          <text:p text:style-name="P5">cyplińska</text:p>
          <text:p text:style-name="P5">cyranajka</text:p>
          <text:p text:style-name="P5">cytex</text:p>
          <text:p text:style-name="P5">cytrusek</text:p>
          <text:p text:style-name="P5">czajkowska</text:p>
          <text:p text:style-name="P5">czamir</text:p>
          <text:p text:style-name="P5">czardent</text:p>
          <text:p text:style-name="P5">czargór</text:p>
          <text:p text:style-name="P5">czeboz</text:p>
          <text:p text:style-name="P5">czechbud</text:p>
          <text:p text:style-name="P5">czechnica</text:p>
          <text:p text:style-name="P5">czepkowska</text:p>
          <text:p text:style-name="P5">czercz</text:p>
          <text:p text:style-name="P5">czterolistek</text:p>
          <text:p text:style-name="P5">czuchowianka</text:p>
          <text:p text:style-name="P5">czylkowscy</text:p>
          <text:p text:style-name="P5">ćwilin</text:p>
          <text:p text:style-name="P5">daagni</text:p>
          <text:p text:style-name="P5">dabox</text:p>
          <text:p text:style-name="P5">dachblach</text:p>
          <text:p text:style-name="P5">dachexpert</text:p>
          <text:p text:style-name="P5">dachprofil</text:p>
          <text:p text:style-name="P5">daewo</text:p>
          <text:p text:style-name="P5">dagmer</text:p>
          <text:p text:style-name="P5">dagnez</text:p>
          <text:p text:style-name="P5">dagor</text:p>
          <text:p text:style-name="P5">dagres</text:p>
          <text:p text:style-name="P5">daisser</text:p>
          <text:p text:style-name="P5">daiva</text:p>
          <text:p text:style-name="P5">dakam</text:p>
          <text:p text:style-name="P5">dakmet</text:p>
          <text:p text:style-name="P5">dakom</text:p>
          <text:p text:style-name="P5">dalkus</text:p>
          <text:p text:style-name="P5">dalprint</text:p>
          <text:p text:style-name="P5">damand</text:p>
          <text:p text:style-name="P5">dambat</text:p>
          <text:p text:style-name="P5">dambell</text:p>
          <text:p text:style-name="P5">dambit</text:p>
          <text:p text:style-name="P5">damed</text:p>
          <text:p text:style-name="P5">damir</text:p>
          <text:p text:style-name="P5">dammar</text:p>
          <text:p text:style-name="P5">damptour</text:p>
          <text:p text:style-name="P5">damwid</text:p>
          <text:p text:style-name="P5">danad</text:p>
          <text:p text:style-name="P5">dancar</text:p>
          <text:p text:style-name="P5">dandi</text:p>
          <text:p text:style-name="P5">dandrew</text:p>
          <text:p text:style-name="P5">dandu</text:p>
          <text:p text:style-name="P5">dangum</text:p>
          <text:p text:style-name="P5">daninstal</text:p>
          <text:p text:style-name="P5">danjan</text:p>
          <text:p text:style-name="P5">dankaz</text:p>
          <text:p text:style-name="P5">danlex</text:p>
          <text:p text:style-name="P5">danmak</text:p>
          <text:p text:style-name="P5">danpet</text:p>
          <text:p text:style-name="P5">danrem</text:p>
          <text:p text:style-name="P5">danstram</text:p>
          <text:p text:style-name="P5">dantica</text:p>
          <text:p text:style-name="P5">dantus</text:p>
          <text:p text:style-name="P5">danusia</text:p>
          <text:p text:style-name="P5">danwi</text:p>
          <text:p text:style-name="P5">danwoy</text:p>
          <text:p text:style-name="P5">danzas</text:p>
          <text:p text:style-name="P5">dapiro</text:p>
          <text:p text:style-name="P5">dardor</text:p>
          <text:p text:style-name="P5">darkom</text:p>
          <text:p text:style-name="P5">darkon</text:p>
          <text:p text:style-name="P5">darkorn</text:p>
          <text:p text:style-name="P5">darmark</text:p>
          <text:p text:style-name="P5">darpis</text:p>
          <text:p text:style-name="P5">daspo</text:p>
          <text:p text:style-name="P5">datamax</text:p>
          <text:p text:style-name="P5">datel</text:p>
          <text:p text:style-name="P5">davex</text:p>
          <text:p text:style-name="P5">davin</text:p>
          <text:p text:style-name="P5">dawmet</text:p>
          <text:p text:style-name="P5">dawys</text:p>
          <text:p text:style-name="P5"><text:soft-page-break/>dąbpol</text:p>
          <text:p text:style-name="P5">dealerfiat</text:p>
          <text:p text:style-name="P5">debest</text:p>
          <text:p text:style-name="P5">debost</text:p>
          <text:p text:style-name="P5">decik</text:p>
          <text:p text:style-name="P5">deco</text:p>
          <text:p text:style-name="P5">decoratif</text:p>
          <text:p text:style-name="P5">decorrad</text:p>
          <text:p text:style-name="P5">decosa</text:p>
          <text:p text:style-name="P5">dees</text:p>
          <text:p text:style-name="P5">degast</text:p>
          <text:p text:style-name="P5">deirook</text:p>
          <text:p text:style-name="P5">dekaf</text:p>
          <text:p text:style-name="P5">dekanex</text:p>
          <text:p text:style-name="P5">dekarex</text:p>
          <text:p text:style-name="P5">dekat</text:p>
          <text:p text:style-name="P5">dekmalbud</text:p>
          <text:p text:style-name="P5">dekoraj</text:p>
          <text:p text:style-name="P5">dekorama</text:p>
          <text:p text:style-name="P5">dekordom</text:p>
          <text:p text:style-name="P5">dekstal</text:p>
          <text:p text:style-name="P5">dekura</text:p>
          <text:p text:style-name="P5">delcom</text:p>
          <text:p text:style-name="P5">delfa</text:p>
          <text:p text:style-name="P5">delfinet</text:p>
          <text:p text:style-name="P5">delicjusz</text:p>
          <text:p text:style-name="P5">delińska</text:p>
          <text:p text:style-name="P5">delkom</text:p>
          <text:p text:style-name="P5">delkon</text:p>
          <text:p text:style-name="P5">delkor</text:p>
          <text:p text:style-name="P5">delmeks</text:p>
          <text:p text:style-name="P5">delpoż</text:p>
          <text:p text:style-name="P5">deltabud</text:p>
          <text:p text:style-name="P5">delux</text:p>
          <text:p text:style-name="P5">demex</text:p>
          <text:p text:style-name="P5">demotrans</text:p>
          <text:p text:style-name="P5">dempex</text:p>
          <text:p text:style-name="P5">denir</text:p>
          <text:p text:style-name="P5">denpol</text:p>
          <text:p text:style-name="P5">densytomed</text:p>
          <text:p text:style-name="P5">dentall</text:p>
          <text:p text:style-name="P5">dentallab</text:p>
          <text:p text:style-name="P5">dentamerica</text:p>
          <text:p text:style-name="P5">dentan</text:p>
          <text:p text:style-name="P5">dentarius</text:p>
          <text:p text:style-name="P5">dentofan</text:p>
          <text:p text:style-name="P5">denuo</text:p>
          <text:p text:style-name="P5">denwer</text:p>
          <text:p text:style-name="P5">depax</text:p>
          <text:p text:style-name="P5">depox</text:p>
          <text:p text:style-name="P5">deracom</text:p>
          <text:p text:style-name="P5">deratins</text:p>
          <text:p text:style-name="P5">derbol</text:p>
          <text:p text:style-name="P5">dert</text:p>
          <text:p text:style-name="P5">dertrans</text:p>
          <text:p text:style-name="P5">derw</text:p>
          <text:p text:style-name="P5">designet</text:p>
          <text:p text:style-name="P5">designstyl</text:p>
          <text:p text:style-name="P5">despal</text:p>
          <text:p text:style-name="P5">desygne</text:p>
          <text:p text:style-name="P5">detektywistyczna</text:p>
          <text:p text:style-name="P5">deveco</text:p>
          <text:p text:style-name="P5">devro</text:p>
          <text:p text:style-name="P5">dexol</text:p>
          <text:p text:style-name="P5">dexpol</text:p>
          <text:p text:style-name="P5">dębinówka</text:p>
          <text:p text:style-name="P5">diagnomed</text:p>
          <text:p text:style-name="P5">diaman</text:p>
          <text:p text:style-name="P5">diamentpol</text:p>
          <text:p text:style-name="P5">diapol</text:p>
          <text:p text:style-name="P5">diax</text:p>
          <text:p text:style-name="P5">dibo</text:p>
          <text:p text:style-name="P5">didier</text:p>
          <text:p text:style-name="P5">difere</text:p>
          <text:p text:style-name="P5">digicos</text:p>
          <text:p text:style-name="P5">digilab</text:p>
          <text:p text:style-name="P5">digister</text:p>
          <text:p text:style-name="P5">diktech</text:p>
          <text:p text:style-name="P5">dimpex</text:p>
          <text:p text:style-name="P5">dinero</text:p>
          <text:p text:style-name="P5">dipo</text:p>
          <text:p text:style-name="P5">dipservice</text:p>
          <text:p text:style-name="P5">direkta</text:p>
          <text:p text:style-name="P5">distriban</text:p>
          <text:p text:style-name="P5">distrvin</text:p>
          <text:p text:style-name="P5">ditech</text:p>
          <text:p text:style-name="P5">ditex</text:p>
          <text:p text:style-name="P5">divero</text:p>
          <text:p text:style-name="P5">divi</text:p>
          <text:p text:style-name="P5">dixi</text:p>
          <text:p text:style-name="P5">dksys</text:p>
          <text:p text:style-name="P5">dnhs</text:p>
          <text:p text:style-name="P5">doart</text:p>
          <text:p text:style-name="P5">dobhen</text:p>
          <text:p text:style-name="P5">dobieszków</text:p>
          <text:p text:style-name="P5">dobino</text:p>
          <text:p text:style-name="P5">dobiura</text:p>
          <text:p text:style-name="P5">dobromięs</text:p>
          <text:p text:style-name="P5">dobropasz</text:p>
          <text:p text:style-name="P5">dobs</text:p>
          <text:p text:style-name="P5">dogart</text:p>
          <text:p text:style-name="P5">dohax</text:p>
          <text:p text:style-name="P5">dokrumex</text:p>
          <text:p text:style-name="P5">dollack</text:p>
          <text:p text:style-name="P5"><text:soft-page-break/>dolm</text:p>
          <text:p text:style-name="P5">dolmot</text:p>
          <text:p text:style-name="P5">dolsat</text:p>
          <text:p text:style-name="P5">domalux</text:p>
          <text:p text:style-name="P5">domańska</text:p>
          <text:p text:style-name="P5">domartos</text:p>
          <text:p text:style-name="P5">domater</text:p>
          <text:p text:style-name="P5">domax</text:p>
          <text:p text:style-name="P5">dombor</text:p>
          <text:p text:style-name="P5">dombuks</text:p>
          <text:p text:style-name="P5">domcad</text:p>
          <text:p text:style-name="P5">domdagelta</text:p>
          <text:p text:style-name="P5">domesta</text:p>
          <text:p text:style-name="P5">domexpol</text:p>
          <text:p text:style-name="P5">domi</text:p>
          <text:p text:style-name="P5">domitech</text:p>
          <text:p text:style-name="P5">domlet</text:p>
          <text:p text:style-name="P5">dommaker</text:p>
          <text:p text:style-name="P5">domosystem</text:p>
          <text:p text:style-name="P5">domotronik</text:p>
          <text:p text:style-name="P5">dompro</text:p>
          <text:p text:style-name="P5">domrem</text:p>
          <text:p text:style-name="P5">domserw</text:p>
          <text:p text:style-name="P5">donmarko</text:p>
          <text:p text:style-name="P5">dops</text:p>
          <text:p text:style-name="P5">doraco</text:p>
          <text:p text:style-name="P5">dorem</text:p>
          <text:p text:style-name="P5">dorexpol</text:p>
          <text:p text:style-name="P5">dorhart</text:p>
          <text:p text:style-name="P5">doriano</text:p>
          <text:p text:style-name="P5">dorodent</text:p>
          <text:p text:style-name="P5">doromex</text:p>
          <text:p text:style-name="P5">dorstal</text:p>
          <text:p text:style-name="P5">dortol</text:p>
          <text:p text:style-name="P5">dortrans</text:p>
          <text:p text:style-name="P5">dosmet</text:p>
          <text:p text:style-name="P5">dospel</text:p>
          <text:p text:style-name="P5">dostinction</text:p>
          <text:p text:style-name="P5">dotex</text:p>
          <text:p text:style-name="P5">dowmar</text:p>
          <text:p text:style-name="P5">dowo</text:p>
          <text:p text:style-name="P5">dozorbud</text:p>
          <text:p text:style-name="P5">dozowag</text:p>
          <text:p text:style-name="P5">dplus</text:p>
          <text:p text:style-name="P5">drabtrans</text:p>
          <text:p text:style-name="P5">dradex</text:p>
          <text:p text:style-name="P5">dragbud</text:p>
          <text:p text:style-name="P5">dragopol</text:p>
          <text:p text:style-name="P5">dragster</text:p>
          <text:p text:style-name="P5">drakor</text:p>
          <text:p text:style-name="P5">drapol</text:p>
          <text:p text:style-name="P5">dreamfield</text:p>
          <text:p text:style-name="P5">drehar</text:p>
          <text:p text:style-name="P5">drelux</text:p>
          <text:p text:style-name="P5">dremos</text:p>
          <text:p text:style-name="P5">dresso</text:p>
          <text:p text:style-name="P5">drevis</text:p>
          <text:p text:style-name="P5">drewburt</text:p>
          <text:p text:style-name="P5">drewchyl</text:p>
          <text:p text:style-name="P5">drewdon</text:p>
          <text:p text:style-name="P5">drewexpol</text:p>
          <text:p text:style-name="P5">drewgol</text:p>
          <text:p text:style-name="P5">drewhor</text:p>
          <text:p text:style-name="P5">drewhurt</text:p>
          <text:p text:style-name="P5">drewil</text:p>
          <text:p text:style-name="P5">drewjar</text:p>
          <text:p text:style-name="P5">drewlam</text:p>
          <text:p text:style-name="P5">drewland</text:p>
          <text:p text:style-name="P5">drewłod</text:p>
          <text:p text:style-name="P5">drewmax</text:p>
          <text:p text:style-name="P5">drewmeble</text:p>
          <text:p text:style-name="P5">drewmot</text:p>
          <text:p text:style-name="P5">drewnoma</text:p>
          <text:p text:style-name="P5">drewodom</text:p>
          <text:p text:style-name="P5">drewpark</text:p>
          <text:p text:style-name="P5">drewpeco</text:p>
          <text:p text:style-name="P5">drewsad</text:p>
          <text:p text:style-name="P5">drewstach</text:p>
          <text:p text:style-name="P5">drewtech</text:p>
          <text:p text:style-name="P5">drewul</text:p>
          <text:p text:style-name="P5">drewur</text:p>
          <text:p text:style-name="P5">drewyr</text:p>
          <text:p text:style-name="P5">drewzet</text:p>
          <text:p text:style-name="P5">drilko</text:p>
          <text:p text:style-name="P5">driscoll</text:p>
          <text:p text:style-name="P5">drkarnia</text:p>
          <text:p text:style-name="P5">drobczyńska</text:p>
          <text:p text:style-name="P5">drobkal</text:p>
          <text:p text:style-name="P5">drobnikowska</text:p>
          <text:p text:style-name="P5">drobus</text:p>
          <text:p text:style-name="P5">drogobest</text:p>
          <text:p text:style-name="P5">drogprojekt</text:p>
          <text:p text:style-name="P5">drogtranz</text:p>
          <text:p text:style-name="P5">drokom</text:p>
          <text:p text:style-name="P5">dromin</text:p>
          <text:p text:style-name="P5">drozdbi</text:p>
          <text:p text:style-name="P5">drożdżewska</text:p>
          <text:p text:style-name="P5">drutrans</text:p>
          <text:p text:style-name="P5">ductus</text:p>
          <text:p text:style-name="P5">dudex</text:p>
          <text:p text:style-name="P5">dudi</text:p>
          <text:p text:style-name="P5">duek</text:p>
          <text:p text:style-name="P5">dukator</text:p>
          <text:p text:style-name="P5">dulpol</text:p>
          <text:p text:style-name="P5"><text:soft-page-break/>dunartex</text:p>
          <text:p text:style-name="P5">duodent</text:p>
          <text:p text:style-name="P5">duoelectrical</text:p>
          <text:p text:style-name="P5">duofarm</text:p>
          <text:p text:style-name="P5">durbih</text:p>
          <text:p text:style-name="P5">dutmar</text:p>
          <text:p text:style-name="P5">dworbar</text:p>
          <text:p text:style-name="P5">dybcówka</text:p>
          <text:p text:style-name="P5">dybicar</text:p>
          <text:p text:style-name="P5">dymex</text:p>
          <text:p text:style-name="P5">dymińska</text:p>
          <text:p text:style-name="P5">dyspol</text:p>
          <text:p text:style-name="P5">dzianel</text:p>
          <text:p text:style-name="P5">dziop</text:p>
          <text:p text:style-name="P5">dźwigarex</text:p>
          <text:p text:style-name="P5">dźwigserwis</text:p>
          <text:p text:style-name="P5">dżej</text:p>
          <text:p text:style-name="P5">eaac</text:p>
          <text:p text:style-name="P5">eacc</text:p>
          <text:p text:style-name="P5">eastexpress</text:p>
          <text:p text:style-name="P5">eastland</text:p>
          <text:p text:style-name="P5">eboka</text:p>
          <text:p text:style-name="P5">ebumarc</text:p>
          <text:p text:style-name="P5">eccom</text:p>
          <text:p text:style-name="P5">echoson</text:p>
          <text:p text:style-name="P5">ecik</text:p>
          <text:p text:style-name="P5">ecobs</text:p>
          <text:p text:style-name="P5">ecomotyl</text:p>
          <text:p text:style-name="P5">ecoms</text:p>
          <text:p text:style-name="P5">ecopartner</text:p>
          <text:p text:style-name="P5">edach</text:p>
          <text:p text:style-name="P5">edar</text:p>
          <text:p text:style-name="P5">edax</text:p>
          <text:p text:style-name="P5">edis</text:p>
          <text:p text:style-name="P5">editrans</text:p>
          <text:p text:style-name="P5">edjapol</text:p>
          <text:p text:style-name="P5">edlin</text:p>
          <text:p text:style-name="P5">edssa</text:p>
          <text:p text:style-name="P5">educatio</text:p>
          <text:p text:style-name="P5">educo</text:p>
          <text:p text:style-name="P5">edulis</text:p>
          <text:p text:style-name="P5">efen</text:p>
          <text:p text:style-name="P5">effector</text:p>
          <text:p text:style-name="P5">effimedia</text:p>
          <text:p text:style-name="P5">efin</text:p>
          <text:p text:style-name="P5">egeo</text:p>
          <text:p text:style-name="P5">egkal</text:p>
          <text:p text:style-name="P5">egoimex</text:p>
          <text:p text:style-name="P5">egzodrzew</text:p>
          <text:p text:style-name="P5">ehbud</text:p>
          <text:p text:style-name="P5">ehurtowniasportowa</text:p>
          <text:p text:style-name="P5">ekkowood</text:p>
          <text:p text:style-name="P5">eklar</text:p>
          <text:p text:style-name="P5">eklektromechanika</text:p>
          <text:p text:style-name="P5">ekobut</text:p>
          <text:p text:style-name="P5">ekodrew</text:p>
          <text:p text:style-name="P5">ekofil</text:p>
          <text:p text:style-name="P5">ekoflora</text:p>
          <text:p text:style-name="P5">ekogama</text:p>
          <text:p text:style-name="P5">ekohouse</text:p>
          <text:p text:style-name="P5">ekoimpresje</text:p>
          <text:p text:style-name="P5">ekolexbud</text:p>
          <text:p text:style-name="P5">ekolond</text:p>
          <text:p text:style-name="P5">ekolub</text:p>
          <text:p text:style-name="P5">ekomeks</text:p>
          <text:p text:style-name="P5">ekomilk</text:p>
          <text:p text:style-name="P5">ekomotor</text:p>
          <text:p text:style-name="P5">ekomprojekt</text:p>
          <text:p text:style-name="P5">ekomtur</text:p>
          <text:p text:style-name="P5">ekonaft</text:p>
          <text:p text:style-name="P5">ekonaw</text:p>
          <text:p text:style-name="P5">ekonomic</text:p>
          <text:p text:style-name="P5">ekonomist</text:p>
          <text:p text:style-name="P5">ekopan</text:p>
          <text:p text:style-name="P5">ekoprest</text:p>
          <text:p text:style-name="P5">ekor</text:p>
          <text:p text:style-name="P5">ekoraj</text:p>
          <text:p text:style-name="P5">ekord</text:p>
          <text:p text:style-name="P5">ekosad</text:p>
          <text:p text:style-name="P5">ekozas</text:p>
          <text:p text:style-name="P5">eksperter</text:p>
          <text:p text:style-name="P5">ekspertgrunt</text:p>
          <text:p text:style-name="P5">ekspolotacja</text:p>
          <text:p text:style-name="P5">ekta</text:p>
          <text:p text:style-name="P5">elaktromechanika</text:p>
          <text:p text:style-name="P5">elanax</text:p>
          <text:p text:style-name="P5">elania</text:p>
          <text:p text:style-name="P5">elax</text:p>
          <text:p text:style-name="P5">elbląg</text:p>
          <text:p text:style-name="P5">elboss</text:p>
          <text:p text:style-name="P5">elbox</text:p>
          <text:p text:style-name="P5">elbus</text:p>
          <text:p text:style-name="P5">elby</text:p>
          <text:p text:style-name="P5">elcegaz</text:p>
          <text:p text:style-name="P5">elcomtel</text:p>
          <text:p text:style-name="P5">eldaca</text:p>
          <text:p text:style-name="P5">eldag</text:p>
          <text:p text:style-name="P5">eldar</text:p>
          <text:p text:style-name="P5">eldark</text:p>
          <text:p text:style-name="P5">eldor</text:p>
          <text:p text:style-name="P5">eldoradotrans</text:p>
          <text:p text:style-name="P5">eldrew</text:p>
          <text:p text:style-name="P5">eldromex</text:p>
          <text:p text:style-name="P5">electro</text:p>
          <text:p text:style-name="P5"><text:soft-page-break/>electrocomplex</text:p>
          <text:p text:style-name="P5">elekon</text:p>
          <text:p text:style-name="P5">elekron</text:p>
          <text:p text:style-name="P5">elekrtro</text:p>
          <text:p text:style-name="P5">eleks</text:p>
          <text:p text:style-name="P5">elektrobaza</text:p>
          <text:p text:style-name="P5">elektrobet</text:p>
          <text:p text:style-name="P5">elektrocar</text:p>
          <text:p text:style-name="P5">elektrocarb</text:p>
          <text:p text:style-name="P5">elektrocenter</text:p>
          <text:p text:style-name="P5">elektroinstalatorstwo</text:p>
          <text:p text:style-name="P5">elektroinstalmet</text:p>
          <text:p text:style-name="P5">elektrokol</text:p>
          <text:p text:style-name="P5">elektrokontel</text:p>
          <text:p text:style-name="P5">elektrokus</text:p>
          <text:p text:style-name="P5">elektroland</text:p>
          <text:p text:style-name="P5">elektromag</text:p>
          <text:p text:style-name="P5">elektroman</text:p>
          <text:p text:style-name="P5">elektronics</text:p>
          <text:p text:style-name="P5">elektronix</text:p>
          <text:p text:style-name="P5">elektrosil</text:p>
          <text:p text:style-name="P5">elektroszym</text:p>
          <text:p text:style-name="P5">elektrovol</text:p>
          <text:p text:style-name="P5">elektrowit</text:p>
          <text:p text:style-name="P5">elektrycian</text:p>
          <text:p text:style-name="P5">elera</text:p>
          <text:p text:style-name="P5">eletele</text:p>
          <text:p text:style-name="P5">elewacyjno</text:p>
          <text:p text:style-name="P5">elewasan</text:p>
          <text:p text:style-name="P5">elfs</text:p>
          <text:p text:style-name="P5">elgem</text:p>
          <text:p text:style-name="P5">elgen</text:p>
          <text:p text:style-name="P5">elgromont</text:p>
          <text:p text:style-name="P5">elhas</text:p>
          <text:p text:style-name="P5">elhen</text:p>
          <text:p text:style-name="P5">elhos</text:p>
          <text:p text:style-name="P5">elhyd</text:p>
          <text:p text:style-name="P5">elhys</text:p>
          <text:p text:style-name="P5">elibór</text:p>
          <text:p text:style-name="P5">elibud</text:p>
          <text:p text:style-name="P5">elimar</text:p>
          <text:p text:style-name="P5">elimpex</text:p>
          <text:p text:style-name="P5">elinfo</text:p>
          <text:p text:style-name="P5">elink</text:p>
          <text:p text:style-name="P5">elkanwos</text:p>
          <text:p text:style-name="P5">elkey</text:p>
          <text:p text:style-name="P5">elkomtech</text:p>
          <text:p text:style-name="P5">elkoń</text:p>
          <text:p text:style-name="P5">elkopol</text:p>
          <text:p text:style-name="P5">elkor</text:p>
          <text:p text:style-name="P5">elle</text:p>
          <text:p text:style-name="P5">elljot</text:p>
          <text:p text:style-name="P5">elly</text:p>
          <text:p text:style-name="P5">elmago</text:p>
          <text:p text:style-name="P5">elmarco</text:p>
          <text:p text:style-name="P5">elmarz</text:p>
          <text:p text:style-name="P5">elmid</text:p>
          <text:p text:style-name="P5">elmiko</text:p>
          <text:p text:style-name="P5">elmoden</text:p>
          <text:p text:style-name="P5">elpen</text:p>
          <text:p text:style-name="P5">elpol</text:p>
          <text:p text:style-name="P5">elpologistyka</text:p>
          <text:p text:style-name="P5">elpożwal</text:p>
          <text:p text:style-name="P5">elproconsult</text:p>
          <text:p text:style-name="P5">elprojekt</text:p>
          <text:p text:style-name="P5">elpromet</text:p>
          <text:p text:style-name="P5">elpunkt</text:p>
          <text:p text:style-name="P5">elrex</text:p>
          <text:p text:style-name="P5">elron</text:p>
          <text:p text:style-name="P5">elrot</text:p>
          <text:p text:style-name="P5">elsad</text:p>
          <text:p text:style-name="P5">elseb</text:p>
          <text:p text:style-name="P5">elserr</text:p>
          <text:p text:style-name="P5">elsped</text:p>
          <text:p text:style-name="P5">elta</text:p>
          <text:p text:style-name="P5">eltak</text:p>
          <text:p text:style-name="P5">eltar</text:p>
          <text:p text:style-name="P5">eltast</text:p>
          <text:p text:style-name="P5">eltelmont</text:p>
          <text:p text:style-name="P5">elto</text:p>
          <text:p text:style-name="P5">eltrix</text:p>
          <text:p text:style-name="P5">eltronic</text:p>
          <text:p text:style-name="P5">eltropol</text:p>
          <text:p text:style-name="P5">elwid</text:p>
          <text:p text:style-name="P5">elwix</text:p>
          <text:p text:style-name="P5">elwmar</text:p>
          <text:p text:style-name="P5">elwojs</text:p>
          <text:p text:style-name="P5">elwro</text:p>
          <text:p text:style-name="P5">elzłom</text:p>
          <text:p text:style-name="P5">emac</text:p>
          <text:p text:style-name="P5">emag</text:p>
          <text:p text:style-name="P5">emago</text:p>
          <text:p text:style-name="P5">emak</text:p>
          <text:p text:style-name="P5">emal</text:p>
          <text:p text:style-name="P5">emard</text:p>
          <text:p text:style-name="P5">emardent</text:p>
          <text:p text:style-name="P5">emark</text:p>
          <text:p text:style-name="P5">embax</text:p>
          <text:p text:style-name="P5">embriovet</text:p>
          <text:p text:style-name="P5">emcor</text:p>
          <text:p text:style-name="P5">emibar</text:p>
          <text:p text:style-name="P5">emilbus</text:p>
          <text:p text:style-name="P5">emitex</text:p>
          <text:p text:style-name="P5">emitrade</text:p>
          <text:p text:style-name="P5"><text:soft-page-break/>emix</text:p>
          <text:p text:style-name="P5">emkap</text:p>
          <text:p text:style-name="P5">emkwadrat</text:p>
          <text:p text:style-name="P5">emmapol</text:p>
          <text:p text:style-name="P5">empajer</text:p>
          <text:p text:style-name="P5">empegek</text:p>
          <text:p text:style-name="P5">empet</text:p>
          <text:p text:style-name="P5">empis</text:p>
          <text:p text:style-name="P5">emtees</text:p>
          <text:p text:style-name="P5">emtur</text:p>
          <text:p text:style-name="P5">enamar</text:p>
          <text:p text:style-name="P5">enco</text:p>
          <text:p text:style-name="P5">encome</text:p>
          <text:p text:style-name="P5">enerfin</text:p>
          <text:p text:style-name="P5">energa</text:p>
          <text:p text:style-name="P5">energeo</text:p>
          <text:p text:style-name="P5">energoaparatura</text:p>
          <text:p text:style-name="P5">energobaltic</text:p>
          <text:p text:style-name="P5">energochemtest</text:p>
          <text:p text:style-name="P5">energotex</text:p>
          <text:p text:style-name="P5">energowid</text:p>
          <text:p text:style-name="P5">energozam</text:p>
          <text:p text:style-name="P5">engorem</text:p>
          <text:p text:style-name="P5">enipol</text:p>
          <text:p text:style-name="P5">enowa</text:p>
          <text:p text:style-name="P5">enpezet</text:p>
          <text:p text:style-name="P5">enposi</text:p>
          <text:p text:style-name="P5">ensenada</text:p>
          <text:p text:style-name="P5">entar</text:p>
          <text:p text:style-name="P5">enterpreis</text:p>
          <text:p text:style-name="P5">entrans</text:p>
          <text:p text:style-name="P5">entro</text:p>
          <text:p text:style-name="P5">enwem</text:p>
          <text:p text:style-name="P5">enya</text:p>
          <text:p text:style-name="P5">enzet</text:p>
          <text:p text:style-name="P5">epaj</text:p>
          <text:p text:style-name="P5">epart</text:p>
          <text:p text:style-name="P5">epax</text:p>
          <text:p text:style-name="P5">epha</text:p>
          <text:p text:style-name="P5">epirs</text:p>
          <text:p text:style-name="P5">epox</text:p>
          <text:p text:style-name="P5">eqar</text:p>
          <text:p text:style-name="P5">eqsm</text:p>
          <text:p text:style-name="P5">erbedim</text:p>
          <text:p text:style-name="P5">erbon</text:p>
          <text:p text:style-name="P5">ercars</text:p>
          <text:p text:style-name="P5">erdol</text:p>
          <text:p text:style-name="P5">erema</text:p>
          <text:p text:style-name="P5">ergal</text:p>
          <text:p text:style-name="P5">ergeprom</text:p>
          <text:p text:style-name="P5">ergohut</text:p>
          <text:p text:style-name="P5">erkazet</text:p>
          <text:p text:style-name="P5">ertal</text:p>
          <text:p text:style-name="P5">ertop</text:p>
          <text:p text:style-name="P5">ertt</text:p>
          <text:p text:style-name="P5">erwi</text:p>
          <text:p text:style-name="P5">erwu</text:p>
          <text:p text:style-name="P5">erzet</text:p>
          <text:p text:style-name="P5">esclassic</text:p>
          <text:p text:style-name="P5">escs</text:p>
          <text:p text:style-name="P5">esculap</text:p>
          <text:p text:style-name="P5">eserv</text:p>
          <text:p text:style-name="P5">eskimak</text:p>
          <text:p text:style-name="P5">eskrimador</text:p>
          <text:p text:style-name="P5">espebepe</text:p>
          <text:p text:style-name="P5">espece</text:p>
          <text:p text:style-name="P5">espete</text:p>
          <text:p text:style-name="P5">espinacze</text:p>
          <text:p text:style-name="P5">estudio</text:p>
          <text:p text:style-name="P5">etoll</text:p>
          <text:p text:style-name="P5">etre</text:p>
          <text:p text:style-name="P5">etval</text:p>
          <text:p text:style-name="P5">eufeminów</text:p>
          <text:p text:style-name="P5">eunika</text:p>
          <text:p text:style-name="P5">eurexia</text:p>
          <text:p text:style-name="P5">eurial</text:p>
          <text:p text:style-name="P5">euroactiw</text:p>
          <text:p text:style-name="P5">euroairco</text:p>
          <text:p text:style-name="P5">eurobox</text:p>
          <text:p text:style-name="P5">eurobrus</text:p>
          <text:p text:style-name="P5">euroburger</text:p>
          <text:p text:style-name="P5">eurocedent</text:p>
          <text:p text:style-name="P5">euroces</text:p>
          <text:p text:style-name="P5">eurocommerce</text:p>
          <text:p text:style-name="P5">euroedek</text:p>
          <text:p text:style-name="P5">eurofin</text:p>
          <text:p text:style-name="P5">eurofoods</text:p>
          <text:p text:style-name="P5">eurogas</text:p>
          <text:p text:style-name="P5">euroglass</text:p>
          <text:p text:style-name="P5">euroholz</text:p>
          <text:p text:style-name="P5">eurohurt</text:p>
          <text:p text:style-name="P5">eurokominex</text:p>
          <text:p text:style-name="P5">euroland</text:p>
          <text:p text:style-name="P5">eurolaser</text:p>
          <text:p text:style-name="P5">eurolift</text:p>
          <text:p text:style-name="P5">eurologer</text:p>
          <text:p text:style-name="P5">euroma</text:p>
          <text:p text:style-name="P5">euromak</text:p>
          <text:p text:style-name="P5">euromart</text:p>
          <text:p text:style-name="P5">euromedianet</text:p>
          <text:p text:style-name="P5">euromedicus</text:p>
          <text:p text:style-name="P5">euromoble</text:p>
          <text:p text:style-name="P5">europea</text:p>
          <text:p text:style-name="P5">europharm</text:p>
          <text:p text:style-name="P5"><text:soft-page-break/>europosadzki</text:p>
          <text:p text:style-name="P5">europrojekty</text:p>
          <text:p text:style-name="P5">europrotec</text:p>
          <text:p text:style-name="P5">eurosoft</text:p>
          <text:p text:style-name="P5">euroster</text:p>
          <text:p text:style-name="P5">eurostone</text:p>
          <text:p text:style-name="P5">eurosystem</text:p>
          <text:p text:style-name="P5">euroszkoła</text:p>
          <text:p text:style-name="P5">eurotaxi</text:p>
          <text:p text:style-name="P5">eurotex</text:p>
          <text:p text:style-name="P5">eurotrops</text:p>
          <text:p text:style-name="P5">eurowan</text:p>
          <text:p text:style-name="P5">eurox</text:p>
          <text:p text:style-name="P5">eutrans</text:p>
          <text:p text:style-name="P5">evercon</text:p>
          <text:p text:style-name="P5">everet</text:p>
          <text:p text:style-name="P5">everts</text:p>
          <text:p text:style-name="P5">evimac</text:p>
          <text:p text:style-name="P5">ewalar</text:p>
          <text:p text:style-name="P5">ewan</text:p>
          <text:p text:style-name="P5">ewander</text:p>
          <text:p text:style-name="P5">ewangarda</text:p>
          <text:p text:style-name="P5">ewanted</text:p>
          <text:p text:style-name="P5">ewatrans</text:p>
          <text:p text:style-name="P5">ewco</text:p>
          <text:p text:style-name="P5">ewdar</text:p>
          <text:p text:style-name="P5">ewian</text:p>
          <text:p text:style-name="P5">ewikar</text:p>
          <text:p text:style-name="P5">ewiton</text:p>
          <text:p text:style-name="P5">ewitour</text:p>
          <text:p text:style-name="P5">ewjan</text:p>
          <text:p text:style-name="P5">ewmex</text:p>
          <text:p text:style-name="P5">ewomil</text:p>
          <text:p text:style-name="P5">exante</text:p>
          <text:p text:style-name="P5">exar</text:p>
          <text:p text:style-name="P5">exdrób</text:p>
          <text:p text:style-name="P5">execo</text:p>
          <text:p text:style-name="P5">exegra</text:p>
          <text:p text:style-name="P5">exer</text:p>
          <text:p text:style-name="P5">exgaz</text:p>
          <text:p text:style-name="P5">exkol</text:p>
          <text:p text:style-name="P5">exlusive</text:p>
          <text:p text:style-name="P5">expansja</text:p>
          <text:p text:style-name="P5">expax</text:p>
          <text:p text:style-name="P5">expec</text:p>
          <text:p text:style-name="P5">experyment</text:p>
          <text:p text:style-name="P5">explomer</text:p>
          <text:p text:style-name="P5">expom</text:p>
          <text:p text:style-name="P5">expreso</text:p>
          <text:p text:style-name="P5">expressmap</text:p>
          <text:p text:style-name="P5">exprojekt</text:p>
          <text:p text:style-name="P5">expuh</text:p>
          <text:p text:style-name="P5">exremepower</text:p>
          <text:p text:style-name="P5">exspert</text:p>
          <text:p text:style-name="P5">extasy</text:p>
          <text:p text:style-name="P5">eyedesign</text:p>
          <text:p text:style-name="P5">ezka</text:p>
          <text:p text:style-name="P5">fabi</text:p>
          <text:p text:style-name="P5">fabip</text:p>
          <text:p text:style-name="P5">fabusz</text:p>
          <text:p text:style-name="P5">falcomp</text:p>
          <text:p text:style-name="P5">falęcka</text:p>
          <text:p text:style-name="P5">falkowska</text:p>
          <text:p text:style-name="P5">falnet</text:p>
          <text:p text:style-name="P5">faltech</text:p>
          <text:p text:style-name="P5">fameg</text:p>
          <text:p text:style-name="P5">familja</text:p>
          <text:p text:style-name="P5">fams</text:p>
          <text:p text:style-name="P5">fanpol</text:p>
          <text:p text:style-name="P5">fantax</text:p>
          <text:p text:style-name="P5">farbit</text:p>
          <text:p text:style-name="P5">farbolak</text:p>
          <text:p text:style-name="P5">farbox</text:p>
          <text:p text:style-name="P5">farembud</text:p>
          <text:p text:style-name="P5">farmab</text:p>
          <text:p text:style-name="P5">farmacom</text:p>
          <text:p text:style-name="P5">farmal</text:p>
          <text:p text:style-name="P5">farmika</text:p>
          <text:p text:style-name="P5">farmochem</text:p>
          <text:p text:style-name="P5">farmstar</text:p>
          <text:p text:style-name="P5">fausta</text:p>
          <text:p text:style-name="P5">fawag</text:p>
          <text:p text:style-name="P5">fazbud</text:p>
          <text:p text:style-name="P5">felbar</text:p>
          <text:p text:style-name="P5">felektrim</text:p>
          <text:p text:style-name="P5">felmex</text:p>
          <text:p text:style-name="P5">femme</text:p>
          <text:p text:style-name="P5">fendi</text:p>
          <text:p text:style-name="P5">fenus</text:p>
          <text:p text:style-name="P5">ferno</text:p>
          <text:p text:style-name="P5">fernvillage</text:p>
          <text:p text:style-name="P5">ferrona</text:p>
          <text:p text:style-name="P5">ferrosan</text:p>
          <text:p text:style-name="P5">ferrostal</text:p>
          <text:p text:style-name="P5">ferum</text:p>
          <text:p text:style-name="P5">fiberlan</text:p>
          <text:p text:style-name="P5">fibud</text:p>
          <text:p text:style-name="P5">fiducia</text:p>
          <text:p text:style-name="P5">fifo</text:p>
          <text:p text:style-name="P5">filaga</text:p>
          <text:p text:style-name="P5">filos</text:p>
          <text:p text:style-name="P5">filprom</text:p>
          <text:p text:style-name="P5">fimbnes</text:p>
          <text:p text:style-name="P5">finanspol</text:p>
          <text:p text:style-name="P5"><text:soft-page-break/>finbad</text:p>
          <text:p text:style-name="P5">finbud</text:p>
          <text:p text:style-name="P5">fincom</text:p>
          <text:p text:style-name="P5">finishouse</text:p>
          <text:p text:style-name="P5">finomar</text:p>
          <text:p text:style-name="P5">finow</text:p>
          <text:p text:style-name="P5">finserw</text:p>
          <text:p text:style-name="P5">finub</text:p>
          <text:p text:style-name="P5">fiszmedia</text:p>
          <text:p text:style-name="P5">fitline</text:p>
          <text:p text:style-name="P5">fixmont</text:p>
          <text:p text:style-name="P5">fizbus</text:p>
          <text:p text:style-name="P5">fizurka</text:p>
          <text:p text:style-name="P5">flakt</text:p>
          <text:p text:style-name="P5">fleisch</text:p>
          <text:p text:style-name="P5">fleksoplast</text:p>
          <text:p text:style-name="P5">flextronics</text:p>
          <text:p text:style-name="P5">flightsim</text:p>
          <text:p text:style-name="P5">flindt</text:p>
          <text:p text:style-name="P5">flisoner</text:p>
          <text:p text:style-name="P5">fliziarstwo</text:p>
          <text:p text:style-name="P5">florina</text:p>
          <text:p text:style-name="P5">floris</text:p>
          <text:p text:style-name="P5">flugo</text:p>
          <text:p text:style-name="P5">fobud</text:p>
          <text:p text:style-name="P5">folbet</text:p>
          <text:p text:style-name="P5">foliart</text:p>
          <text:p text:style-name="P5">folwax</text:p>
          <text:p text:style-name="P5">foorest</text:p>
          <text:p text:style-name="P5">fopon</text:p>
          <text:p text:style-name="P5">foral</text:p>
          <text:p text:style-name="P5">forbi</text:p>
          <text:p text:style-name="P5">forewer</text:p>
          <text:p text:style-name="P5">forpol</text:p>
          <text:p text:style-name="P5">forsant</text:p>
          <text:p text:style-name="P5">forteks</text:p>
          <text:p text:style-name="P5">fortest</text:p>
          <text:p text:style-name="P5">fortrans</text:p>
          <text:p text:style-name="P5">fosko</text:p>
          <text:p text:style-name="P5">fotech</text:p>
          <text:p text:style-name="P5">fotomix</text:p>
          <text:p text:style-name="P5">fotonaprawa</text:p>
          <text:p text:style-name="P5">fotoserwis</text:p>
          <text:p text:style-name="P5">fotpress</text:p>
          <text:p text:style-name="P5">foxel</text:p>
          <text:p text:style-name="P5">fraga</text:p>
          <text:p text:style-name="P5">frago</text:p>
          <text:p text:style-name="P5">fragola</text:p>
          <text:p text:style-name="P5">fragrans</text:p>
          <text:p text:style-name="P5">framax</text:p>
          <text:p text:style-name="P5">frameti</text:p>
          <text:p text:style-name="P5">franex</text:p>
          <text:p text:style-name="P5">frankam</text:p>
          <text:p text:style-name="P5">frankpress</text:p>
          <text:p text:style-name="P5">frantexim</text:p>
          <text:p text:style-name="P5">frenoplast</text:p>
          <text:p text:style-name="P5">frescco</text:p>
          <text:p text:style-name="P5">frezodent</text:p>
          <text:p text:style-name="P5">frezwid</text:p>
          <text:p text:style-name="P5">frisomat</text:p>
          <text:p text:style-name="P5">frogut</text:p>
          <text:p text:style-name="P5">frontstyl</text:p>
          <text:p text:style-name="P5">frosco</text:p>
          <text:p text:style-name="P5">fruktexpress</text:p>
          <text:p text:style-name="P5">frykar</text:p>
          <text:p text:style-name="P5">fryszkowska</text:p>
          <text:p text:style-name="P5">fthu</text:p>
          <text:p text:style-name="P5">ftomow</text:p>
          <text:p text:style-name="P5">fukarex</text:p>
          <text:p text:style-name="P5">fuldom</text:p>
          <text:p text:style-name="P5">fungari</text:p>
          <text:p text:style-name="P5">fuph</text:p>
          <text:p text:style-name="P5">futrostyl</text:p>
          <text:p text:style-name="P5">gabako</text:p>
          <text:p text:style-name="P5">gabimet</text:p>
          <text:p text:style-name="P5">gabiney</text:p>
          <text:p text:style-name="P5">gabmot</text:p>
          <text:p text:style-name="P5">gabrysia</text:p>
          <text:p text:style-name="P5">gadomscy</text:p>
          <text:p text:style-name="P5">gajdrew</text:p>
          <text:p text:style-name="P5">galaxis</text:p>
          <text:p text:style-name="P5">galicja</text:p>
          <text:p text:style-name="P5">gallex</text:p>
          <text:p text:style-name="P5">galmix</text:p>
          <text:p text:style-name="P5">galwart</text:p>
          <text:p text:style-name="P5">galwes</text:p>
          <text:p text:style-name="P5">gamerc</text:p>
          <text:p text:style-name="P5">gamstal</text:p>
          <text:p text:style-name="P5">garalowska</text:p>
          <text:p text:style-name="P5">gardenco</text:p>
          <text:p text:style-name="P5">garkat</text:p>
          <text:p text:style-name="P5">garnekpol</text:p>
          <text:p text:style-name="P5">garteks</text:p>
          <text:p text:style-name="P5">gartenholz</text:p>
          <text:p text:style-name="P5">gascolt</text:p>
          <text:p text:style-name="P5">gastir</text:p>
          <text:p text:style-name="P5">gastnik</text:p>
          <text:p text:style-name="P5">gastriprojekt</text:p>
          <text:p text:style-name="P5">gastrix</text:p>
          <text:p text:style-name="P5">gastromomia</text:p>
          <text:p text:style-name="P5">gastrus</text:p>
          <text:p text:style-name="P5">gatta</text:p>
          <text:p text:style-name="P5">gatzka</text:p>
          <text:p text:style-name="P5">gawal</text:p>
          <text:p text:style-name="P5"><text:soft-page-break/>gawęgpol</text:p>
          <text:p text:style-name="P5">gawtrans</text:p>
          <text:p text:style-name="P5">gazco</text:p>
          <text:p text:style-name="P5">gazmex</text:p>
          <text:p text:style-name="P5">gazomer</text:p>
          <text:p text:style-name="P5">gazomex</text:p>
          <text:p text:style-name="P5">gazos</text:p>
          <text:p text:style-name="P5">gazpol</text:p>
          <text:p text:style-name="P5">gaztec</text:p>
          <text:p text:style-name="P5">gaztech</text:p>
          <text:p text:style-name="P5">gedaneum</text:p>
          <text:p text:style-name="P5">gedia</text:p>
          <text:p text:style-name="P5">geem</text:p>
          <text:p text:style-name="P5">gejt</text:p>
          <text:p text:style-name="P5">gelg</text:p>
          <text:p text:style-name="P5">gemar</text:p>
          <text:p text:style-name="P5">geneatranslat</text:p>
          <text:p text:style-name="P5">gensal</text:p>
          <text:p text:style-name="P5">geobid</text:p>
          <text:p text:style-name="P5">geofolmark</text:p>
          <text:p text:style-name="P5">geogis</text:p>
          <text:p text:style-name="P5">geoinvers</text:p>
          <text:p text:style-name="P5">geokomp</text:p>
          <text:p text:style-name="P5">geokons</text:p>
          <text:p text:style-name="P5">geolewar</text:p>
          <text:p text:style-name="P5">geolex</text:p>
          <text:p text:style-name="P5">geomasz</text:p>
          <text:p text:style-name="P5">geomet</text:p>
          <text:p text:style-name="P5">geometr</text:p>
          <text:p text:style-name="P5">geopomiar</text:p>
          <text:p text:style-name="P5">geopos</text:p>
          <text:p text:style-name="P5">georam</text:p>
          <text:p text:style-name="P5">georob</text:p>
          <text:p text:style-name="P5">geoserw</text:p>
          <text:p text:style-name="P5">geoteko</text:p>
          <text:p text:style-name="P5">geotomix</text:p>
          <text:p text:style-name="P5">geotop</text:p>
          <text:p text:style-name="P5">geotrion</text:p>
          <text:p text:style-name="P5">geozaw</text:p>
          <text:p text:style-name="P5">gerante</text:p>
          <text:p text:style-name="P5">gercon</text:p>
          <text:p text:style-name="P5">gerjan</text:p>
          <text:p text:style-name="P5">germax</text:p>
          <text:p text:style-name="P5">geromino</text:p>
          <text:p text:style-name="P5">gerster</text:p>
          <text:p text:style-name="P5">gesamet</text:p>
          <text:p text:style-name="P5">geschaft</text:p>
          <text:p text:style-name="P5">gesmont</text:p>
          <text:p text:style-name="P5">gestalt</text:p>
          <text:p text:style-name="P5">gevalia</text:p>
          <text:p text:style-name="P5">giacomo</text:p>
          <text:p text:style-name="P5">gienka</text:p>
          <text:p text:style-name="P5">giguś</text:p>
          <text:p text:style-name="P5">gipsel</text:p>
          <text:p text:style-name="P5">giudi</text:p>
          <text:p text:style-name="P5">gjomex</text:p>
          <text:p text:style-name="P5">glaber</text:p>
          <text:p text:style-name="P5">glangcar</text:p>
          <text:p text:style-name="P5">glasmet</text:p>
          <text:p text:style-name="P5">glazterr</text:p>
          <text:p text:style-name="P5">glibax</text:p>
          <text:p text:style-name="P5">glifada</text:p>
          <text:p text:style-name="P5">globalex</text:p>
          <text:p text:style-name="P5">globalgroup</text:p>
          <text:p text:style-name="P5">globalkredyt</text:p>
          <text:p text:style-name="P5">globexplorers</text:p>
          <text:p text:style-name="P5">glomax</text:p>
          <text:p text:style-name="P5">glosan</text:p>
          <text:p text:style-name="P5">glusio</text:p>
          <text:p text:style-name="P5">głodkowska</text:p>
          <text:p text:style-name="P5">gobarys</text:p>
          <text:p text:style-name="P5">gobiecka</text:p>
          <text:p text:style-name="P5">gobopol</text:p>
          <text:p text:style-name="P5">godent</text:p>
          <text:p text:style-name="P5">gogulska</text:p>
          <text:p text:style-name="P5">golawiczanka</text:p>
          <text:p text:style-name="P5">goldfinance</text:p>
          <text:p text:style-name="P5">goldmar</text:p>
          <text:p text:style-name="P5">goldmart</text:p>
          <text:p text:style-name="P5">goldpasz</text:p>
          <text:p text:style-name="P5">goldrobeks</text:p>
          <text:p text:style-name="P5">golpen</text:p>
          <text:p text:style-name="P5">goltex</text:p>
          <text:p text:style-name="P5">gomar</text:p>
          <text:p text:style-name="P5">gondoliere</text:p>
          <text:p text:style-name="P5">gonkar</text:p>
          <text:p text:style-name="P5">goodbuy</text:p>
          <text:p text:style-name="P5">goodpaint</text:p>
          <text:p text:style-name="P5">gops</text:p>
          <text:p text:style-name="P5">gormax</text:p>
          <text:p text:style-name="P5">goro</text:p>
          <text:p text:style-name="P5">gorzechowska</text:p>
          <text:p text:style-name="P5">gospol</text:p>
          <text:p text:style-name="P5">gotdyn</text:p>
          <text:p text:style-name="P5">gotomal</text:p>
          <text:p text:style-name="P5">gotron</text:p>
          <text:p text:style-name="P5">govi</text:p>
          <text:p text:style-name="P5">goworol</text:p>
          <text:p text:style-name="P5">górkoland</text:p>
          <text:p text:style-name="P5">górstal</text:p>
          <text:p text:style-name="P5">graam</text:p>
          <text:p text:style-name="P5">gracha</text:p>
          <text:p text:style-name="P5">gradar</text:p>
          <text:p text:style-name="P5">gradpol</text:p>
          <text:p text:style-name="P5"><text:soft-page-break/>grafex</text:p>
          <text:p text:style-name="P5">graffart</text:p>
          <text:p text:style-name="P5">graffix</text:p>
          <text:p text:style-name="P5">graffstudio</text:p>
          <text:p text:style-name="P5">grafgor</text:p>
          <text:p text:style-name="P5">grafil</text:p>
          <text:p text:style-name="P5">grafium</text:p>
          <text:p text:style-name="P5">graftrans</text:p>
          <text:p text:style-name="P5">grago</text:p>
          <text:p text:style-name="P5">graha</text:p>
          <text:p text:style-name="P5">grako</text:p>
          <text:p text:style-name="P5">gramet</text:p>
          <text:p text:style-name="P5">grammi</text:p>
          <text:p text:style-name="P5">granbud</text:p>
          <text:p text:style-name="P5">granib</text:p>
          <text:p text:style-name="P5">granim</text:p>
          <text:p text:style-name="P5">granirex</text:p>
          <text:p text:style-name="P5">granitogres</text:p>
          <text:p text:style-name="P5">granitus</text:p>
          <text:p text:style-name="P5">granmex</text:p>
          <text:p text:style-name="P5">graphi</text:p>
          <text:p text:style-name="P5">grapop</text:p>
          <text:p text:style-name="P5">grara</text:p>
          <text:p text:style-name="P5">grarix</text:p>
          <text:p text:style-name="P5">gratenau</text:p>
          <text:p text:style-name="P5">gravall</text:p>
          <text:p text:style-name="P5">grawa</text:p>
          <text:p text:style-name="P5">grawart</text:p>
          <text:p text:style-name="P5">grawertonik</text:p>
          <text:p text:style-name="P5">grawipol</text:p>
          <text:p text:style-name="P5">grawis</text:p>
          <text:p text:style-name="P5">grażus</text:p>
          <text:p text:style-name="P5">grebetrans</text:p>
          <text:p text:style-name="P5">greeg</text:p>
          <text:p text:style-name="P5">greenpol</text:p>
          <text:p text:style-name="P5">gregal</text:p>
          <text:p text:style-name="P5">gregpol</text:p>
          <text:p text:style-name="P5">grenbest</text:p>
          <text:p text:style-name="P5">grifo</text:p>
          <text:p text:style-name="P5">grisza</text:p>
          <text:p text:style-name="P5">groclin</text:p>
          <text:p text:style-name="P5">grokis</text:p>
          <text:p text:style-name="P5">gromadex</text:p>
          <text:p text:style-name="P5">gronpiek</text:p>
          <text:p text:style-name="P5">grontmij</text:p>
          <text:p text:style-name="P5">groomer</text:p>
          <text:p text:style-name="P5">grubcio</text:p>
          <text:p text:style-name="P5">gruntjol</text:p>
          <text:p text:style-name="P5">gruszczyńska</text:p>
          <text:p text:style-name="P5">grymatic</text:p>
          <text:p text:style-name="P5">grzenex</text:p>
          <text:p text:style-name="P5">grzędzińska</text:p>
          <text:p text:style-name="P5">gulbic</text:p>
          <text:p text:style-name="P5">gumex</text:p>
          <text:p text:style-name="P5">gumfel</text:p>
          <text:p text:style-name="P5">guminska</text:p>
          <text:p text:style-name="P5">gustaff</text:p>
          <text:p text:style-name="P5">guzzi</text:p>
          <text:p text:style-name="P5">haberex</text:p>
          <text:p text:style-name="P5">habys</text:p>
          <text:p text:style-name="P5">hadlowska</text:p>
          <text:p text:style-name="P5">hadwar</text:p>
          <text:p text:style-name="P5">hagnes</text:p>
          <text:p text:style-name="P5">haiszi</text:p>
          <text:p text:style-name="P5">haitrung</text:p>
          <text:p text:style-name="P5">hajro</text:p>
          <text:p text:style-name="P5">haldon</text:p>
          <text:p text:style-name="P5">haldrom</text:p>
          <text:p text:style-name="P5">halmi</text:p>
          <text:p text:style-name="P5">halmix</text:p>
          <text:p text:style-name="P5">hamor</text:p>
          <text:p text:style-name="P5">handloman</text:p>
          <text:p text:style-name="P5">handlomer</text:p>
          <text:p text:style-name="P5">handrog</text:p>
          <text:p text:style-name="P5">haneks</text:p>
          <text:p text:style-name="P5">hannex</text:p>
          <text:p text:style-name="P5">hansa</text:p>
          <text:p text:style-name="P5">hansped</text:p>
          <text:p text:style-name="P5">hapio</text:p>
          <text:p text:style-name="P5">hapor</text:p>
          <text:p text:style-name="P5">happich</text:p>
          <text:p text:style-name="P5">haraboss</text:p>
          <text:p text:style-name="P5">harcmistrzówka</text:p>
          <text:p text:style-name="P5">hardach</text:p>
          <text:p text:style-name="P5">hartcom</text:p>
          <text:p text:style-name="P5">hartex</text:p>
          <text:p text:style-name="P5">hascount</text:p>
          <text:p text:style-name="P5">hasselford</text:p>
          <text:p text:style-name="P5">hastja</text:p>
          <text:p text:style-name="P5">hatrix</text:p>
          <text:p text:style-name="P5">hava</text:p>
          <text:p text:style-name="P5">hawa</text:p>
          <text:p text:style-name="P5">hazbi</text:p>
          <text:p text:style-name="P5">hebau</text:p>
          <text:p text:style-name="P5">hebox</text:p>
          <text:p text:style-name="P5">hedmax</text:p>
          <text:p text:style-name="P5">heilit</text:p>
          <text:p text:style-name="P5">heja</text:p>
          <text:p text:style-name="P5">hekobentonity</text:p>
          <text:p text:style-name="P5">hektom</text:p>
          <text:p text:style-name="P5">helanna</text:p>
          <text:p text:style-name="P5">helcad</text:p>
          <text:p text:style-name="P5">helco</text:p>
          <text:p text:style-name="P5">heldena</text:p>
          <text:p text:style-name="P5"><text:soft-page-break/>helenów</text:p>
          <text:p text:style-name="P5">helpos</text:p>
          <text:p text:style-name="P5">heltkopol</text:p>
          <text:p text:style-name="P5">helvenica</text:p>
          <text:p text:style-name="P5">helvetia</text:p>
          <text:p text:style-name="P5">helvia</text:p>
          <text:p text:style-name="P5">hemap</text:p>
          <text:p text:style-name="P5">hemar</text:p>
          <text:p text:style-name="P5">hemarbut</text:p>
          <text:p text:style-name="P5">hemat</text:p>
          <text:p text:style-name="P5">hemavit</text:p>
          <text:p text:style-name="P5">hemi</text:p>
          <text:p text:style-name="P5">hemist</text:p>
          <text:p text:style-name="P5">henix</text:p>
          <text:p text:style-name="P5">henryxsol</text:p>
          <text:p text:style-name="P5">hentex</text:p>
          <text:p text:style-name="P5">henzym</text:p>
          <text:p text:style-name="P5">hepta</text:p>
          <text:p text:style-name="P5">herbacell</text:p>
          <text:p text:style-name="P5">herbacos</text:p>
          <text:p text:style-name="P5">herbar</text:p>
          <text:p text:style-name="P5">herbitone</text:p>
          <text:p text:style-name="P5">herp</text:p>
          <text:p text:style-name="P5">hestar</text:p>
          <text:p text:style-name="P5">hewi</text:p>
          <text:p text:style-name="P5">hexader</text:p>
          <text:p text:style-name="P5">hiross</text:p>
          <text:p text:style-name="P5">hoan</text:p>
          <text:p text:style-name="P5">hochsad</text:p>
          <text:p text:style-name="P5">hoffpol</text:p>
          <text:p text:style-name="P5">hohland</text:p>
          <text:p text:style-name="P5">holdex</text:p>
          <text:p text:style-name="P5">hollagro</text:p>
          <text:p text:style-name="P5">holmar</text:p>
          <text:p text:style-name="P5">holserwis</text:p>
          <text:p text:style-name="P5">holstar</text:p>
          <text:p text:style-name="P5">holzexport</text:p>
          <text:p text:style-name="P5">hołbau</text:p>
          <text:p text:style-name="P5">homex</text:p>
          <text:p text:style-name="P5">homklar</text:p>
          <text:p text:style-name="P5">honeti</text:p>
          <text:p text:style-name="P5">honex</text:p>
          <text:p text:style-name="P5">hoogwegt</text:p>
          <text:p text:style-name="P5">hoppenstedt</text:p>
          <text:p text:style-name="P5">horax</text:p>
          <text:p text:style-name="P5">hordrem</text:p>
          <text:p text:style-name="P5">horologium</text:p>
          <text:p text:style-name="P5">hortexim</text:p>
          <text:p text:style-name="P5">hortpak</text:p>
          <text:p text:style-name="P5">hortpol</text:p>
          <text:p text:style-name="P5">hortservice</text:p>
          <text:p text:style-name="P5">hotrans</text:p>
          <text:p text:style-name="P5">hranipex</text:p>
          <text:p text:style-name="P5">hubwex</text:p>
          <text:p text:style-name="P5">hunnebeck</text:p>
          <text:p text:style-name="P5">hüppe</text:p>
          <text:p text:style-name="P5">hutrem</text:p>
          <text:p text:style-name="P5">hwwm</text:p>
          <text:p text:style-name="P5">hydraulix</text:p>
          <text:p text:style-name="P5">hydreks</text:p>
          <text:p text:style-name="P5">hydrobud</text:p>
          <text:p text:style-name="P5">hydrodom</text:p>
          <text:p text:style-name="P5">hydrodyta</text:p>
          <text:p text:style-name="P5">hydroeko</text:p>
          <text:p text:style-name="P5">hydrofarb</text:p>
          <text:p text:style-name="P5">hydrogryf</text:p>
          <text:p text:style-name="P5">hydrohurt</text:p>
          <text:p text:style-name="P5">hydromen</text:p>
          <text:p text:style-name="P5">hydromix</text:p>
          <text:p text:style-name="P5">hydronaprawa</text:p>
          <text:p text:style-name="P5">hydropasz</text:p>
          <text:p text:style-name="P5">hydrotraf</text:p>
          <text:p text:style-name="P5">hydrotrest</text:p>
          <text:p text:style-name="P5">hydrowiert</text:p>
          <text:p text:style-name="P5">hyva</text:p>
          <text:p text:style-name="P5">iamge</text:p>
          <text:p text:style-name="P5">ibeili</text:p>
          <text:p text:style-name="P5">iberpol</text:p>
          <text:p text:style-name="P5">ibicon</text:p>
          <text:p text:style-name="P5">icentrum</text:p>
          <text:p text:style-name="P5">icopal</text:p>
          <text:p text:style-name="P5">idap</text:p>
          <text:p text:style-name="P5">ideadom</text:p>
          <text:p text:style-name="P5">idealab</text:p>
          <text:p text:style-name="P5">idealgips</text:p>
          <text:p text:style-name="P5">iden</text:p>
          <text:p text:style-name="P5">idro</text:p>
          <text:p text:style-name="P5">ieko</text:p>
          <text:p text:style-name="P5">igala</text:p>
          <text:p text:style-name="P5">igaldo</text:p>
          <text:p text:style-name="P5">iglomex</text:p>
          <text:p text:style-name="P5">igloomasz</text:p>
          <text:p text:style-name="P5">igloorem</text:p>
          <text:p text:style-name="P5">iglotrans</text:p>
          <text:p text:style-name="P5">ikadent</text:p>
          <text:p text:style-name="P5">ikam</text:p>
          <text:p text:style-name="P5">ikartur</text:p>
          <text:p text:style-name="P5">ikeba</text:p>
          <text:p text:style-name="P5">iksarp</text:p>
          <text:p text:style-name="P5">ilkam</text:p>
          <text:p text:style-name="P5">illuminazione</text:p>
          <text:p text:style-name="P5">illusio</text:p>
          <text:p text:style-name="P5">iltrans</text:p>
          <text:p text:style-name="P5">iltron</text:p>
          <text:p text:style-name="P5"><text:soft-page-break/>ilves</text:p>
          <text:p text:style-name="P5">imaco</text:p>
          <text:p text:style-name="P5">imager</text:p>
          <text:p text:style-name="P5">imbudizol</text:p>
          <text:p text:style-name="P5">imcon</text:p>
          <text:p text:style-name="P5">imexpol</text:p>
          <text:p text:style-name="P5">imigw</text:p>
          <text:p text:style-name="P5">immediant</text:p>
          <text:p text:style-name="P5">immkos</text:p>
          <text:p text:style-name="P5">immoexpert</text:p>
          <text:p text:style-name="P5">imotrel</text:p>
          <text:p text:style-name="P5">impat</text:p>
          <text:p text:style-name="P5">impax</text:p>
          <text:p text:style-name="P5">impoex</text:p>
          <text:p text:style-name="P5">impoltex</text:p>
          <text:p text:style-name="P5">importex</text:p>
          <text:p text:style-name="P5">impos</text:p>
          <text:p text:style-name="P5">imppex</text:p>
          <text:p text:style-name="P5">impre</text:p>
          <text:p text:style-name="P5">impressionart</text:p>
          <text:p text:style-name="P5">inalco</text:p>
          <text:p text:style-name="P5">inatex</text:p>
          <text:p text:style-name="P5">inbin</text:p>
          <text:p text:style-name="P5">inbromid</text:p>
          <text:p text:style-name="P5">incjatywa</text:p>
          <text:p text:style-name="P5">incomtax</text:p>
          <text:p text:style-name="P5">incona</text:p>
          <text:p text:style-name="P5">indiagate</text:p>
          <text:p text:style-name="P5">indianie</text:p>
          <text:p text:style-name="P5">indywidulna</text:p>
          <text:p text:style-name="P5">inetwork</text:p>
          <text:p text:style-name="P5">infobih</text:p>
          <text:p text:style-name="P5">infolink</text:p>
          <text:p text:style-name="P5">infomac</text:p>
          <text:p text:style-name="P5">infopros</text:p>
          <text:p text:style-name="P5">informa</text:p>
          <text:p text:style-name="P5">infoserwis</text:p>
          <text:p text:style-name="P5">infostor</text:p>
          <text:p text:style-name="P5">infousługi</text:p>
          <text:p text:style-name="P5">infozet</text:p>
          <text:p text:style-name="P5">infracom</text:p>
          <text:p text:style-name="P5">inga</text:p>
          <text:p text:style-name="P5">inglod</text:p>
          <text:p text:style-name="P5">ingpro</text:p>
          <text:p text:style-name="P5">inkasso</text:p>
          <text:p text:style-name="P5">inmakor</text:p>
          <text:p text:style-name="P5">inmar</text:p>
          <text:p text:style-name="P5">inmed</text:p>
          <text:p text:style-name="P5">innopec</text:p>
          <text:p text:style-name="P5">inopex</text:p>
          <text:p text:style-name="P5">inops</text:p>
          <text:p text:style-name="P5">inosol</text:p>
          <text:p text:style-name="P5">inotank</text:p>
          <text:p text:style-name="P5">inpack</text:p>
          <text:p text:style-name="P5">inprodus</text:p>
          <text:p text:style-name="P5">inreda</text:p>
          <text:p text:style-name="P5">insanit</text:p>
          <text:p text:style-name="P5">insektpol</text:p>
          <text:p text:style-name="P5">inskwart</text:p>
          <text:p text:style-name="P5">instalcomplex</text:p>
          <text:p text:style-name="P5">instalcop</text:p>
          <text:p text:style-name="P5">instaler</text:p>
          <text:p text:style-name="P5">instalgaz</text:p>
          <text:p text:style-name="P5">installex</text:p>
          <text:p text:style-name="P5">instalmar</text:p>
          <text:p text:style-name="P5">instalplast</text:p>
          <text:p text:style-name="P5">instalstan</text:p>
          <text:p text:style-name="P5">instalterm</text:p>
          <text:p text:style-name="P5">instalux</text:p>
          <text:p text:style-name="P5">intax</text:p>
          <text:p text:style-name="P5">inteb</text:p>
          <text:p text:style-name="P5">integ</text:p>
          <text:p text:style-name="P5">integart</text:p>
          <text:p text:style-name="P5">integate</text:p>
          <text:p text:style-name="P5">intellact</text:p>
          <text:p text:style-name="P5">intellient</text:p>
          <text:p text:style-name="P5">intemax</text:p>
          <text:p text:style-name="P5">intendo</text:p>
          <text:p text:style-name="P5">interbook</text:p>
          <text:p text:style-name="P5">intercontact</text:p>
          <text:p text:style-name="P5">interdora</text:p>
          <text:p text:style-name="P5">interdrex</text:p>
          <text:p text:style-name="P5">interfed</text:p>
          <text:p text:style-name="P5">interforum</text:p>
          <text:p text:style-name="P5">interfrut</text:p>
          <text:p text:style-name="P5">intergas</text:p>
          <text:p text:style-name="P5">interglobus</text:p>
          <text:p text:style-name="P5">intergrated</text:p>
          <text:p text:style-name="P5">intergulmex</text:p>
          <text:p text:style-name="P5">interhit</text:p>
          <text:p text:style-name="P5">interial</text:p>
          <text:p text:style-name="P5">interinfo</text:p>
          <text:p text:style-name="P5">interlab</text:p>
          <text:p text:style-name="P5">interleks</text:p>
          <text:p text:style-name="P5">intermo</text:p>
          <text:p text:style-name="P5">intermoda</text:p>
          <text:p text:style-name="P5">interpap</text:p>
          <text:p text:style-name="P5">interpetro</text:p>
          <text:p text:style-name="P5">interpheasant</text:p>
          <text:p text:style-name="P5">interrisk</text:p>
          <text:p text:style-name="P5">intersat</text:p>
          <text:p text:style-name="P5">interskaden</text:p>
          <text:p text:style-name="P5">interstudium</text:p>
          <text:p text:style-name="P5">intersukces</text:p>
          <text:p text:style-name="P5"><text:soft-page-break/>intersystem</text:p>
          <text:p text:style-name="P5">intervat</text:p>
          <text:p text:style-name="P5">interwave</text:p>
          <text:p text:style-name="P5">introzep</text:p>
          <text:p text:style-name="P5">invencon</text:p>
          <text:p text:style-name="P5">inventus</text:p>
          <text:p text:style-name="P5">investia</text:p>
          <text:p text:style-name="P5">inwenmet</text:p>
          <text:p text:style-name="P5">inwestbat</text:p>
          <text:p text:style-name="P5">inwestgom</text:p>
          <text:p text:style-name="P5">inżbet</text:p>
          <text:p text:style-name="P5">inżyniering</text:p>
          <text:p text:style-name="P5">ipaco</text:p>
          <text:p text:style-name="P5">ipalco</text:p>
          <text:p text:style-name="P5">iptis</text:p>
          <text:p text:style-name="P5">iramar</text:p>
          <text:p text:style-name="P5">irar</text:p>
          <text:p text:style-name="P5">iren</text:p>
          <text:p text:style-name="P5">irkar</text:p>
          <text:p text:style-name="P5">irkom</text:p>
          <text:p text:style-name="P5">irosek</text:p>
          <text:p text:style-name="P5">irosław</text:p>
          <text:p text:style-name="P5">irwir</text:p>
          <text:p text:style-name="P5">isart</text:p>
          <text:p text:style-name="P5">isbe</text:p>
          <text:p text:style-name="P5">isotek</text:p>
          <text:p text:style-name="P5">issam</text:p>
          <text:p text:style-name="P5">iszas</text:p>
          <text:p text:style-name="P5">italwear</text:p>
          <text:p text:style-name="P5">itec</text:p>
          <text:p text:style-name="P5">itisoft</text:p>
          <text:p text:style-name="P5">itzi</text:p>
          <text:p text:style-name="P5">iucn</text:p>
          <text:p text:style-name="P5">iuka</text:p>
          <text:p text:style-name="P5">iuridicus</text:p>
          <text:p text:style-name="P5">ivbud</text:p>
          <text:p text:style-name="P5">ivpol</text:p>
          <text:p text:style-name="P5">iwdob</text:p>
          <text:p text:style-name="P5">iwmet</text:p>
          <text:p text:style-name="P5">iwno</text:p>
          <text:p text:style-name="P5">iwonne</text:p>
          <text:p text:style-name="P5">iwosz</text:p>
          <text:p text:style-name="P5">ixdoen</text:p>
          <text:p text:style-name="P5">izabell</text:p>
          <text:p text:style-name="P5">izamex</text:p>
          <text:p text:style-name="P5">izet</text:p>
          <text:p text:style-name="P5">izkam</text:p>
          <text:p text:style-name="P5">izolter</text:p>
          <text:p text:style-name="P5">izos</text:p>
          <text:p text:style-name="P5">izotex</text:p>
          <text:p text:style-name="P5">izyra</text:p>
          <text:p text:style-name="P5">izzba</text:p>
          <text:p text:style-name="P5">jabet</text:p>
          <text:p text:style-name="P5">jabłonex</text:p>
          <text:p text:style-name="P5">jabooil</text:p>
          <text:p text:style-name="P5">jabre</text:p>
          <text:p text:style-name="P5">jabwet</text:p>
          <text:p text:style-name="P5">jacart</text:p>
          <text:p text:style-name="P5">jacholz</text:p>
          <text:p text:style-name="P5">jackbal</text:p>
          <text:p text:style-name="P5">jackcar</text:p>
          <text:p text:style-name="P5">jackmont</text:p>
          <text:p text:style-name="P5">jackpol</text:p>
          <text:p text:style-name="P5">jaczyńska</text:p>
          <text:p text:style-name="P5">jaćmierska</text:p>
          <text:p text:style-name="P5">jadprojekt</text:p>
          <text:p text:style-name="P5">jagbud</text:p>
          <text:p text:style-name="P5">jagua</text:p>
          <text:p text:style-name="P5">jahome</text:p>
          <text:p text:style-name="P5">jakmel</text:p>
          <text:p text:style-name="P5">jakot</text:p>
          <text:p text:style-name="P5">jall</text:p>
          <text:p text:style-name="P5">jamatel</text:p>
          <text:p text:style-name="P5">jamboł</text:p>
          <text:p text:style-name="P5">jamrat</text:p>
          <text:p text:style-name="P5">jamstra</text:p>
          <text:p text:style-name="P5">jamz</text:p>
          <text:p text:style-name="P5">janaks</text:p>
          <text:p text:style-name="P5">janbox</text:p>
          <text:p text:style-name="P5">jancol</text:p>
          <text:p text:style-name="P5">jandag</text:p>
          <text:p text:style-name="P5">jandor</text:p>
          <text:p text:style-name="P5">janemmert</text:p>
          <text:p text:style-name="P5">janhel</text:p>
          <text:p text:style-name="P5">jankal</text:p>
          <text:p text:style-name="P5">jankpol</text:p>
          <text:p text:style-name="P5">janlat</text:p>
          <text:p text:style-name="P5">janlux</text:p>
          <text:p text:style-name="P5">jannel</text:p>
          <text:p text:style-name="P5">janpar</text:p>
          <text:p text:style-name="P5">janrem</text:p>
          <text:p text:style-name="P5">janrex</text:p>
          <text:p text:style-name="P5">janrys</text:p>
          <text:p text:style-name="P5">janstap</text:p>
          <text:p text:style-name="P5">januszewska</text:p>
          <text:p text:style-name="P5">janwald</text:p>
          <text:p text:style-name="P5">jańczyk</text:p>
          <text:p text:style-name="P5">jarbetal</text:p>
          <text:p text:style-name="P5">jardrew</text:p>
          <text:p text:style-name="P5">jariw</text:p>
          <text:p text:style-name="P5">jarnutowscy</text:p>
          <text:p text:style-name="P5">jarocar</text:p>
          <text:p text:style-name="P5">jarok</text:p>
          <text:p text:style-name="P5">jaromirska</text:p>
          <text:p text:style-name="P5"><text:soft-page-break/>jaromix</text:p>
          <text:p text:style-name="P5">jaronex</text:p>
          <text:p text:style-name="P5">jarostal</text:p>
          <text:p text:style-name="P5">jaróż</text:p>
          <text:p text:style-name="P5">jarpol</text:p>
          <text:p text:style-name="P5">jarstal</text:p>
          <text:p text:style-name="P5">jarząbska</text:p>
          <text:p text:style-name="P5">jasal</text:p>
          <text:p text:style-name="P5">jasam</text:p>
          <text:p text:style-name="P5">jasiniecka</text:p>
          <text:p text:style-name="P5">jasionna</text:p>
          <text:p text:style-name="P5">jaskólska</text:p>
          <text:p text:style-name="P5">jastrans</text:p>
          <text:p text:style-name="P5">jatur</text:p>
          <text:p text:style-name="P5">javena</text:p>
          <text:p text:style-name="P5">javis</text:p>
          <text:p text:style-name="P5">javox</text:p>
          <text:p text:style-name="P5">jawaba</text:p>
          <text:p text:style-name="P5">jawit</text:p>
          <text:p text:style-name="P5">jawmet</text:p>
          <text:p text:style-name="P5">jawmur</text:p>
          <text:p text:style-name="P5">jawopol</text:p>
          <text:p text:style-name="P5">jazon</text:p>
          <text:p text:style-name="P5">jaźwińska</text:p>
          <text:p text:style-name="P5">jcar</text:p>
          <text:p text:style-name="P5">jelewska</text:p>
          <text:p text:style-name="P5">jewelery</text:p>
          <text:p text:style-name="P5">jewerery</text:p>
          <text:p text:style-name="P5">jeziorowo</text:p>
          <text:p text:style-name="P5">jędrów</text:p>
          <text:p text:style-name="P5">jędrychowska</text:p>
          <text:p text:style-name="P5">jnfo</text:p>
          <text:p text:style-name="P5">jobo</text:p>
          <text:p text:style-name="P5">joboste</text:p>
          <text:p text:style-name="P5">jocer</text:p>
          <text:p text:style-name="P5">jodart</text:p>
          <text:p text:style-name="P5">jodipol</text:p>
          <text:p text:style-name="P5">jogama</text:p>
          <text:p text:style-name="P5">jogen</text:p>
          <text:p text:style-name="P5">jokart</text:p>
          <text:p text:style-name="P5">joleks</text:p>
          <text:p text:style-name="P5">jolenta</text:p>
          <text:p text:style-name="P5">jolipal</text:p>
          <text:p text:style-name="P5">jolla</text:p>
          <text:p text:style-name="P5">jomiko</text:p>
          <text:p text:style-name="P5">jomsborg</text:p>
          <text:p text:style-name="P5">jonters</text:p>
          <text:p text:style-name="P5">joopa</text:p>
          <text:p text:style-name="P5">jors</text:p>
          <text:p text:style-name="P5">jostin</text:p>
          <text:p text:style-name="P5">jovimex</text:p>
          <text:p text:style-name="P5">jowisz</text:p>
          <text:p text:style-name="P5">joxer</text:p>
          <text:p text:style-name="P5">jsckomp</text:p>
          <text:p text:style-name="P5">juart</text:p>
          <text:p text:style-name="P5">judar</text:p>
          <text:p text:style-name="P5">judita</text:p>
          <text:p text:style-name="P5">juella</text:p>
          <text:p text:style-name="P5">juess</text:p>
          <text:p text:style-name="P5">jukam</text:p>
          <text:p text:style-name="P5">julex</text:p>
          <text:p text:style-name="P5">julmed</text:p>
          <text:p text:style-name="P5">julo</text:p>
          <text:p text:style-name="P5">jultrans</text:p>
          <text:p text:style-name="P5">juman</text:p>
          <text:p text:style-name="P5">jumer</text:p>
          <text:p text:style-name="P5">jumix</text:p>
          <text:p text:style-name="P5">jungpol</text:p>
          <text:p text:style-name="P5">juram</text:p>
          <text:p text:style-name="P5">jurastan</text:p>
          <text:p text:style-name="P5">jurkop</text:p>
          <text:p text:style-name="P5">jurmag</text:p>
          <text:p text:style-name="P5">jurmet</text:p>
          <text:p text:style-name="P5">jurmex</text:p>
          <text:p text:style-name="P5">jurmix</text:p>
          <text:p text:style-name="P5">juromex</text:p>
          <text:p text:style-name="P5">jurstol</text:p>
          <text:p text:style-name="P5">jurwald</text:p>
          <text:p text:style-name="P5">juryl</text:p>
          <text:p text:style-name="P5">justitiar</text:p>
          <text:p text:style-name="P5">justiwo</text:p>
          <text:p text:style-name="P5">juszczynianka</text:p>
          <text:p text:style-name="P5">jutor</text:p>
          <text:p text:style-name="P5">juventur</text:p>
          <text:p text:style-name="P5">juwex</text:p>
          <text:p text:style-name="P5">juwi</text:p>
          <text:p text:style-name="P5">kaal</text:p>
          <text:p text:style-name="P5">kablin</text:p>
          <text:p text:style-name="P5">kabomix</text:p>
          <text:p text:style-name="P5">kachelska</text:p>
          <text:p text:style-name="P5">kaczarnica</text:p>
          <text:p text:style-name="P5">kadamaz</text:p>
          <text:p text:style-name="P5">kadem</text:p>
          <text:p text:style-name="P5">kadus</text:p>
          <text:p text:style-name="P5">kafeina</text:p>
          <text:p text:style-name="P5">kaflex</text:p>
          <text:p text:style-name="P5">kagrop</text:p>
          <text:p text:style-name="P5">kaher</text:p>
          <text:p text:style-name="P5">kaia</text:p>
          <text:p text:style-name="P5">kaie</text:p>
          <text:p text:style-name="P5">kaldex</text:p>
          <text:p text:style-name="P5">kalgor</text:p>
          <text:p text:style-name="P5">kalitero</text:p>
          <text:p text:style-name="P5">kalmont</text:p>
          <text:p text:style-name="P5"><text:soft-page-break/>kalnet</text:p>
          <text:p text:style-name="P5">kalskór</text:p>
          <text:p text:style-name="P5">kaluna</text:p>
          <text:p text:style-name="P5">kalzbyt</text:p>
          <text:p text:style-name="P5">kałyżyński</text:p>
          <text:p text:style-name="P5">kamatrans</text:p>
          <text:p text:style-name="P5">kamcar</text:p>
          <text:p text:style-name="P5">kamed</text:p>
          <text:p text:style-name="P5">kamgum</text:p>
          <text:p text:style-name="P5">kamienicarooms</text:p>
          <text:p text:style-name="P5">kamilex</text:p>
          <text:p text:style-name="P5">kammed</text:p>
          <text:p text:style-name="P5">kammel</text:p>
          <text:p text:style-name="P5">kamox</text:p>
          <text:p text:style-name="P5">kampoleone</text:p>
          <text:p text:style-name="P5">kancelatia</text:p>
          <text:p text:style-name="P5">kandan</text:p>
          <text:p text:style-name="P5">kandzłomex</text:p>
          <text:p text:style-name="P5">kanhurt</text:p>
          <text:p text:style-name="P5">kankocz</text:p>
          <text:p text:style-name="P5">kanpo</text:p>
          <text:p text:style-name="P5">kantores</text:p>
          <text:p text:style-name="P5">kanzo</text:p>
          <text:p text:style-name="P5">kapadocja</text:p>
          <text:p text:style-name="P5">kapadokja</text:p>
          <text:p text:style-name="P5">kapadokya</text:p>
          <text:p text:style-name="P5">kaprez</text:p>
          <text:p text:style-name="P5">kaprint</text:p>
          <text:p text:style-name="P5">kapro</text:p>
          <text:p text:style-name="P5">kapsl</text:p>
          <text:p text:style-name="P5">karbomag</text:p>
          <text:p text:style-name="P5">karczew</text:p>
          <text:p text:style-name="P5">kardia</text:p>
          <text:p text:style-name="P5">karena</text:p>
          <text:p text:style-name="P5">karenex</text:p>
          <text:p text:style-name="P5">karfa</text:p>
          <text:p text:style-name="P5">karibic</text:p>
          <text:p text:style-name="P5">karion</text:p>
          <text:p text:style-name="P5">karlikowo</text:p>
          <text:p text:style-name="P5">karlo</text:p>
          <text:p text:style-name="P5">karmil</text:p>
          <text:p text:style-name="P5">karolla</text:p>
          <text:p text:style-name="P5">karpla</text:p>
          <text:p text:style-name="P5">karpniki</text:p>
          <text:p text:style-name="P5">karpowska</text:p>
          <text:p text:style-name="P5">kartagina</text:p>
          <text:p text:style-name="P5">kartomap</text:p>
          <text:p text:style-name="P5">kartoniarnia</text:p>
          <text:p text:style-name="P5">kartonix</text:p>
          <text:p text:style-name="P5">kartunz</text:p>
          <text:p text:style-name="P5">kasix</text:p>
          <text:p text:style-name="P5">kasjanka</text:p>
          <text:p text:style-name="P5">kasoft</text:p>
          <text:p text:style-name="P5">kaspio</text:p>
          <text:p text:style-name="P5">kastar</text:p>
          <text:p text:style-name="P5">kaszewska</text:p>
          <text:p text:style-name="P5">kaszuby</text:p>
          <text:p text:style-name="P5">katerina</text:p>
          <text:p text:style-name="P5">kateso</text:p>
          <text:p text:style-name="P5">katma</text:p>
          <text:p text:style-name="P5">katonia</text:p>
          <text:p text:style-name="P5">kawadobiur</text:p>
          <text:p text:style-name="P5">kawałkowscy</text:p>
          <text:p text:style-name="P5">kawdruk</text:p>
          <text:p text:style-name="P5">kawix</text:p>
          <text:p text:style-name="P5">kazbud</text:p>
          <text:p text:style-name="P5">kąkolewska</text:p>
          <text:p text:style-name="P5">kčster</text:p>
          <text:p text:style-name="P5">keane</text:p>
          <text:p text:style-name="P5">keda</text:p>
          <text:p text:style-name="P5">kedar</text:p>
          <text:p text:style-name="P5">kelbest</text:p>
          <text:p text:style-name="P5">kelmax</text:p>
          <text:p text:style-name="P5">kelo</text:p>
          <text:p text:style-name="P5">kembud</text:p>
          <text:p text:style-name="P5">kenlight</text:p>
          <text:p text:style-name="P5">kensbud</text:p>
          <text:p text:style-name="P5">keraniss</text:p>
          <text:p text:style-name="P5">kerbud</text:p>
          <text:p text:style-name="P5">kergo</text:p>
          <text:p text:style-name="P5">kerkez</text:p>
          <text:p text:style-name="P5">kewi</text:p>
          <text:p text:style-name="P5">kewisport</text:p>
          <text:p text:style-name="P5">kian</text:p>
          <text:p text:style-name="P5">kidem</text:p>
          <text:p text:style-name="P5">kiepurex</text:p>
          <text:p text:style-name="P5">kigema</text:p>
          <text:p text:style-name="P5">kilwan</text:p>
          <text:p text:style-name="P5">kimpol</text:p>
          <text:p text:style-name="P5">kinarps</text:p>
          <text:p text:style-name="P5">kineccy</text:p>
          <text:p text:style-name="P5">kineskopek</text:p>
          <text:p text:style-name="P5">kitalowie</text:p>
          <text:p text:style-name="P5">kiton</text:p>
          <text:p text:style-name="P5">kius</text:p>
          <text:p text:style-name="P5">kixnet</text:p>
          <text:p text:style-name="P5">kjer</text:p>
          <text:p text:style-name="P5">kledom</text:p>
          <text:p text:style-name="P5">klejmeb</text:p>
          <text:p text:style-name="P5">klemar</text:p>
          <text:p text:style-name="P5">klemszkol</text:p>
          <text:p text:style-name="P5">klijo</text:p>
          <text:p text:style-name="P5">klimapt</text:p>
          <text:p text:style-name="P5">klimatair</text:p>
          <text:p text:style-name="P5"><text:soft-page-break/>klimatex</text:p>
          <text:p text:style-name="P5">klimcool</text:p>
          <text:p text:style-name="P5">klimstat</text:p>
          <text:p text:style-name="P5">klinkmar</text:p>
          <text:p text:style-name="P5">klugos</text:p>
          <text:p text:style-name="P5">kłączno</text:p>
          <text:p text:style-name="P5">kłobuchowska</text:p>
          <text:p text:style-name="P5">kobamet</text:p>
          <text:p text:style-name="P5">kobrasoff</text:p>
          <text:p text:style-name="P5">kobylniki</text:p>
          <text:p text:style-name="P5">kochlöffel</text:p>
          <text:p text:style-name="P5">kodama</text:p>
          <text:p text:style-name="P5">kofis</text:p>
          <text:p text:style-name="P5">kogis</text:p>
          <text:p text:style-name="P5">kolchem</text:p>
          <text:p text:style-name="P5">kollbud</text:p>
          <text:p text:style-name="P5">kolportex</text:p>
          <text:p text:style-name="P5">koltech</text:p>
          <text:p text:style-name="P5">komapol</text:p>
          <text:p text:style-name="P5">kombook</text:p>
          <text:p text:style-name="P5">kombus</text:p>
          <text:p text:style-name="P5">komega</text:p>
          <text:p text:style-name="P5">komercel</text:p>
          <text:p text:style-name="P5">kometin</text:p>
          <text:p text:style-name="P5">komineks</text:p>
          <text:p text:style-name="P5">komishi</text:p>
          <text:p text:style-name="P5">komores</text:p>
          <text:p text:style-name="P5">komorzanka</text:p>
          <text:p text:style-name="P5">kompetenz</text:p>
          <text:p text:style-name="P5">kompis</text:p>
          <text:p text:style-name="P5">komputerland</text:p>
          <text:p text:style-name="P5">komzwit</text:p>
          <text:p text:style-name="P5">konarwik</text:p>
          <text:p text:style-name="P5">konbud</text:p>
          <text:p text:style-name="P5">koneks</text:p>
          <text:p text:style-name="P5">konfarm</text:p>
          <text:p text:style-name="P5">konferent</text:p>
          <text:p text:style-name="P5">konimex</text:p>
          <text:p text:style-name="P5">koninki</text:p>
          <text:p text:style-name="P5">konitex</text:p>
          <text:p text:style-name="P5">konpack</text:p>
          <text:p text:style-name="P5">konpasz</text:p>
          <text:p text:style-name="P5">konradia</text:p>
          <text:p text:style-name="P5">konrem</text:p>
          <text:p text:style-name="P5">konrob</text:p>
          <text:p text:style-name="P5">konrys</text:p>
          <text:p text:style-name="P5">konskór</text:p>
          <text:p text:style-name="P5">konspal</text:p>
          <text:p text:style-name="P5">konsprzęt</text:p>
          <text:p text:style-name="P5">konsulmasz</text:p>
          <text:p text:style-name="P5">konsult</text:p>
          <text:p text:style-name="P5">kontex</text:p>
          <text:p text:style-name="P5">kontrix</text:p>
          <text:p text:style-name="P5">konzbi</text:p>
          <text:p text:style-name="P5">konzbud</text:p>
          <text:p text:style-name="P5">konzbut</text:p>
          <text:p text:style-name="P5">kopag</text:p>
          <text:p text:style-name="P5">kopako</text:p>
          <text:p text:style-name="P5">kopanieccy</text:p>
          <text:p text:style-name="P5">koperska</text:p>
          <text:p text:style-name="P5">koplex</text:p>
          <text:p text:style-name="P5">koppok</text:p>
          <text:p text:style-name="P5">koralle</text:p>
          <text:p text:style-name="P5">korbi</text:p>
          <text:p text:style-name="P5">koreca</text:p>
          <text:p text:style-name="P5">korele</text:p>
          <text:p text:style-name="P5">korgum</text:p>
          <text:p text:style-name="P5">kormed</text:p>
          <text:p text:style-name="P5">kormosoft</text:p>
          <text:p text:style-name="P5">korpo</text:p>
          <text:p text:style-name="P5">korsil</text:p>
          <text:p text:style-name="P5">kortotal</text:p>
          <text:p text:style-name="P5">korurs</text:p>
          <text:p text:style-name="P5">kosalówka</text:p>
          <text:p text:style-name="P5">kosłom</text:p>
          <text:p text:style-name="P5">kosmaz</text:p>
          <text:p text:style-name="P5">kosmepol</text:p>
          <text:p text:style-name="P5">kosmin</text:p>
          <text:p text:style-name="P5">kosmix</text:p>
          <text:p text:style-name="P5">kosowianka</text:p>
          <text:p text:style-name="P5">kostrzewska</text:p>
          <text:p text:style-name="P5">kostrzycka</text:p>
          <text:p text:style-name="P5">koszarewska</text:p>
          <text:p text:style-name="P5">kosztbud</text:p>
          <text:p text:style-name="P5">koszulland</text:p>
          <text:p text:style-name="P5">kotaczkowski</text:p>
          <text:p text:style-name="P5">kotłochem</text:p>
          <text:p text:style-name="P5">kotłomontaż</text:p>
          <text:p text:style-name="P5">kotłonet</text:p>
          <text:p text:style-name="P5">kowarbud</text:p>
          <text:p text:style-name="P5">kowaz</text:p>
          <text:p text:style-name="P5">kowgaz</text:p>
          <text:p text:style-name="P5">kozbi</text:p>
          <text:p text:style-name="P5">koziber</text:p>
          <text:p text:style-name="P5">kozińska</text:p>
          <text:p text:style-name="P5">krakbell</text:p>
          <text:p text:style-name="P5">krakbyte</text:p>
          <text:p text:style-name="P5">kranbud</text:p>
          <text:p text:style-name="P5">krant</text:p>
          <text:p text:style-name="P5">krasieńka</text:p>
          <text:p text:style-name="P5">kratplast</text:p>
          <text:p text:style-name="P5">krawczyńska</text:p>
          <text:p text:style-name="P5">krawictwo</text:p>
          <text:p text:style-name="P5">kreactive</text:p>
          <text:p text:style-name="P5"><text:soft-page-break/>krelux</text:p>
          <text:p text:style-name="P5">kremmin</text:p>
          <text:p text:style-name="P5">kremona</text:p>
          <text:p text:style-name="P5">krespo</text:p>
          <text:p text:style-name="P5">krężniczanka</text:p>
          <text:p text:style-name="P5">krios</text:p>
          <text:p text:style-name="P5">kriosystem</text:p>
          <text:p text:style-name="P5">krisbut</text:p>
          <text:p text:style-name="P5">krisdior</text:p>
          <text:p text:style-name="P5">krisstek</text:p>
          <text:p text:style-name="P5">kristbud</text:p>
          <text:p text:style-name="P5">kristrans</text:p>
          <text:p text:style-name="P5">kriswood</text:p>
          <text:p text:style-name="P5">krolbud</text:p>
          <text:p text:style-name="P5">krones</text:p>
          <text:p text:style-name="P5">krono</text:p>
          <text:p text:style-name="P5">krontech</text:p>
          <text:p text:style-name="P5">krosbud</text:p>
          <text:p text:style-name="P5">krospol</text:p>
          <text:p text:style-name="P5">krowicka</text:p>
          <text:p text:style-name="P5">krox</text:p>
          <text:p text:style-name="P5">kruszwica</text:p>
          <text:p text:style-name="P5">krybar</text:p>
          <text:p text:style-name="P5">krygal</text:p>
          <text:p text:style-name="P5">krykol</text:p>
          <text:p text:style-name="P5">krylamin</text:p>
          <text:p text:style-name="P5">krysbud</text:p>
          <text:p text:style-name="P5">krysgum</text:p>
          <text:p text:style-name="P5">krzeczkowscy</text:p>
          <text:p text:style-name="P5">krzycho</text:p>
          <text:p text:style-name="P5">krzymar</text:p>
          <text:p text:style-name="P5">ksanto</text:p>
          <text:p text:style-name="P5">kseropap</text:p>
          <text:p text:style-name="P5">kseropis</text:p>
          <text:p text:style-name="P5">kubax</text:p>
          <text:p text:style-name="P5">kubexs</text:p>
          <text:p text:style-name="P5">kulpio</text:p>
          <text:p text:style-name="P5">kulpol</text:p>
          <text:p text:style-name="P5">kuniczanka</text:p>
          <text:p text:style-name="P5">kurobiowska</text:p>
          <text:p text:style-name="P5">kurpol</text:p>
          <text:p text:style-name="P5">kuula</text:p>
          <text:p text:style-name="P5">kuźmicka</text:p>
          <text:p text:style-name="P5">kwarcińska</text:p>
          <text:p text:style-name="P5">kwastal</text:p>
          <text:p text:style-name="P5">kwintex</text:p>
          <text:p text:style-name="P5">kycek</text:p>
          <text:p text:style-name="P5">kyczera</text:p>
          <text:p text:style-name="P5">kylos</text:p>
          <text:p text:style-name="P5">labanalityka</text:p>
          <text:p text:style-name="P5">labi</text:p>
          <text:p text:style-name="P5">labnet</text:p>
          <text:p text:style-name="P5">labprojekt</text:p>
          <text:p text:style-name="P5">labserv</text:p>
          <text:p text:style-name="P5">labtrans</text:p>
          <text:p text:style-name="P5">lactomil</text:p>
          <text:p text:style-name="P5">ladent</text:p>
          <text:p text:style-name="P5">lagmar</text:p>
          <text:p text:style-name="P5">lakgaz</text:p>
          <text:p text:style-name="P5">lakszmi</text:p>
          <text:p text:style-name="P5">lakta</text:p>
          <text:p text:style-name="P5">lalaryngolog</text:p>
          <text:p text:style-name="P5">lamark</text:p>
          <text:p text:style-name="P5">lamco</text:p>
          <text:p text:style-name="P5">lamgo</text:p>
          <text:p text:style-name="P5">laminart</text:p>
          <text:p text:style-name="P5">lampeks</text:p>
          <text:p text:style-name="P5">lamptique</text:p>
          <text:p text:style-name="P5">lanccorona</text:p>
          <text:p text:style-name="P5">landcar</text:p>
          <text:p text:style-name="P5">landi</text:p>
          <text:p text:style-name="P5">landisberch</text:p>
          <text:p text:style-name="P5">landpol</text:p>
          <text:p text:style-name="P5">landshape</text:p>
          <text:p text:style-name="P5">lanel</text:p>
          <text:p text:style-name="P5">lanpol</text:p>
          <text:p text:style-name="P5">larpol</text:p>
          <text:p text:style-name="P5">larrk</text:p>
          <text:p text:style-name="P5">lasowianka</text:p>
          <text:p text:style-name="P5">lastark</text:p>
          <text:p text:style-name="P5">lauma</text:p>
          <text:p text:style-name="P5">lavinia</text:p>
          <text:p text:style-name="P5">laviska</text:p>
          <text:p text:style-name="P5">lavok</text:p>
          <text:p text:style-name="P5">lawapol</text:p>
          <text:p text:style-name="P5">lawork</text:p>
          <text:p text:style-name="P5">laycra</text:p>
          <text:p text:style-name="P5">lcom</text:p>
          <text:p text:style-name="P5">leandra</text:p>
          <text:p text:style-name="P5">leasy</text:p>
          <text:p text:style-name="P5">lebraf</text:p>
          <text:p text:style-name="P5">leceum</text:p>
          <text:p text:style-name="P5">lechdar</text:p>
          <text:p text:style-name="P5">lechmet</text:p>
          <text:p text:style-name="P5">lechpod</text:p>
          <text:p text:style-name="P5">lechris</text:p>
          <text:p text:style-name="P5">lechtech</text:p>
          <text:p text:style-name="P5">lectus</text:p>
          <text:p text:style-name="P5">leduc</text:p>
          <text:p text:style-name="P5">legapol</text:p>
          <text:p text:style-name="P5">legbud</text:p>
          <text:p text:style-name="P5">legnica</text:p>
          <text:p text:style-name="P5">legol</text:p>
          <text:p text:style-name="P5">legra</text:p>
          <text:p text:style-name="P5"><text:soft-page-break/>lehan</text:p>
          <text:p text:style-name="P5">lejchan</text:p>
          <text:p text:style-name="P5">lekmont</text:p>
          <text:p text:style-name="P5">lemaro</text:p>
          <text:p text:style-name="P5">lemawik</text:p>
          <text:p text:style-name="P5">lemitor</text:p>
          <text:p text:style-name="P5">lempol</text:p>
          <text:p text:style-name="P5">lendl</text:p>
          <text:p text:style-name="P5">leobud</text:p>
          <text:p text:style-name="P5">leomar</text:p>
          <text:p text:style-name="P5">lepolam</text:p>
          <text:p text:style-name="P5">lery</text:p>
          <text:p text:style-name="P5">lesan</text:p>
          <text:p text:style-name="P5">lesky</text:p>
          <text:p text:style-name="P5">leszpol</text:p>
          <text:p text:style-name="P5">letomex</text:p>
          <text:p text:style-name="P5">lewia</text:p>
          <text:p text:style-name="P5">lewinex</text:p>
          <text:p text:style-name="P5">lewjar</text:p>
          <text:p text:style-name="P5">lewmir</text:p>
          <text:p text:style-name="P5">lewro</text:p>
          <text:p text:style-name="P5">lexpas</text:p>
          <text:p text:style-name="P5">liberto</text:p>
          <text:p text:style-name="P5">libertynka</text:p>
          <text:p text:style-name="P5">librarium</text:p>
          <text:p text:style-name="P5">libuszhof</text:p>
          <text:p text:style-name="P5">lidal</text:p>
          <text:p text:style-name="P5">lidea</text:p>
          <text:p text:style-name="P5">lideria</text:p>
          <text:p text:style-name="P5">lidon</text:p>
          <text:p text:style-name="P5">liftar</text:p>
          <text:p text:style-name="P5">lignapol</text:p>
          <text:p text:style-name="P5">likard</text:p>
          <text:p text:style-name="P5">limel</text:p>
          <text:p text:style-name="P5">lindapol</text:p>
          <text:p text:style-name="P5">lineks</text:p>
          <text:p text:style-name="P5">linet</text:p>
          <text:p text:style-name="P5">linetel</text:p>
          <text:p text:style-name="P5">linguaton</text:p>
          <text:p text:style-name="P5">linpac</text:p>
          <text:p text:style-name="P5">linran</text:p>
          <text:p text:style-name="P5">lipsol</text:p>
          <text:p text:style-name="P5">lisbar</text:p>
          <text:p text:style-name="P5">liswarcianka</text:p>
          <text:p text:style-name="P5">litegraf</text:p>
          <text:p text:style-name="P5">livs</text:p>
          <text:p text:style-name="P5">ljas</text:p>
          <text:p text:style-name="P5">lkbp</text:p>
          <text:p text:style-name="P5">lobmar</text:p>
          <text:p text:style-name="P5">locomotiva</text:p>
          <text:p text:style-name="P5">logast</text:p>
          <text:p text:style-name="P5">logicom</text:p>
          <text:p text:style-name="P5">logipol</text:p>
          <text:p text:style-name="P5">logitex</text:p>
          <text:p text:style-name="P5">logotec</text:p>
          <text:p text:style-name="P5">lokhouse</text:p>
          <text:p text:style-name="P5">lokomix</text:p>
          <text:p text:style-name="P5">lombank</text:p>
          <text:p text:style-name="P5">lombi</text:p>
          <text:p text:style-name="P5">lonner</text:p>
          <text:p text:style-name="P5">lontra</text:p>
          <text:p text:style-name="P5">loog</text:p>
          <text:p text:style-name="P5">loreal</text:p>
          <text:p text:style-name="P5">lorette</text:p>
          <text:p text:style-name="P5">lorgan</text:p>
          <text:p text:style-name="P5">lorimex</text:p>
          <text:p text:style-name="P5">lornex</text:p>
          <text:p text:style-name="P5">loton</text:p>
          <text:p text:style-name="P5">lubatur</text:p>
          <text:p text:style-name="P5">lubdrob</text:p>
          <text:p text:style-name="P5">lubikowscy</text:p>
          <text:p text:style-name="P5">lubtex</text:p>
          <text:p text:style-name="P5">lucynka</text:p>
          <text:p text:style-name="P5">lucyś</text:p>
          <text:p text:style-name="P5">luczana</text:p>
          <text:p text:style-name="P5">ludbak</text:p>
          <text:p text:style-name="P5">ludwimar</text:p>
          <text:p text:style-name="P5">lukaz</text:p>
          <text:p text:style-name="P5">lukol</text:p>
          <text:p text:style-name="P5">luksmed</text:p>
          <text:p text:style-name="P5">lumanet</text:p>
          <text:p text:style-name="P5">lumi</text:p>
          <text:p text:style-name="P5">lumitec</text:p>
          <text:p text:style-name="P5">lumpewex</text:p>
          <text:p text:style-name="P5">luxel</text:p>
          <text:p text:style-name="P5">luxmat</text:p>
          <text:p text:style-name="P5">lzoi</text:p>
          <text:p text:style-name="P5">łagisza</text:p>
          <text:p text:style-name="P5">łoker</text:p>
          <text:p text:style-name="P5">ługo</text:p>
          <text:p text:style-name="P5">łukoil</text:p>
          <text:p text:style-name="P5">łukomet</text:p>
          <text:p text:style-name="P5">łukplast</text:p>
          <text:p text:style-name="P5">łukpol</text:p>
          <text:p text:style-name="P5">łuksport</text:p>
          <text:p text:style-name="P5">łuszczyńska</text:p>
          <text:p text:style-name="P5">łysbud</text:p>
          <text:p text:style-name="P5">maasiff</text:p>
          <text:p text:style-name="P5">machineria</text:p>
          <text:p text:style-name="P5">machnowska</text:p>
          <text:p text:style-name="P5">mackostal</text:p>
          <text:p text:style-name="P5">madar</text:p>
          <text:p text:style-name="P5">madbex</text:p>
          <text:p text:style-name="P5">madical</text:p>
          <text:p text:style-name="P5"><text:soft-page-break/>madimex</text:p>
          <text:p text:style-name="P5">madlen</text:p>
          <text:p text:style-name="P5">madlys</text:p>
          <text:p text:style-name="P5">madwar</text:p>
          <text:p text:style-name="P5">maes</text:p>
          <text:p text:style-name="P5">magamix</text:p>
          <text:p text:style-name="P5">magbut</text:p>
          <text:p text:style-name="P5">magdala</text:p>
          <text:p text:style-name="P5">magdoor</text:p>
          <text:p text:style-name="P5">magemar</text:p>
          <text:p text:style-name="P5">magielek</text:p>
          <text:p text:style-name="P5">magni</text:p>
          <text:p text:style-name="P5">magnifikat</text:p>
          <text:p text:style-name="P5">magopax</text:p>
          <text:p text:style-name="P5">magrbud</text:p>
          <text:p text:style-name="P5">magrom</text:p>
          <text:p text:style-name="P5">maio</text:p>
          <text:p text:style-name="P5">mairo</text:p>
          <text:p text:style-name="P5">majbajt</text:p>
          <text:p text:style-name="P5">majmławka</text:p>
          <text:p text:style-name="P5">majorowska</text:p>
          <text:p text:style-name="P5">makaal</text:p>
          <text:p text:style-name="P5">makabi</text:p>
          <text:p text:style-name="P5">makasar</text:p>
          <text:p text:style-name="P5">makaszka</text:p>
          <text:p text:style-name="P5">makbud</text:p>
          <text:p text:style-name="P5">makks</text:p>
          <text:p text:style-name="P5">makło</text:p>
          <text:p text:style-name="P5">makomaska</text:p>
          <text:p text:style-name="P5">makopol</text:p>
          <text:p text:style-name="P5">makrena</text:p>
          <text:p text:style-name="P5">makrowent</text:p>
          <text:p text:style-name="P5">makrusz</text:p>
          <text:p text:style-name="P5">makrydent</text:p>
          <text:p text:style-name="P5">maksbruk</text:p>
          <text:p text:style-name="P5">makso</text:p>
          <text:p text:style-name="P5">makster</text:p>
          <text:p text:style-name="P5">makter</text:p>
          <text:p text:style-name="P5">maktor</text:p>
          <text:p text:style-name="P5">malanowo</text:p>
          <text:p text:style-name="P5">malarnik</text:p>
          <text:p text:style-name="P5">malbox</text:p>
          <text:p text:style-name="P5">malco</text:p>
          <text:p text:style-name="P5">malewicka</text:p>
          <text:p text:style-name="P5">malnaft</text:p>
          <text:p text:style-name="P5">malpak</text:p>
          <text:p text:style-name="P5">maltabud</text:p>
          <text:p text:style-name="P5">maluks</text:p>
          <text:p text:style-name="P5">małapanew</text:p>
          <text:p text:style-name="P5">małki</text:p>
          <text:p text:style-name="P5">małkowice</text:p>
          <text:p text:style-name="P5">mambiś</text:p>
          <text:p text:style-name="P5">mamilas</text:p>
          <text:p text:style-name="P5">mamkon</text:p>
          <text:p text:style-name="P5">mammarosa</text:p>
          <text:p text:style-name="P5">mandar</text:p>
          <text:p text:style-name="P5">mantrako</text:p>
          <text:p text:style-name="P5">manusad</text:p>
          <text:p text:style-name="P5">manzi</text:p>
          <text:p text:style-name="P5">maon</text:p>
          <text:p text:style-name="P5">mapoll</text:p>
          <text:p text:style-name="P5">marambox</text:p>
          <text:p text:style-name="P5">maranet</text:p>
          <text:p text:style-name="P5">marb</text:p>
          <text:p text:style-name="P5">marba</text:p>
          <text:p text:style-name="P5">marbad</text:p>
          <text:p text:style-name="P5">marbok</text:p>
          <text:p text:style-name="P5">marboss</text:p>
          <text:p text:style-name="P5">marcelinka</text:p>
          <text:p text:style-name="P5">marcinkowska</text:p>
          <text:p text:style-name="P5">marcmed</text:p>
          <text:p text:style-name="P5">marcuś</text:p>
          <text:p text:style-name="P5">mardruk</text:p>
          <text:p text:style-name="P5">marfot</text:p>
          <text:p text:style-name="P5">margabud</text:p>
          <text:p text:style-name="P5">margaux</text:p>
          <text:p text:style-name="P5">marget</text:p>
          <text:p text:style-name="P5">marginess</text:p>
          <text:p text:style-name="P5">margoha</text:p>
          <text:p text:style-name="P5">marhem</text:p>
          <text:p text:style-name="P5">marhen</text:p>
          <text:p text:style-name="P5">maribud</text:p>
          <text:p text:style-name="P5">marioskór</text:p>
          <text:p text:style-name="P5">marix</text:p>
          <text:p text:style-name="P5">marja</text:p>
          <text:p text:style-name="P5">marjer</text:p>
          <text:p text:style-name="P5">marjoss</text:p>
          <text:p text:style-name="P5">marju</text:p>
          <text:p text:style-name="P5">markann</text:p>
          <text:p text:style-name="P5">marknor</text:p>
          <text:p text:style-name="P5">markobud</text:p>
          <text:p text:style-name="P5">markodrew</text:p>
          <text:p text:style-name="P5">markomil</text:p>
          <text:p text:style-name="P5">markonel</text:p>
          <text:p text:style-name="P5">markplast</text:p>
          <text:p text:style-name="P5">markslojd</text:p>
          <text:p text:style-name="P5">marksoft</text:p>
          <text:p text:style-name="P5">marlen</text:p>
          <text:p text:style-name="P5">marllo</text:p>
          <text:p text:style-name="P5">marlow</text:p>
          <text:p text:style-name="P5">marlux</text:p>
          <text:p text:style-name="P5">marmag</text:p>
          <text:p text:style-name="P5">marmaros</text:p>
          <text:p text:style-name="P5">marmaz</text:p>
          <text:p text:style-name="P5"><text:soft-page-break/>marmir</text:p>
          <text:p text:style-name="P5">maroan</text:p>
          <text:p text:style-name="P5">marodent</text:p>
          <text:p text:style-name="P5">marokop</text:p>
          <text:p text:style-name="P5">maropak</text:p>
          <text:p text:style-name="P5">marpap</text:p>
          <text:p text:style-name="P5">marpasz</text:p>
          <text:p text:style-name="P5">marpiek</text:p>
          <text:p text:style-name="P5">marpo</text:p>
          <text:p text:style-name="P5">marro</text:p>
          <text:p text:style-name="P5">marse</text:p>
          <text:p text:style-name="P5">marsher</text:p>
          <text:p text:style-name="P5">marthaus</text:p>
          <text:p text:style-name="P5">martimpex</text:p>
          <text:p text:style-name="P5">marux</text:p>
          <text:p text:style-name="P5">marvet</text:p>
          <text:p text:style-name="P5">marvit</text:p>
          <text:p text:style-name="P5">marwi</text:p>
          <text:p text:style-name="P5">marwibog</text:p>
          <text:p text:style-name="P5">marxus</text:p>
          <text:p text:style-name="P5">marylu</text:p>
          <text:p text:style-name="P5">marynica</text:p>
          <text:p text:style-name="P5">massolit</text:p>
          <text:p text:style-name="P5">masta</text:p>
          <text:p text:style-name="P5">mastbud</text:p>
          <text:p text:style-name="P5">masteko</text:p>
          <text:p text:style-name="P5">masterguard</text:p>
          <text:p text:style-name="P5">masterplast</text:p>
          <text:p text:style-name="P5">mastertech</text:p>
          <text:p text:style-name="P5">masyl</text:p>
          <text:p text:style-name="P5">matalex</text:p>
          <text:p text:style-name="P5">matall</text:p>
          <text:p text:style-name="P5">matbon</text:p>
          <text:p text:style-name="P5">matbut</text:p>
          <text:p text:style-name="P5">mateco</text:p>
          <text:p text:style-name="P5">matejki</text:p>
          <text:p text:style-name="P5">materialit</text:p>
          <text:p text:style-name="P5">matiii</text:p>
          <text:p text:style-name="P5">matiko</text:p>
          <text:p text:style-name="P5">matiłuk</text:p>
          <text:p text:style-name="P5">matmarco</text:p>
          <text:p text:style-name="P5">matrek</text:p>
          <text:p text:style-name="P5">matro</text:p>
          <text:p text:style-name="P5">matsan</text:p>
          <text:p text:style-name="P5">maurjus</text:p>
          <text:p text:style-name="P5">maurus</text:p>
          <text:p text:style-name="P5">mawat</text:p>
          <text:p text:style-name="P5">mawo</text:p>
          <text:p text:style-name="P5">maxan</text:p>
          <text:p text:style-name="P5">maxbudowa</text:p>
          <text:p text:style-name="P5">maxcopy</text:p>
          <text:p text:style-name="P5">maxicar</text:p>
          <text:p text:style-name="P5">maxikaz</text:p>
          <text:p text:style-name="P5">maxsoft</text:p>
          <text:p text:style-name="P5">maxtel</text:p>
          <text:p text:style-name="P5">maxtur</text:p>
          <text:p text:style-name="P5">maxvent</text:p>
          <text:p text:style-name="P5">maxwet</text:p>
          <text:p text:style-name="P5">mazbet</text:p>
          <text:p text:style-name="P5">mazbruk</text:p>
          <text:p text:style-name="P5">mazdent</text:p>
          <text:p text:style-name="P5">mądeltrans</text:p>
          <text:p text:style-name="P5">meanger</text:p>
          <text:p text:style-name="P5">meatex</text:p>
          <text:p text:style-name="P5">mebekant</text:p>
          <text:p text:style-name="P5">mebelland</text:p>
          <text:p text:style-name="P5">mebit</text:p>
          <text:p text:style-name="P5">meblandia</text:p>
          <text:p text:style-name="P5">meblik</text:p>
          <text:p text:style-name="P5">meblobrod</text:p>
          <text:p text:style-name="P5">meblocom</text:p>
          <text:p text:style-name="P5">meblodon</text:p>
          <text:p text:style-name="P5">meblokom</text:p>
          <text:p text:style-name="P5">meblopan</text:p>
          <text:p text:style-name="P5">mebloraw</text:p>
          <text:p text:style-name="P5">meblosoft</text:p>
          <text:p text:style-name="P5">mebu</text:p>
          <text:p text:style-name="P5">mechaniaka</text:p>
          <text:p text:style-name="P5">mechanix</text:p>
          <text:p text:style-name="P5">mechgum</text:p>
          <text:p text:style-name="P5">medagro</text:p>
          <text:p text:style-name="P5">medart</text:p>
          <text:p text:style-name="P5">meddent</text:p>
          <text:p text:style-name="P5">medella</text:p>
          <text:p text:style-name="P5">mediagryzarka</text:p>
          <text:p text:style-name="P5">mediakom</text:p>
          <text:p text:style-name="P5">medialmag</text:p>
          <text:p text:style-name="P5">medialook</text:p>
          <text:p text:style-name="P5">mediapol</text:p>
          <text:p text:style-name="P5">mediatech</text:p>
          <text:p text:style-name="P5">mediatour</text:p>
          <text:p text:style-name="P5">medicina</text:p>
          <text:p text:style-name="P5">medicplast</text:p>
          <text:p text:style-name="P5">medictour</text:p>
          <text:p text:style-name="P5">medik</text:p>
          <text:p text:style-name="P5">medimex</text:p>
          <text:p text:style-name="P5">medisana</text:p>
          <text:p text:style-name="P5">medivitsport</text:p>
          <text:p text:style-name="P5">medjast</text:p>
          <text:p text:style-name="P5">medkar</text:p>
          <text:p text:style-name="P5">medmaks</text:p>
          <text:p text:style-name="P5">medpharma</text:p>
          <text:p text:style-name="P5">medpol</text:p>
          <text:p text:style-name="P5">medpres</text:p>
          <text:p text:style-name="P5"><text:soft-page-break/>medr</text:p>
          <text:p text:style-name="P5">medrol</text:p>
          <text:p text:style-name="P5">medservice</text:p>
          <text:p text:style-name="P5">medstom</text:p>
          <text:p text:style-name="P5">medtur</text:p>
          <text:p text:style-name="P5">medufar</text:p>
          <text:p text:style-name="P5">medykus</text:p>
          <text:p text:style-name="P5">meed</text:p>
          <text:p text:style-name="P5">mefa</text:p>
          <text:p text:style-name="P5">meffisto</text:p>
          <text:p text:style-name="P5">megamot</text:p>
          <text:p text:style-name="P5">megapon</text:p>
          <text:p text:style-name="P5">megaprint</text:p>
          <text:p text:style-name="P5">megarol</text:p>
          <text:p text:style-name="P5">megasim</text:p>
          <text:p text:style-name="P5">megaskór</text:p>
          <text:p text:style-name="P5">megasystem</text:p>
          <text:p text:style-name="P5">megat</text:p>
          <text:p text:style-name="P5">megatech</text:p>
          <text:p text:style-name="P5">megatel</text:p>
          <text:p text:style-name="P5">megibud</text:p>
          <text:p text:style-name="P5">megido</text:p>
          <text:p text:style-name="P5">megraf</text:p>
          <text:p text:style-name="P5">megras</text:p>
          <text:p text:style-name="P5">megrez</text:p>
          <text:p text:style-name="P5">meika</text:p>
          <text:p text:style-name="P5">mekbudex</text:p>
          <text:p text:style-name="P5">melaco</text:p>
          <text:p text:style-name="P5">melanex</text:p>
          <text:p text:style-name="P5">melbud</text:p>
          <text:p text:style-name="P5">melilot</text:p>
          <text:p text:style-name="P5">melior</text:p>
          <text:p text:style-name="P5">melmet</text:p>
          <text:p text:style-name="P5">melpest</text:p>
          <text:p text:style-name="P5">meltost</text:p>
          <text:p text:style-name="P5">menar</text:p>
          <text:p text:style-name="P5">mendecka</text:p>
          <text:p text:style-name="P5">mengo</text:p>
          <text:p text:style-name="P5">mentat</text:p>
          <text:p text:style-name="P5">meredes</text:p>
          <text:p text:style-name="P5">merido</text:p>
          <text:p text:style-name="P5">merilyn</text:p>
          <text:p text:style-name="P5">merkam</text:p>
          <text:p text:style-name="P5">merkanta</text:p>
          <text:p text:style-name="P5">merve</text:p>
          <text:p text:style-name="P5">meryland</text:p>
          <text:p text:style-name="P5">mestra</text:p>
          <text:p text:style-name="P5">metakol</text:p>
          <text:p text:style-name="P5">metalbor</text:p>
          <text:p text:style-name="P5">metalcon</text:p>
          <text:p text:style-name="P5">metalcraft</text:p>
          <text:p text:style-name="P5">metaliko</text:p>
          <text:p text:style-name="P5">metalmarket</text:p>
          <text:p text:style-name="P5">metalmoda</text:p>
          <text:p text:style-name="P5">metalnaft</text:p>
          <text:p text:style-name="P5">metalock</text:p>
          <text:p text:style-name="P5">metalowo</text:p>
          <text:p text:style-name="P5">metalserwis</text:p>
          <text:p text:style-name="P5">metalwerk</text:p>
          <text:p text:style-name="P5">metalwkręt</text:p>
          <text:p text:style-name="P5">metalworld</text:p>
          <text:p text:style-name="P5">metapol</text:p>
          <text:p text:style-name="P5">metarol</text:p>
          <text:p text:style-name="P5">metec</text:p>
          <text:p text:style-name="P5">metgal</text:p>
          <text:p text:style-name="P5">metgalex</text:p>
          <text:p text:style-name="P5">metglas</text:p>
          <text:p text:style-name="P5">meti</text:p>
          <text:p text:style-name="P5">metlux</text:p>
          <text:p text:style-name="P5">metmal</text:p>
          <text:p text:style-name="P5">metproim</text:p>
          <text:p text:style-name="P5">metrad</text:p>
          <text:p text:style-name="P5">metrium</text:p>
          <text:p text:style-name="P5">metromed</text:p>
          <text:p text:style-name="P5">metzeler</text:p>
          <text:p text:style-name="P5">mędrzecka</text:p>
          <text:p text:style-name="P5">mgips</text:p>
          <text:p text:style-name="P5">mibo</text:p>
          <text:p text:style-name="P5">mibrok</text:p>
          <text:p text:style-name="P5">mibud</text:p>
          <text:p text:style-name="P5">michałkowska</text:p>
          <text:p text:style-name="P5">michkark</text:p>
          <text:p text:style-name="P5">mickiewicza</text:p>
          <text:p text:style-name="P5">micp</text:p>
          <text:p text:style-name="P5">midast</text:p>
          <text:p text:style-name="P5">midea</text:p>
          <text:p text:style-name="P5">midom</text:p>
          <text:p text:style-name="P5">midrand</text:p>
          <text:p text:style-name="P5">miechowice</text:p>
          <text:p text:style-name="P5">miejskietowarzystwo</text:p>
          <text:p text:style-name="P5">mięsław</text:p>
          <text:p text:style-name="P5">mifer</text:p>
          <text:p text:style-name="P5">migaba</text:p>
          <text:p text:style-name="P5">mijar</text:p>
          <text:p text:style-name="P5">mikaba</text:p>
          <text:p text:style-name="P5">mikat</text:p>
          <text:p text:style-name="P5">mikka</text:p>
          <text:p text:style-name="P5">mikorzyn</text:p>
          <text:p text:style-name="P5">mikrodent</text:p>
          <text:p text:style-name="P5">miksmarket</text:p>
          <text:p text:style-name="P5">milanco</text:p>
          <text:p text:style-name="P5">milawa</text:p>
          <text:p text:style-name="P5">milcop</text:p>
          <text:p text:style-name="P5">milczema</text:p>
          <text:p text:style-name="P5"><text:soft-page-break/>milfor</text:p>
          <text:p text:style-name="P5">militzer</text:p>
          <text:p text:style-name="P5">milledent</text:p>
          <text:p text:style-name="P5">millena</text:p>
          <text:p text:style-name="P5">milva</text:p>
          <text:p text:style-name="P5">minako</text:p>
          <text:p text:style-name="P5">minbud</text:p>
          <text:p text:style-name="P5">minihotel</text:p>
          <text:p text:style-name="P5">miodex</text:p>
          <text:p text:style-name="P5">mipgraf</text:p>
          <text:p text:style-name="P5">miravin</text:p>
          <text:p text:style-name="P5">mirgo</text:p>
          <text:p text:style-name="P5">mirhal</text:p>
          <text:p text:style-name="P5">mirhrnd</text:p>
          <text:p text:style-name="P5">mirjax</text:p>
          <text:p text:style-name="P5">mirkol</text:p>
          <text:p text:style-name="P5">mirmięs</text:p>
          <text:p text:style-name="P5">mirmił</text:p>
          <text:p text:style-name="P5">miroj</text:p>
          <text:p text:style-name="P5">mirpolex</text:p>
          <text:p text:style-name="P5">mirton</text:p>
          <text:p text:style-name="P5">mirwal</text:p>
          <text:p text:style-name="P5">mirwil</text:p>
          <text:p text:style-name="P5">mistama</text:p>
          <text:p text:style-name="P5">miteks</text:p>
          <text:p text:style-name="P5">mitmar</text:p>
          <text:p text:style-name="P5">mitropol</text:p>
          <text:p text:style-name="P5">miwan</text:p>
          <text:p text:style-name="P5">miwi</text:p>
          <text:p text:style-name="P5">miwiks</text:p>
          <text:p text:style-name="P5">miwipol</text:p>
          <text:p text:style-name="P5">mixtum</text:p>
          <text:p text:style-name="P5">mizex</text:p>
          <text:p text:style-name="P5">mizmat</text:p>
          <text:p text:style-name="P5">mkldachbud</text:p>
          <text:p text:style-name="P5">mkredyt</text:p>
          <text:p text:style-name="P5">mleczarenka</text:p>
          <text:p text:style-name="P5">mlexer</text:p>
          <text:p text:style-name="P5">mmart</text:p>
          <text:p text:style-name="P5">mmax</text:p>
          <text:p text:style-name="P5">mmes</text:p>
          <text:p text:style-name="P5">moab</text:p>
          <text:p text:style-name="P5">mobiltronik</text:p>
          <text:p text:style-name="P5">mobruk</text:p>
          <text:p text:style-name="P5">mochowo</text:p>
          <text:p text:style-name="P5">moczulska</text:p>
          <text:p text:style-name="P5">modental</text:p>
          <text:p text:style-name="P5">modexs</text:p>
          <text:p text:style-name="P5">modgar</text:p>
          <text:p text:style-name="P5">modr</text:p>
          <text:p text:style-name="P5">modzlewski</text:p>
          <text:p text:style-name="P5">mofo</text:p>
          <text:p text:style-name="P5">moherek</text:p>
          <text:p text:style-name="P5">mokate</text:p>
          <text:p text:style-name="P5">molax</text:p>
          <text:p text:style-name="P5">monaga</text:p>
          <text:p text:style-name="P5">monamex</text:p>
          <text:p text:style-name="P5">moniq</text:p>
          <text:p text:style-name="P5">monitrans</text:p>
          <text:p text:style-name="P5">monobet</text:p>
          <text:p text:style-name="P5">monoblock</text:p>
          <text:p text:style-name="P5">monola</text:p>
          <text:p text:style-name="P5">monrem</text:p>
          <text:p text:style-name="P5">monrex</text:p>
          <text:p text:style-name="P5">monstal</text:p>
          <text:p text:style-name="P5">montanex</text:p>
          <text:p text:style-name="P5">montes</text:p>
          <text:p text:style-name="P5">montren</text:p>
          <text:p text:style-name="P5">moram</text:p>
          <text:p text:style-name="P5">morand</text:p>
          <text:p text:style-name="P5">morexpol</text:p>
          <text:p text:style-name="P5">morgips</text:p>
          <text:p text:style-name="P5">morida</text:p>
          <text:p text:style-name="P5">moroksyt</text:p>
          <text:p text:style-name="P5">morstan</text:p>
          <text:p text:style-name="P5">mortex</text:p>
          <text:p text:style-name="P5">morwar</text:p>
          <text:p text:style-name="P5">mosfet</text:p>
          <text:p text:style-name="P5">mosmed</text:p>
          <text:p text:style-name="P5">motgum</text:p>
          <text:p text:style-name="P5">motir</text:p>
          <text:p text:style-name="P5">motocombi</text:p>
          <text:p text:style-name="P5">motodemont</text:p>
          <text:p text:style-name="P5">motomar</text:p>
          <text:p text:style-name="P5">motomiet</text:p>
          <text:p text:style-name="P5">motoroland</text:p>
          <text:p text:style-name="P5">motospol</text:p>
          <text:p text:style-name="P5">mototest</text:p>
          <text:p text:style-name="P5">mototex</text:p>
          <text:p text:style-name="P5">motsped</text:p>
          <text:p text:style-name="P5">mpms</text:p>
          <text:p text:style-name="P5">mrokno</text:p>
          <text:p text:style-name="P5">mrservice</text:p>
          <text:p text:style-name="P5">mservice</text:p>
          <text:p text:style-name="P5">msnzz</text:p>
          <text:p text:style-name="P5">mtech</text:p>
          <text:p text:style-name="P5">mudako</text:p>
          <text:p text:style-name="P5">mulco</text:p>
          <text:p text:style-name="P5">multibau</text:p>
          <text:p text:style-name="P5">multicon</text:p>
          <text:p text:style-name="P5">multiconsulting</text:p>
          <text:p text:style-name="P5">multidental</text:p>
          <text:p text:style-name="P5">multihouse</text:p>
          <text:p text:style-name="P5">multiinstal</text:p>
          <text:p text:style-name="P5"><text:soft-page-break/>multimar</text:p>
          <text:p text:style-name="P5">multimebel</text:p>
          <text:p text:style-name="P5">multimoda</text:p>
          <text:p text:style-name="P5">multisoft</text:p>
          <text:p text:style-name="P5">multistone</text:p>
          <text:p text:style-name="P5">multitel</text:p>
          <text:p text:style-name="P5">multitrans</text:p>
          <text:p text:style-name="P5">mundex</text:p>
          <text:p text:style-name="P5">murawiecka</text:p>
          <text:p text:style-name="P5">murawscy</text:p>
          <text:p text:style-name="P5">murckowianka</text:p>
          <text:p text:style-name="P5">murkas</text:p>
          <text:p text:style-name="P5">musicaffe</text:p>
          <text:p text:style-name="P5">musiołówka</text:p>
          <text:p text:style-name="P5">muzyczno</text:p>
          <text:p text:style-name="P5">mystkowscy</text:p>
          <text:p text:style-name="P5">myszyńska</text:p>
          <text:p text:style-name="P5">mzps</text:p>
          <text:p text:style-name="P5">nadbiebrzańskie</text:p>
          <text:p text:style-name="P5">nadox</text:p>
          <text:p text:style-name="P5">nafpor</text:p>
          <text:p text:style-name="P5">naftokom</text:p>
          <text:p text:style-name="P5">naftoprojbud</text:p>
          <text:p text:style-name="P5">najlon</text:p>
          <text:p text:style-name="P5">nakom</text:p>
          <text:p text:style-name="P5">nakutrans</text:p>
          <text:p text:style-name="P5">nakutras</text:p>
          <text:p text:style-name="P5">nala</text:p>
          <text:p text:style-name="P5">naltex</text:p>
          <text:p text:style-name="P5">namba</text:p>
          <text:p text:style-name="P5">namtra</text:p>
          <text:p text:style-name="P5">nanowska</text:p>
          <text:p text:style-name="P5">nanta</text:p>
          <text:p text:style-name="P5">napieralska</text:p>
          <text:p text:style-name="P5">napolitan</text:p>
          <text:p text:style-name="P5">nartorama</text:p>
          <text:p text:style-name="P5">nasińska</text:p>
          <text:p text:style-name="P5">naświetlarnia</text:p>
          <text:p text:style-name="P5">nataltrans</text:p>
          <text:p text:style-name="P5">natcom</text:p>
          <text:p text:style-name="P5">natin</text:p>
          <text:p text:style-name="P5">natoinale</text:p>
          <text:p text:style-name="P5">naturmed</text:p>
          <text:p text:style-name="P5">naturovita</text:p>
          <text:p text:style-name="P5">nautilius</text:p>
          <text:p text:style-name="P5">necto</text:p>
          <text:p text:style-name="P5">nego</text:p>
          <text:p text:style-name="P5">negustor</text:p>
          <text:p text:style-name="P5">neodesign</text:p>
          <text:p text:style-name="P5">neokhan</text:p>
          <text:p text:style-name="P5">neolens</text:p>
          <text:p text:style-name="P5">neox</text:p>
          <text:p text:style-name="P5">nepentes</text:p>
          <text:p text:style-name="P5">nestur</text:p>
          <text:p text:style-name="P5">netbit</text:p>
          <text:p text:style-name="P5">netbub</text:p>
          <text:p text:style-name="P5">netkom</text:p>
          <text:p text:style-name="P5">netpartner</text:p>
          <text:p text:style-name="P5">netpol</text:p>
          <text:p text:style-name="P5">netsetup</text:p>
          <text:p text:style-name="P5">netxpress</text:p>
          <text:p text:style-name="P5">netzsch</text:p>
          <text:p text:style-name="P5">neubrandenburg</text:p>
          <text:p text:style-name="P5">newa</text:p>
          <text:p text:style-name="P5">newbs</text:p>
          <text:p text:style-name="P5">nextech</text:p>
          <text:p text:style-name="P5">nextmedia</text:p>
          <text:p text:style-name="P5">neymar</text:p>
          <text:p text:style-name="P5">nezzo</text:p>
          <text:p text:style-name="P5">nicator</text:p>
          <text:p text:style-name="P5">niechbud</text:p>
          <text:p text:style-name="P5">nieruchomośći</text:p>
          <text:p text:style-name="P5">nikko</text:p>
          <text:p text:style-name="P5">nilago</text:p>
          <text:p text:style-name="P5">nipparo</text:p>
          <text:p text:style-name="P5">nitheo</text:p>
          <text:p text:style-name="P5">nitrex</text:p>
          <text:p text:style-name="P5">nivel</text:p>
          <text:p text:style-name="P5">nobra</text:p>
          <text:p text:style-name="P5">nocca</text:p>
          <text:p text:style-name="P5">nocuś</text:p>
          <text:p text:style-name="P5">noell</text:p>
          <text:p text:style-name="P5">nogacka</text:p>
          <text:p text:style-name="P5">nojes</text:p>
          <text:p text:style-name="P5">nokpol</text:p>
          <text:p text:style-name="P5">noktel</text:p>
          <text:p text:style-name="P5">nonika</text:p>
          <text:p text:style-name="P5">nopak</text:p>
          <text:p text:style-name="P5">norbis</text:p>
          <text:p text:style-name="P5">norbud</text:p>
          <text:p text:style-name="P5">nordann</text:p>
          <text:p text:style-name="P5">nordweco</text:p>
          <text:p text:style-name="P5">norika</text:p>
          <text:p text:style-name="P5">normed</text:p>
          <text:p text:style-name="P5">noron</text:p>
          <text:p text:style-name="P5">norteks</text:p>
          <text:p text:style-name="P5">nortel</text:p>
          <text:p text:style-name="P5">northplan</text:p>
          <text:p text:style-name="P5">northstar</text:p>
          <text:p text:style-name="P5">nortpol</text:p>
          <text:p text:style-name="P5">novabud</text:p>
          <text:p text:style-name="P5">novalis</text:p>
          <text:p text:style-name="P5">novapol</text:p>
          <text:p text:style-name="P5">novatech</text:p>
          <text:p text:style-name="P5"><text:soft-page-break/>noveco</text:p>
          <text:p text:style-name="P5">novicon</text:p>
          <text:p text:style-name="P5">novim</text:p>
          <text:p text:style-name="P5">novita</text:p>
          <text:p text:style-name="P5">novitex</text:p>
          <text:p text:style-name="P5">novo</text:p>
          <text:p text:style-name="P5">nowaldi</text:p>
          <text:p text:style-name="P5">nowamyl</text:p>
          <text:p text:style-name="P5">nowaplus</text:p>
          <text:p text:style-name="P5">nowera</text:p>
          <text:p text:style-name="P5">nowicka</text:p>
          <text:p text:style-name="P5">nowińska</text:p>
          <text:p text:style-name="P5">nowobud</text:p>
          <text:p text:style-name="P5">nowokar</text:p>
          <text:p text:style-name="P5">nowpoll</text:p>
          <text:p text:style-name="P5">npgk</text:p>
          <text:p text:style-name="P5">numeron</text:p>
          <text:p text:style-name="P5">nuova</text:p>
          <text:p text:style-name="P5">nurtpol</text:p>
          <text:p text:style-name="P5">nylonbor</text:p>
          <text:p text:style-name="P5">nywig</text:p>
          <text:p text:style-name="P5">oberceniówka</text:p>
          <text:p text:style-name="P5">obop</text:p>
          <text:p text:style-name="P5">obos</text:p>
          <text:p text:style-name="P5">obrep</text:p>
          <text:p text:style-name="P5">ochtar</text:p>
          <text:p text:style-name="P5">ocmer</text:p>
          <text:p text:style-name="P5">odrabud</text:p>
          <text:p text:style-name="P5">odratrans</text:p>
          <text:p text:style-name="P5">odsi</text:p>
          <text:p text:style-name="P5">odsw</text:p>
          <text:p text:style-name="P5">odysea</text:p>
          <text:p text:style-name="P5">odyseusz</text:p>
          <text:p text:style-name="P5">odziemkowska</text:p>
          <text:p text:style-name="P5">ofari</text:p>
          <text:p text:style-name="P5">oftec</text:p>
          <text:p text:style-name="P5">ogion</text:p>
          <text:p text:style-name="P5">ogrol</text:p>
          <text:p text:style-name="P5">oilstop</text:p>
          <text:p text:style-name="P5">okmaz</text:p>
          <text:p text:style-name="P5">oknall</text:p>
          <text:p text:style-name="P5">oknar</text:p>
          <text:p text:style-name="P5">oknogen</text:p>
          <text:p text:style-name="P5">oknomer</text:p>
          <text:p text:style-name="P5">oknoplan</text:p>
          <text:p text:style-name="P5">oknorama</text:p>
          <text:p text:style-name="P5">oknos</text:p>
          <text:p text:style-name="P5">oknotec</text:p>
          <text:p text:style-name="P5">oknotherm</text:p>
          <text:p text:style-name="P5">okpoz</text:p>
          <text:p text:style-name="P5">okspol</text:p>
          <text:p text:style-name="P5">oktanik</text:p>
          <text:p text:style-name="P5">okter</text:p>
          <text:p text:style-name="P5">oktopus</text:p>
          <text:p text:style-name="P5">oland</text:p>
          <text:p text:style-name="P5">oldbud</text:p>
          <text:p text:style-name="P5">oldex</text:p>
          <text:p text:style-name="P5">oldor</text:p>
          <text:p text:style-name="P5">olgat</text:p>
          <text:p text:style-name="P5">olimpo</text:p>
          <text:p text:style-name="P5">olkam</text:p>
          <text:p text:style-name="P5">olldrew</text:p>
          <text:p text:style-name="P5">ologos</text:p>
          <text:p text:style-name="P5">olponex</text:p>
          <text:p text:style-name="P5">olskar</text:p>
          <text:p text:style-name="P5">olstar</text:p>
          <text:p text:style-name="P5">olszańscy</text:p>
          <text:p text:style-name="P5">oltron</text:p>
          <text:p text:style-name="P5">olwet</text:p>
          <text:p text:style-name="P5">olzi</text:p>
          <text:p text:style-name="P5">omara</text:p>
          <text:p text:style-name="P5">omasz</text:p>
          <text:p text:style-name="P5">omegadom</text:p>
          <text:p text:style-name="P5">omitol</text:p>
          <text:p text:style-name="P5">omni</text:p>
          <text:p text:style-name="P5">omnibat</text:p>
          <text:p text:style-name="P5">omnicom</text:p>
          <text:p text:style-name="P5">omnix</text:p>
          <text:p text:style-name="P5">omti</text:p>
          <text:p text:style-name="P5">onco</text:p>
          <text:p text:style-name="P5">onifer</text:p>
          <text:p text:style-name="P5">onix</text:p>
          <text:p text:style-name="P5">onmel</text:p>
          <text:p text:style-name="P5">ontex</text:p>
          <text:p text:style-name="P5">opako</text:p>
          <text:p text:style-name="P5">opakofarb</text:p>
          <text:p text:style-name="P5">opaksim</text:p>
          <text:p text:style-name="P5">opaltex</text:p>
          <text:p text:style-name="P5">opeg</text:p>
          <text:p text:style-name="P5">opelac</text:p>
          <text:p text:style-name="P5">oponex</text:p>
          <text:p text:style-name="P5">optica</text:p>
          <text:p text:style-name="P5">opticum</text:p>
          <text:p text:style-name="P5">optikom</text:p>
          <text:p text:style-name="P5">optimis</text:p>
          <text:p text:style-name="P5">oranda</text:p>
          <text:p text:style-name="P5">orawianka</text:p>
          <text:p text:style-name="P5">orbiliusz</text:p>
          <text:p text:style-name="P5">orcom</text:p>
          <text:p text:style-name="P5">ordipol</text:p>
          <text:p text:style-name="P5">orfeo</text:p>
          <text:p text:style-name="P5">organomistrzostwo</text:p>
          <text:p text:style-name="P5">orika</text:p>
          <text:p text:style-name="P5">orikx</text:p>
          <text:p text:style-name="P5"><text:soft-page-break/>orisdent</text:p>
          <text:p text:style-name="P5">orky</text:p>
          <text:p text:style-name="P5">ormed</text:p>
          <text:p text:style-name="P5">ornatrix</text:p>
          <text:p text:style-name="P5">ortes</text:p>
          <text:p text:style-name="P5">orthex</text:p>
          <text:p text:style-name="P5">orthopedica</text:p>
          <text:p text:style-name="P5">ortimed</text:p>
          <text:p text:style-name="P5">ortis</text:p>
          <text:p text:style-name="P5">ortomax</text:p>
          <text:p text:style-name="P5">ortopedyka</text:p>
          <text:p text:style-name="P5">ortpol</text:p>
          <text:p text:style-name="P5">orunia</text:p>
          <text:p text:style-name="P5">osgrew</text:p>
          <text:p text:style-name="P5">osib</text:p>
          <text:p text:style-name="P5">osiedlanka</text:p>
          <text:p text:style-name="P5">oskan</text:p>
          <text:p text:style-name="P5">osmozis</text:p>
          <text:p text:style-name="P5">osowaplast</text:p>
          <text:p text:style-name="P5">osowiecka</text:p>
          <text:p text:style-name="P5">ospasz</text:p>
          <text:p text:style-name="P5">osprofil</text:p>
          <text:p text:style-name="P5">ostacolor</text:p>
          <text:p text:style-name="P5">ostromed</text:p>
          <text:p text:style-name="P5">ostrov</text:p>
          <text:p text:style-name="P5">ostrzycka</text:p>
          <text:p text:style-name="P5">osttent</text:p>
          <text:p text:style-name="P5">ośrodekrehabilitacji</text:p>
          <text:p text:style-name="P5">otar</text:p>
          <text:p text:style-name="P5">oter</text:p>
          <text:p text:style-name="P5">otomex</text:p>
          <text:p text:style-name="P5">otrans</text:p>
          <text:p text:style-name="P5">oventrop</text:p>
          <text:p text:style-name="P5">overlock</text:p>
          <text:p text:style-name="P5">oxbridge</text:p>
          <text:p text:style-name="P5">oxon</text:p>
          <text:p text:style-name="P5">özkebab</text:p>
          <text:p text:style-name="P5">pabbet</text:p>
          <text:p text:style-name="P5">pactoris</text:p>
          <text:p text:style-name="P5">padra</text:p>
          <text:p text:style-name="P5">paem</text:p>
          <text:p text:style-name="P5">paeon</text:p>
          <text:p text:style-name="P5">pagart</text:p>
          <text:p text:style-name="P5">pagat</text:p>
          <text:p text:style-name="P5">pageh</text:p>
          <text:p text:style-name="P5">pagot</text:p>
          <text:p text:style-name="P5">pagradar</text:p>
          <text:p text:style-name="P5">pagum</text:p>
          <text:p text:style-name="P5">paldi</text:p>
          <text:p text:style-name="P5">pallapont</text:p>
          <text:p text:style-name="P5">paluzy</text:p>
          <text:p text:style-name="P5">pamatrans</text:p>
          <text:p text:style-name="P5">panacom</text:p>
          <text:p text:style-name="P5">panaga</text:p>
          <text:p text:style-name="P5">panbah</text:p>
          <text:p text:style-name="P5">pandar</text:p>
          <text:p text:style-name="P5">paneltech</text:p>
          <text:p text:style-name="P5">panfol</text:p>
          <text:p text:style-name="P5">panglos</text:p>
          <text:p text:style-name="P5">panistal</text:p>
          <text:p text:style-name="P5">panpol</text:p>
          <text:p text:style-name="P5">pantax</text:p>
          <text:p text:style-name="P5">papasco</text:p>
          <text:p text:style-name="P5">papeete</text:p>
          <text:p text:style-name="P5">paprocany</text:p>
          <text:p text:style-name="P5">paradice</text:p>
          <text:p text:style-name="P5">paranus</text:p>
          <text:p text:style-name="P5">parkietur</text:p>
          <text:p text:style-name="P5">paroc</text:p>
          <text:p text:style-name="P5">partus</text:p>
          <text:p text:style-name="P5">parwid</text:p>
          <text:p text:style-name="P5">passerotti</text:p>
          <text:p text:style-name="P5">passionata</text:p>
          <text:p text:style-name="P5">pastan</text:p>
          <text:p text:style-name="P5">paszmix</text:p>
          <text:p text:style-name="P5">paszwit</text:p>
          <text:p text:style-name="P5">patentbox</text:p>
          <text:p text:style-name="P5">patis</text:p>
          <text:p text:style-name="P5">patiwal</text:p>
          <text:p text:style-name="P5">patrator</text:p>
          <text:p text:style-name="P5">pattie</text:p>
          <text:p text:style-name="P5">pawald</text:p>
          <text:p text:style-name="P5">pawilom</text:p>
          <text:p text:style-name="P5">pawnebud</text:p>
          <text:p text:style-name="P5">paxpol</text:p>
          <text:p text:style-name="P5">pbsc</text:p>
          <text:p text:style-name="P5">pebud</text:p>
          <text:p text:style-name="P5">pecetech</text:p>
          <text:p text:style-name="P5">pegis</text:p>
          <text:p text:style-name="P5">pegral</text:p>
          <text:p text:style-name="P5">pegus</text:p>
          <text:p text:style-name="P5">pehard</text:p>
          <text:p text:style-name="P5">pekmar</text:p>
          <text:p text:style-name="P5">pelmex</text:p>
          <text:p text:style-name="P5">pelowska</text:p>
          <text:p text:style-name="P5">pelprojekt</text:p>
          <text:p text:style-name="P5">pentacom</text:p>
          <text:p text:style-name="P5">pentur</text:p>
          <text:p text:style-name="P5">pepeland</text:p>
          <text:p text:style-name="P5">perfectsoft</text:p>
          <text:p text:style-name="P5">perfetta</text:p>
          <text:p text:style-name="P5">perfexim</text:p>
          <text:p text:style-name="P5">perflor</text:p>
          <text:p text:style-name="P5">periba</text:p>
          <text:p text:style-name="P5"><text:soft-page-break/>perkorol</text:p>
          <text:p text:style-name="P5">perkowska</text:p>
          <text:p text:style-name="P5">perwig</text:p>
          <text:p text:style-name="P5">petaluda</text:p>
          <text:p text:style-name="P5">peteks</text:p>
          <text:p text:style-name="P5">petpolonia</text:p>
          <text:p text:style-name="P5">petrem</text:p>
          <text:p text:style-name="P5">petros</text:p>
          <text:p text:style-name="P5">petrotom</text:p>
          <text:p text:style-name="P5">petrotor</text:p>
          <text:p text:style-name="P5">petrykola</text:p>
          <text:p text:style-name="P5">petryx</text:p>
          <text:p text:style-name="P5">pewbud</text:p>
          <text:p text:style-name="P5">pezam</text:p>
          <text:p text:style-name="P5">pfifterer</text:p>
          <text:p text:style-name="P5">pharmaconcept</text:p>
          <text:p text:style-name="P5">phasianus</text:p>
          <text:p text:style-name="P5">phdip</text:p>
          <text:p text:style-name="P5">phenix</text:p>
          <text:p text:style-name="P5">piamel</text:p>
          <text:p text:style-name="P5">piankobud</text:p>
          <text:p text:style-name="P5">piasmal</text:p>
          <text:p text:style-name="P5">piątkowskie</text:p>
          <text:p text:style-name="P5">pictor</text:p>
          <text:p text:style-name="P5">pieczewo</text:p>
          <text:p text:style-name="P5">piekne</text:p>
          <text:p text:style-name="P5">pieluszyńska</text:p>
          <text:p text:style-name="P5">piema</text:p>
          <text:p text:style-name="P5">pierucka</text:p>
          <text:p text:style-name="P5">pierzchno</text:p>
          <text:p text:style-name="P5">pietrosul</text:p>
          <text:p text:style-name="P5">pigma</text:p>
          <text:p text:style-name="P5">pigo</text:p>
          <text:p text:style-name="P5">pikomp</text:p>
          <text:p text:style-name="P5">pikro</text:p>
          <text:p text:style-name="P5">pimdipol</text:p>
          <text:p text:style-name="P5">pimet</text:p>
          <text:p text:style-name="P5">pimex</text:p>
          <text:p text:style-name="P5">pinart</text:p>
          <text:p text:style-name="P5">piodomex</text:p>
          <text:p text:style-name="P5">piomag</text:p>
          <text:p text:style-name="P5">piomirex</text:p>
          <text:p text:style-name="P5">pirbud</text:p>
          <text:p text:style-name="P5">piwcola</text:p>
          <text:p text:style-name="P5">piwis</text:p>
          <text:p text:style-name="P5">pizzarina</text:p>
          <text:p text:style-name="P5">placmat</text:p>
          <text:p text:style-name="P5">planex</text:p>
          <text:p text:style-name="P5">planport</text:p>
          <text:p text:style-name="P5">plantrem</text:p>
          <text:p text:style-name="P5">plastdruk</text:p>
          <text:p text:style-name="P5">plastica</text:p>
          <text:p text:style-name="P5">plastjan</text:p>
          <text:p text:style-name="P5">plastkon</text:p>
          <text:p text:style-name="P5">plastolan</text:p>
          <text:p text:style-name="P5">plastop</text:p>
          <text:p text:style-name="P5">plastorama</text:p>
          <text:p text:style-name="P5">plastykon</text:p>
          <text:p text:style-name="P5">plimet</text:p>
          <text:p text:style-name="P5">plonbud</text:p>
          <text:p text:style-name="P5">płonex</text:p>
          <text:p text:style-name="P5">płonia</text:p>
          <text:p text:style-name="P5">pochylska</text:p>
          <text:p text:style-name="P5">podimed</text:p>
          <text:p text:style-name="P5">podlesie</text:p>
          <text:p text:style-name="P5">podlipce</text:p>
          <text:p text:style-name="P5">podravka</text:p>
          <text:p text:style-name="P5">polamertex</text:p>
          <text:p text:style-name="P5">polarus</text:p>
          <text:p text:style-name="P5">polbas</text:p>
          <text:p text:style-name="P5">polbim</text:p>
          <text:p text:style-name="P5">polbit</text:p>
          <text:p text:style-name="P5">polbita</text:p>
          <text:p text:style-name="P5">polbłysk</text:p>
          <text:p text:style-name="P5">polbrex</text:p>
          <text:p text:style-name="P5">polbudrol</text:p>
          <text:p text:style-name="P5">polbuyer</text:p>
          <text:p text:style-name="P5">polcamel</text:p>
          <text:p text:style-name="P5">polcop</text:p>
          <text:p text:style-name="P5">polcotton</text:p>
          <text:p text:style-name="P5">polcreate</text:p>
          <text:p text:style-name="P5">polexpo</text:p>
          <text:p text:style-name="P5">polfard</text:p>
          <text:p text:style-name="P5">polfarm</text:p>
          <text:p text:style-name="P5">polferries</text:p>
          <text:p text:style-name="P5">polhil</text:p>
          <text:p text:style-name="P5">polhis</text:p>
          <text:p text:style-name="P5">polhydro</text:p>
          <text:p text:style-name="P5">policryst</text:p>
          <text:p text:style-name="P5">poliglot</text:p>
          <text:p text:style-name="P5">poligrafica</text:p>
          <text:p text:style-name="P5">poligratserwis</text:p>
          <text:p text:style-name="P5">poligro</text:p>
          <text:p text:style-name="P5">polimach</text:p>
          <text:p text:style-name="P5">polimar</text:p>
          <text:p text:style-name="P5">polimp</text:p>
          <text:p text:style-name="P5">polint</text:p>
          <text:p text:style-name="P5">poliot</text:p>
          <text:p text:style-name="P5">polkodrew</text:p>
          <text:p text:style-name="P5">pollift</text:p>
          <text:p text:style-name="P5">polmad</text:p>
          <text:p text:style-name="P5">polmas</text:p>
          <text:p text:style-name="P5">polmostrów</text:p>
          <text:p text:style-name="P5">polmytex</text:p>
          <text:p text:style-name="P5"><text:soft-page-break/>polonikum</text:p>
          <text:p text:style-name="P5">polpak</text:p>
          <text:p text:style-name="P5">polplater</text:p>
          <text:p text:style-name="P5">polresin</text:p>
          <text:p text:style-name="P5">polsek</text:p>
          <text:p text:style-name="P5">polsim</text:p>
          <text:p text:style-name="P5">polsoja</text:p>
          <text:p text:style-name="P5">polsonic</text:p>
          <text:p text:style-name="P5">polsped</text:p>
          <text:p text:style-name="P5">polstrug</text:p>
          <text:p text:style-name="P5">polstyl</text:p>
          <text:p text:style-name="P5">polsusz</text:p>
          <text:p text:style-name="P5">polszam</text:p>
          <text:p text:style-name="P5">poltap</text:p>
          <text:p text:style-name="P5">poltax</text:p>
          <text:p text:style-name="P5">poltechnics</text:p>
          <text:p text:style-name="P5">poltelkab</text:p>
          <text:p text:style-name="P5">poltim</text:p>
          <text:p text:style-name="P5">poltrag</text:p>
          <text:p text:style-name="P5">poltronic</text:p>
          <text:p text:style-name="P5">poltruck</text:p>
          <text:p text:style-name="P5">polwid</text:p>
          <text:p text:style-name="P5">polwir</text:p>
          <text:p text:style-name="P5">polwis</text:p>
          <text:p text:style-name="P5">poly</text:p>
          <text:p text:style-name="P5">polygltos</text:p>
          <text:p text:style-name="P5">polyone</text:p>
          <text:p text:style-name="P5">południowo</text:p>
          <text:p text:style-name="P5">pomatics</text:p>
          <text:p text:style-name="P5">pomtech</text:p>
          <text:p text:style-name="P5">porbud</text:p>
          <text:p text:style-name="P5">porcelanosa</text:p>
          <text:p text:style-name="P5">porębów</text:p>
          <text:p text:style-name="P5">posard</text:p>
          <text:p text:style-name="P5">positano</text:p>
          <text:p text:style-name="P5">posrednictwo</text:p>
          <text:p text:style-name="P5">potapska</text:p>
          <text:p text:style-name="P5">poxy</text:p>
          <text:p text:style-name="P5">pozwin</text:p>
          <text:p text:style-name="P5">ppfk</text:p>
          <text:p text:style-name="P5">pphut</text:p>
          <text:p text:style-name="P5">ppip</text:p>
          <text:p text:style-name="P5">ppks</text:p>
          <text:p text:style-name="P5">ppri</text:p>
          <text:p text:style-name="P5">practicus</text:p>
          <text:p text:style-name="P5">pragma</text:p>
          <text:p text:style-name="P5">prago</text:p>
          <text:p text:style-name="P5">pralfa</text:p>
          <text:p text:style-name="P5">pralstil</text:p>
          <text:p text:style-name="P5">prampol</text:p>
          <text:p text:style-name="P5">praxe</text:p>
          <text:p text:style-name="P5">precmech</text:p>
          <text:p text:style-name="P5">preem</text:p>
          <text:p text:style-name="P5">prefero</text:p>
          <text:p text:style-name="P5">preizol</text:p>
          <text:p text:style-name="P5">preskom</text:p>
          <text:p text:style-name="P5">presstiger</text:p>
          <text:p text:style-name="P5">presston</text:p>
          <text:p text:style-name="P5">prestina</text:p>
          <text:p text:style-name="P5">preussag</text:p>
          <text:p text:style-name="P5">prewa</text:p>
          <text:p text:style-name="P5">primag</text:p>
          <text:p text:style-name="P5">primakomp</text:p>
          <text:p text:style-name="P5">primulator</text:p>
          <text:p text:style-name="P5">printmax</text:p>
          <text:p text:style-name="P5">printpoint</text:p>
          <text:p text:style-name="P5">printwolrd</text:p>
          <text:p text:style-name="P5">prinżbud</text:p>
          <text:p text:style-name="P5">privland</text:p>
          <text:p text:style-name="P5">prix</text:p>
          <text:p text:style-name="P5">prizma</text:p>
          <text:p text:style-name="P5">proalarm</text:p>
          <text:p text:style-name="P5">probau</text:p>
          <text:p text:style-name="P5">probit</text:p>
          <text:p text:style-name="P5">probudservis</text:p>
          <text:p text:style-name="P5">probuild</text:p>
          <text:p text:style-name="P5">probut</text:p>
          <text:p text:style-name="P5">procal</text:p>
          <text:p text:style-name="P5">procima</text:p>
          <text:p text:style-name="P5">procosan</text:p>
          <text:p text:style-name="P5">prodal</text:p>
          <text:p text:style-name="P5">prodata</text:p>
          <text:p text:style-name="P5">prodco</text:p>
          <text:p text:style-name="P5">prodent</text:p>
          <text:p text:style-name="P5">prodhurt</text:p>
          <text:p text:style-name="P5">prodomo</text:p>
          <text:p text:style-name="P5">prodrut</text:p>
          <text:p text:style-name="P5">prodwodrol</text:p>
          <text:p text:style-name="P5">proecotech</text:p>
          <text:p text:style-name="P5">proenbud</text:p>
          <text:p text:style-name="P5">proesco</text:p>
          <text:p text:style-name="P5">proeuropa</text:p>
          <text:p text:style-name="P5">proexpol</text:p>
          <text:p text:style-name="P5">profarb</text:p>
          <text:p text:style-name="P5">proffi</text:p>
          <text:p text:style-name="P5">proficom</text:p>
          <text:p text:style-name="P5">profilamed</text:p>
          <text:p text:style-name="P5">profiloplast</text:p>
          <text:p text:style-name="P5">profin</text:p>
          <text:p text:style-name="P5">profix</text:p>
          <text:p text:style-name="P5">profmal</text:p>
          <text:p text:style-name="P5">profor</text:p>
          <text:p text:style-name="P5">progon</text:p>
          <text:p text:style-name="P5">prograk</text:p>
          <text:p text:style-name="P5"><text:soft-page-break/>progre</text:p>
          <text:p text:style-name="P5">progressus</text:p>
          <text:p text:style-name="P5">progro</text:p>
          <text:p text:style-name="P5">prohal</text:p>
          <text:p text:style-name="P5">proheart</text:p>
          <text:p text:style-name="P5">prohouse</text:p>
          <text:p text:style-name="P5">projbudex</text:p>
          <text:p text:style-name="P5">projektart</text:p>
          <text:p text:style-name="P5">projektownia</text:p>
          <text:p text:style-name="P5">projwer</text:p>
          <text:p text:style-name="P5">prokam</text:p>
          <text:p text:style-name="P5">prokobud</text:p>
          <text:p text:style-name="P5">prokol</text:p>
          <text:p text:style-name="P5">prolab</text:p>
          <text:p text:style-name="P5">prolift</text:p>
          <text:p text:style-name="P5">prologos</text:p>
          <text:p text:style-name="P5">prolokum</text:p>
          <text:p text:style-name="P5">promak</text:p>
          <text:p text:style-name="P5">promedix</text:p>
          <text:p text:style-name="P5">promitech</text:p>
          <text:p text:style-name="P5">promtech</text:p>
          <text:p text:style-name="P5">pronah</text:p>
          <text:p text:style-name="P5">prondex</text:p>
          <text:p text:style-name="P5">pronida</text:p>
          <text:p text:style-name="P5">propeks</text:p>
          <text:p text:style-name="P5">proplast</text:p>
          <text:p text:style-name="P5">propter</text:p>
          <text:p text:style-name="P5">prorest</text:p>
          <text:p text:style-name="P5">prosanit</text:p>
          <text:p text:style-name="P5">prospero</text:p>
          <text:p text:style-name="P5">prosperum</text:p>
          <text:p text:style-name="P5">prospo</text:p>
          <text:p text:style-name="P5">prostyr</text:p>
          <text:p text:style-name="P5">prosysko</text:p>
          <text:p text:style-name="P5">proteco</text:p>
          <text:p text:style-name="P5">protetic</text:p>
          <text:p text:style-name="P5">protodens</text:p>
          <text:p text:style-name="P5">provisor</text:p>
          <text:p text:style-name="P5">prowerk</text:p>
          <text:p text:style-name="P5">prowident</text:p>
          <text:p text:style-name="P5">proxim</text:p>
          <text:p text:style-name="P5">proz</text:p>
          <text:p text:style-name="P5">prozuz</text:p>
          <text:p text:style-name="P5">prtzedsiębiorstwo</text:p>
          <text:p text:style-name="P5">pruszynka</text:p>
          <text:p text:style-name="P5">prywtne</text:p>
          <text:p text:style-name="P5">prywtny</text:p>
          <text:p text:style-name="P5">przedstawicielstwo</text:p>
          <text:p text:style-name="P5">przemex</text:p>
          <text:p text:style-name="P5">przempol</text:p>
          <text:p text:style-name="P5">przybbud</text:p>
          <text:p text:style-name="P5">przzedsiębiorstwo</text:p>
          <text:p text:style-name="P5">psychotronics</text:p>
          <text:p text:style-name="P5">pthiu</text:p>
          <text:p text:style-name="P5">puczpol</text:p>
          <text:p text:style-name="P5">pullstart</text:p>
          <text:p text:style-name="P5">purac</text:p>
          <text:p text:style-name="P5">puramente</text:p>
          <text:p text:style-name="P5">pusih</text:p>
          <text:p text:style-name="P5">pust</text:p>
          <text:p text:style-name="P5">pwph</text:p>
          <text:p text:style-name="P5">pzitb</text:p>
          <text:p text:style-name="P5">pztec</text:p>
          <text:p text:style-name="P5">qazar</text:p>
          <text:p text:style-name="P5">qbatransport</text:p>
          <text:p text:style-name="P5">qprem</text:p>
          <text:p text:style-name="P5">quadra</text:p>
          <text:p text:style-name="P5">queracus</text:p>
          <text:p text:style-name="P5">rabfol</text:p>
          <text:p text:style-name="P5">rabmot</text:p>
          <text:p text:style-name="P5">raczyńscy</text:p>
          <text:p text:style-name="P5">radhał</text:p>
          <text:p text:style-name="P5">radimpex</text:p>
          <text:p text:style-name="P5">radionaprawa</text:p>
          <text:p text:style-name="P5">radisson</text:p>
          <text:p text:style-name="P5">radmin</text:p>
          <text:p text:style-name="P5">radpol</text:p>
          <text:p text:style-name="P5">radunia</text:p>
          <text:p text:style-name="P5">rafaeldata</text:p>
          <text:p text:style-name="P5">rafbol</text:p>
          <text:p text:style-name="P5">raffex</text:p>
          <text:p text:style-name="P5">rafstal</text:p>
          <text:p text:style-name="P5">rajbad</text:p>
          <text:p text:style-name="P5">rajdax</text:p>
          <text:p text:style-name="P5">rajstopka</text:p>
          <text:p text:style-name="P5">rajtel</text:p>
          <text:p text:style-name="P5">rakapol</text:p>
          <text:p text:style-name="P5">raman</text:p>
          <text:p text:style-name="P5">ramzes</text:p>
          <text:p text:style-name="P5">rander</text:p>
          <text:p text:style-name="P5">ranocar</text:p>
          <text:p text:style-name="P5">rapidex</text:p>
          <text:p text:style-name="P5">rapitex</text:p>
          <text:p text:style-name="P5">rappold</text:p>
          <text:p text:style-name="P5">rarr</text:p>
          <text:p text:style-name="P5">rauy</text:p>
          <text:p text:style-name="P5">ravimed</text:p>
          <text:p text:style-name="P5">ravit</text:p>
          <text:p text:style-name="P5">rawimat</text:p>
          <text:p text:style-name="P5">raynet</text:p>
          <text:p text:style-name="P5">raypath</text:p>
          <text:p text:style-name="P5">realnet</text:p>
          <text:p text:style-name="P5">reas</text:p>
          <text:p text:style-name="P5">rebo</text:p>
          <text:p text:style-name="P5"><text:soft-page-break/>recfarma</text:p>
          <text:p text:style-name="P5">recop</text:p>
          <text:p text:style-name="P5">redaco</text:p>
          <text:p text:style-name="P5">redcar</text:p>
          <text:p text:style-name="P5">refraserwis</text:p>
          <text:p text:style-name="P5">rego</text:p>
          <text:p text:style-name="P5">rehamedis</text:p>
          <text:p text:style-name="P5">rehdul</text:p>
          <text:p text:style-name="P5">rehfun</text:p>
          <text:p text:style-name="P5">reklart</text:p>
          <text:p text:style-name="P5">rekmal</text:p>
          <text:p text:style-name="P5">remal</text:p>
          <text:p text:style-name="P5">remas</text:p>
          <text:p text:style-name="P5">remb</text:p>
          <text:p text:style-name="P5">rembielińska</text:p>
          <text:p text:style-name="P5">rembut</text:p>
          <text:p text:style-name="P5">remei</text:p>
          <text:p text:style-name="P5">remhbud</text:p>
          <text:p text:style-name="P5">remico</text:p>
          <text:p text:style-name="P5">remid</text:p>
          <text:p text:style-name="P5">remii</text:p>
          <text:p text:style-name="P5">remins</text:p>
          <text:p text:style-name="P5">remint</text:p>
          <text:p text:style-name="P5">remistar</text:p>
          <text:p text:style-name="P5">remizol</text:p>
          <text:p text:style-name="P5">remjó</text:p>
          <text:p text:style-name="P5">remkom</text:p>
          <text:p text:style-name="P5">remmir</text:p>
          <text:p text:style-name="P5">remograf</text:p>
          <text:p text:style-name="P5">remondis</text:p>
          <text:p text:style-name="P5">remonts</text:p>
          <text:p text:style-name="P5">remoserwis</text:p>
          <text:p text:style-name="P5">remrak</text:p>
          <text:p text:style-name="P5">remtrak</text:p>
          <text:p text:style-name="P5">rendor</text:p>
          <text:p text:style-name="P5">renic</text:p>
          <text:p text:style-name="P5">renmet</text:p>
          <text:p text:style-name="P5">renomaks</text:p>
          <text:p text:style-name="P5">renoomax</text:p>
          <text:p text:style-name="P5">renostal</text:p>
          <text:p text:style-name="P5">renotex</text:p>
          <text:p text:style-name="P5">renozam</text:p>
          <text:p text:style-name="P5">reontzka</text:p>
          <text:p text:style-name="P5">repro</text:p>
          <text:p text:style-name="P5">resauracja</text:p>
          <text:p text:style-name="P5">resnaft</text:p>
          <text:p text:style-name="P5">respol</text:p>
          <text:p text:style-name="P5">restkom</text:p>
          <text:p text:style-name="P5">retaba</text:p>
          <text:p text:style-name="P5">retiro</text:p>
          <text:p text:style-name="P5">retmont</text:p>
          <text:p text:style-name="P5">rettrans</text:p>
          <text:p text:style-name="P5">reumed</text:p>
          <text:p text:style-name="P5">rewaks</text:p>
          <text:p text:style-name="P5">rewal</text:p>
          <text:p text:style-name="P5">rewar</text:p>
          <text:p text:style-name="P5">rezi</text:p>
          <text:p text:style-name="P5">rgbb</text:p>
          <text:p text:style-name="P5">rglhydraulics</text:p>
          <text:p text:style-name="P5">rimal</text:p>
          <text:p text:style-name="P5">rino</text:p>
          <text:p text:style-name="P5">riotti</text:p>
          <text:p text:style-name="P5">rizi</text:p>
          <text:p text:style-name="P5">rmet</text:p>
          <text:p text:style-name="P5">roann</text:p>
          <text:p text:style-name="P5">roband</text:p>
          <text:p text:style-name="P5">robbi</text:p>
          <text:p text:style-name="P5">robdruk</text:p>
          <text:p text:style-name="P5">robmar</text:p>
          <text:p text:style-name="P5">robmer</text:p>
          <text:p text:style-name="P5">robso</text:p>
          <text:p text:style-name="P5">robstal</text:p>
          <text:p text:style-name="P5">rodium</text:p>
          <text:p text:style-name="P5">rodrew</text:p>
          <text:p text:style-name="P5">rogińska</text:p>
          <text:p text:style-name="P5">roglbud</text:p>
          <text:p text:style-name="P5">rogstol</text:p>
          <text:p text:style-name="P5">roimex</text:p>
          <text:p text:style-name="P5">rojax</text:p>
          <text:p text:style-name="P5">rojo</text:p>
          <text:p text:style-name="P5">rokicka</text:p>
          <text:p text:style-name="P5">rokitnianka</text:p>
          <text:p text:style-name="P5">rokpasz</text:p>
          <text:p text:style-name="P5">roksia</text:p>
          <text:p text:style-name="P5">rolbud</text:p>
          <text:p text:style-name="P5">rolcar</text:p>
          <text:p text:style-name="P5">roldom</text:p>
          <text:p text:style-name="P5">rolflex</text:p>
          <text:p text:style-name="P5">rolletic</text:p>
          <text:p text:style-name="P5">rollmax</text:p>
          <text:p text:style-name="P5">rolmaks</text:p>
          <text:p text:style-name="P5">rolpak</text:p>
          <text:p text:style-name="P5">rols</text:p>
          <text:p text:style-name="P5">rolsad</text:p>
          <text:p text:style-name="P5">rolsam</text:p>
          <text:p text:style-name="P5">roltex</text:p>
          <text:p text:style-name="P5">roltis</text:p>
          <text:p text:style-name="P5">roltrakor</text:p>
          <text:p text:style-name="P5">romaks</text:p>
          <text:p text:style-name="P5">romanówka</text:p>
          <text:p text:style-name="P5">rombat</text:p>
          <text:p text:style-name="P5">romgor</text:p>
          <text:p text:style-name="P5">romgos</text:p>
          <text:p text:style-name="P5">romgum</text:p>
          <text:p text:style-name="P5"><text:soft-page-break/>romhan</text:p>
          <text:p text:style-name="P5">romia</text:p>
          <text:p text:style-name="P5">romir</text:p>
          <text:p text:style-name="P5">romiss</text:p>
          <text:p text:style-name="P5">romplast</text:p>
          <text:p text:style-name="P5">romwer</text:p>
          <text:p text:style-name="P5">romzet</text:p>
          <text:p text:style-name="P5">ronapol</text:p>
          <text:p text:style-name="P5">rosengrens</text:p>
          <text:p text:style-name="P5">roseto</text:p>
          <text:p text:style-name="P5">rosińska</text:p>
          <text:p text:style-name="P5">rosm</text:p>
          <text:p text:style-name="P5">rotekom</text:p>
          <text:p text:style-name="P5">rotos</text:p>
          <text:p text:style-name="P5">rotox</text:p>
          <text:p text:style-name="P5">rotronik</text:p>
          <text:p text:style-name="P5">roulet</text:p>
          <text:p text:style-name="P5">rovema</text:p>
          <text:p text:style-name="P5">rowag</text:p>
          <text:p text:style-name="P5">rowamex</text:p>
          <text:p text:style-name="P5">rowmot</text:p>
          <text:p text:style-name="P5">roxa</text:p>
          <text:p text:style-name="P5">rozetta</text:p>
          <text:p text:style-name="P5">różewo</text:p>
          <text:p text:style-name="P5">różpol</text:p>
          <text:p text:style-name="P5">rpis</text:p>
          <text:p text:style-name="P5">rpmcom</text:p>
          <text:p text:style-name="P5">rtleasing</text:p>
          <text:p text:style-name="P5">ruber</text:p>
          <text:p text:style-name="P5">rucińscy</text:p>
          <text:p text:style-name="P5">rumis</text:p>
          <text:p text:style-name="P5">rupen</text:p>
          <text:p text:style-name="P5">ruptawa</text:p>
          <text:p text:style-name="P5">rurexpol</text:p>
          <text:p text:style-name="P5">rüro</text:p>
          <text:p text:style-name="P5">ruroport</text:p>
          <text:p text:style-name="P5">rycon</text:p>
          <text:p text:style-name="P5">rygips</text:p>
          <text:p text:style-name="P5">rymet</text:p>
          <text:p text:style-name="P5">rystal</text:p>
          <text:p text:style-name="P5">rysterm</text:p>
          <text:p text:style-name="P5">ryśtrans</text:p>
          <text:p text:style-name="P5">rytex</text:p>
          <text:p text:style-name="P5">rytosztuka</text:p>
          <text:p text:style-name="P5">rywoj</text:p>
          <text:p text:style-name="P5">rzetelmość</text:p>
          <text:p text:style-name="P5">saam</text:p>
          <text:p text:style-name="P5">saarpor</text:p>
          <text:p text:style-name="P5">sabell</text:p>
          <text:p text:style-name="P5">sabinka</text:p>
          <text:p text:style-name="P5">sabitex</text:p>
          <text:p text:style-name="P5">sablex</text:p>
          <text:p text:style-name="P5">sachsen</text:p>
          <text:p text:style-name="P5">sadas</text:p>
          <text:p text:style-name="P5">sadmar</text:p>
          <text:p text:style-name="P5">saikbud</text:p>
          <text:p text:style-name="P5">saito</text:p>
          <text:p text:style-name="P5">sajgon</text:p>
          <text:p text:style-name="P5">salcar</text:p>
          <text:p text:style-name="P5">salimusz</text:p>
          <text:p text:style-name="P5">sallsa</text:p>
          <text:p text:style-name="P5">salpina</text:p>
          <text:p text:style-name="P5">salpol</text:p>
          <text:p text:style-name="P5">salwater</text:p>
          <text:p text:style-name="P5">samartak</text:p>
          <text:p text:style-name="P5">samed</text:p>
          <text:p text:style-name="P5">samfix</text:p>
          <text:p text:style-name="P5">samgo</text:p>
          <text:p text:style-name="P5">samindruk</text:p>
          <text:p text:style-name="P5">samix</text:p>
          <text:p text:style-name="P5">sammar</text:p>
          <text:p text:style-name="P5">sandex</text:p>
          <text:p text:style-name="P5">sanex</text:p>
          <text:p text:style-name="P5">sanident</text:p>
          <text:p text:style-name="P5">sanitkról</text:p>
          <text:p text:style-name="P5">sanlab</text:p>
          <text:p text:style-name="P5">sanrembud</text:p>
          <text:p text:style-name="P5">sanshop</text:p>
          <text:p text:style-name="P5">sanui</text:p>
          <text:p text:style-name="P5">sarbi</text:p>
          <text:p text:style-name="P5">sarmar</text:p>
          <text:p text:style-name="P5">sarpol</text:p>
          <text:p text:style-name="P5">saskam</text:p>
          <text:p text:style-name="P5">sativa</text:p>
          <text:p text:style-name="P5">satmal</text:p>
          <text:p text:style-name="P5">satrok</text:p>
          <text:p text:style-name="P5">savana</text:p>
          <text:p text:style-name="P5">savoir</text:p>
          <text:p text:style-name="P5">savpol</text:p>
          <text:p text:style-name="P5">sawamber</text:p>
          <text:p text:style-name="P5">sawanah</text:p>
          <text:p text:style-name="P5">sawdekor</text:p>
          <text:p text:style-name="P5">sawiccy</text:p>
          <text:p text:style-name="P5">sawicka</text:p>
          <text:p text:style-name="P5">sawren</text:p>
          <text:p text:style-name="P5">sayko</text:p>
          <text:p text:style-name="P5">sazo</text:p>
          <text:p text:style-name="P5">scanpack</text:p>
          <text:p text:style-name="P5">scanznak</text:p>
          <text:p text:style-name="P5">scazi</text:p>
          <text:p text:style-name="P5">schama</text:p>
          <text:p text:style-name="P5">schelhaus</text:p>
          <text:p text:style-name="P5">schenck</text:p>
          <text:p text:style-name="P5">schodeks</text:p>
          <text:p text:style-name="P5"><text:soft-page-break/>sciteex</text:p>
          <text:p text:style-name="P5">scortt</text:p>
          <text:p text:style-name="P5">sebbud</text:p>
          <text:p text:style-name="P5">sebimal</text:p>
          <text:p text:style-name="P5">sebruk</text:p>
          <text:p text:style-name="P5">secural</text:p>
          <text:p text:style-name="P5">segu</text:p>
          <text:p text:style-name="P5">seho</text:p>
          <text:p text:style-name="P5">sejta</text:p>
          <text:p text:style-name="P5">sekam</text:p>
          <text:p text:style-name="P5">sekar</text:p>
          <text:p text:style-name="P5">sekuritas</text:p>
          <text:p text:style-name="P5">selcos</text:p>
          <text:p text:style-name="P5">seliko</text:p>
          <text:p text:style-name="P5">seltar</text:p>
          <text:p text:style-name="P5">semaco</text:p>
          <text:p text:style-name="P5">semafic</text:p>
          <text:p text:style-name="P5">semeko</text:p>
          <text:p text:style-name="P5">semico</text:p>
          <text:p text:style-name="P5">seminis</text:p>
          <text:p text:style-name="P5">semir</text:p>
          <text:p text:style-name="P5">semiramida</text:p>
          <text:p text:style-name="P5">sentrex</text:p>
          <text:p text:style-name="P5">sepix</text:p>
          <text:p text:style-name="P5">septima</text:p>
          <text:p text:style-name="P5">serbud</text:p>
          <text:p text:style-name="P5">seritext</text:p>
          <text:p text:style-name="P5">serowit</text:p>
          <text:p text:style-name="P5">serpantin</text:p>
          <text:p text:style-name="P5">servcomp</text:p>
          <text:p text:style-name="P5">servicetel</text:p>
          <text:p text:style-name="P5">servipol</text:p>
          <text:p text:style-name="P5">serviscomp</text:p>
          <text:p text:style-name="P5">sesam</text:p>
          <text:p text:style-name="P5">setra</text:p>
          <text:p text:style-name="P5">sette</text:p>
          <text:p text:style-name="P5">sewerexpo</text:p>
          <text:p text:style-name="P5">sewkor</text:p>
          <text:p text:style-name="P5">shtraining</text:p>
          <text:p text:style-name="P5">siatkobram</text:p>
          <text:p text:style-name="P5">siatkonskie</text:p>
          <text:p text:style-name="P5">sibis</text:p>
          <text:p text:style-name="P5">siebiedzińska</text:p>
          <text:p text:style-name="P5">sielatycka</text:p>
          <text:p text:style-name="P5">sienkiewiczówka</text:p>
          <text:p text:style-name="P5">sieńczewska</text:p>
          <text:p text:style-name="P5">sikla</text:p>
          <text:p text:style-name="P5">sikop</text:p>
          <text:p text:style-name="P5">silam</text:p>
          <text:p text:style-name="P5">silesjanka</text:p>
          <text:p text:style-name="P5">silfarm</text:p>
          <text:p text:style-name="P5">silverpol</text:p>
          <text:p text:style-name="P5">silversoft</text:p>
          <text:p text:style-name="P5">silwano</text:p>
          <text:p text:style-name="P5">simapol</text:p>
          <text:p text:style-name="P5">simarjol</text:p>
          <text:p text:style-name="P5">simatel</text:p>
          <text:p text:style-name="P5">simen</text:p>
          <text:p text:style-name="P5">simploo</text:p>
          <text:p text:style-name="P5">simptest</text:p>
          <text:p text:style-name="P5">simsar</text:p>
          <text:p text:style-name="P5">simsped</text:p>
          <text:p text:style-name="P5">sinco</text:p>
          <text:p text:style-name="P5">sinol</text:p>
          <text:p text:style-name="P5">sinplast</text:p>
          <text:p text:style-name="P5">sintelon</text:p>
          <text:p text:style-name="P5">siował</text:p>
          <text:p text:style-name="P5">siskom</text:p>
          <text:p text:style-name="P5">siteco</text:p>
          <text:p text:style-name="P5">sitman</text:p>
          <text:p text:style-name="P5">skam</text:p>
          <text:p text:style-name="P5">skandynawsko</text:p>
          <text:p text:style-name="P5">skawar</text:p>
          <text:p text:style-name="P5">skawex</text:p>
          <text:p text:style-name="P5">skedar</text:p>
          <text:p text:style-name="P5">skierbud</text:p>
          <text:p text:style-name="P5">sklejbud</text:p>
          <text:p text:style-name="P5">skobud</text:p>
          <text:p text:style-name="P5">skolimowska</text:p>
          <text:p text:style-name="P5">skomad</text:p>
          <text:p text:style-name="P5">skowrońska</text:p>
          <text:p text:style-name="P5">skórnatur</text:p>
          <text:p text:style-name="P5">skulsk</text:p>
          <text:p text:style-name="P5">slonet</text:p>
          <text:p text:style-name="P5">słaboszewscy</text:p>
          <text:p text:style-name="P5">sławskór</text:p>
          <text:p text:style-name="P5">sławter</text:p>
          <text:p text:style-name="P5">słuchton</text:p>
          <text:p text:style-name="P5">smaj</text:p>
          <text:p text:style-name="P5">smakdrób</text:p>
          <text:p text:style-name="P5">smanko</text:p>
          <text:p text:style-name="P5">smolbud</text:p>
          <text:p text:style-name="P5">smolice</text:p>
          <text:p text:style-name="P5">smykoland</text:p>
          <text:p text:style-name="P5">snor</text:p>
          <text:p text:style-name="P5">sobre</text:p>
          <text:p text:style-name="P5">sobris</text:p>
          <text:p text:style-name="P5">sobtur</text:p>
          <text:p text:style-name="P5">sobucka</text:p>
          <text:p text:style-name="P5">sochanowska</text:p>
          <text:p text:style-name="P5">sofart</text:p>
          <text:p text:style-name="P5">sofel</text:p>
          <text:p text:style-name="P5">softcom</text:p>
          <text:p text:style-name="P5">softel</text:p>
          <text:p text:style-name="P5"><text:soft-page-break/>softlab</text:p>
          <text:p text:style-name="P5">softmed</text:p>
          <text:p text:style-name="P5">softus</text:p>
          <text:p text:style-name="P5">sojaż</text:p>
          <text:p text:style-name="P5">solariss</text:p>
          <text:p text:style-name="P5">solbet</text:p>
          <text:p text:style-name="P5">soldox</text:p>
          <text:p text:style-name="P5">solido</text:p>
          <text:p text:style-name="P5">solidserw</text:p>
          <text:p text:style-name="P5">solisja</text:p>
          <text:p text:style-name="P5">solokart</text:p>
          <text:p text:style-name="P5">solutia</text:p>
          <text:p text:style-name="P5">solvertech</text:p>
          <text:p text:style-name="P5">sołt</text:p>
          <text:p text:style-name="P5">sonax</text:p>
          <text:p text:style-name="P5">soniishop</text:p>
          <text:p text:style-name="P5">sonobad</text:p>
          <text:p text:style-name="P5">sontronic</text:p>
          <text:p text:style-name="P5">sonus</text:p>
          <text:p text:style-name="P5">sopolfam</text:p>
          <text:p text:style-name="P5">sopra</text:p>
          <text:p text:style-name="P5">soprema</text:p>
          <text:p text:style-name="P5">sorembud</text:p>
          <text:p text:style-name="P5">sortim</text:p>
          <text:p text:style-name="P5">sosnodrew</text:p>
          <text:p text:style-name="P5">sosnoland</text:p>
          <text:p text:style-name="P5">sotank</text:p>
          <text:p text:style-name="P5">sovmobil</text:p>
          <text:p text:style-name="P5">sowpol</text:p>
          <text:p text:style-name="P5">spamed</text:p>
          <text:p text:style-name="P5">sparky</text:p>
          <text:p text:style-name="P5">spartech</text:p>
          <text:p text:style-name="P5">spawent</text:p>
          <text:p text:style-name="P5">spawstal</text:p>
          <text:p text:style-name="P5">specdach</text:p>
          <text:p text:style-name="P5">spectech</text:p>
          <text:p text:style-name="P5">spectek</text:p>
          <text:p text:style-name="P5">spedcar</text:p>
          <text:p text:style-name="P5">spedmar</text:p>
          <text:p text:style-name="P5">spedomax</text:p>
          <text:p text:style-name="P5">speedcar</text:p>
          <text:p text:style-name="P5">speedglass</text:p>
          <text:p text:style-name="P5">speedoshop</text:p>
          <text:p text:style-name="P5">spillo</text:p>
          <text:p text:style-name="P5">spir</text:p>
          <text:p text:style-name="P5">spoczyńska</text:p>
          <text:p text:style-name="P5">spomel</text:p>
          <text:p text:style-name="P5">sponir</text:p>
          <text:p text:style-name="P5">sponti</text:p>
          <text:p text:style-name="P5">sportmir</text:p>
          <text:p text:style-name="P5">sprewa</text:p>
          <text:p text:style-name="P5">ssaga</text:p>
          <text:p text:style-name="P5">stabila</text:p>
          <text:p text:style-name="P5">stabilator</text:p>
          <text:p text:style-name="P5">stacom</text:p>
          <text:p text:style-name="P5">stadex</text:p>
          <text:p text:style-name="P5">stagar</text:p>
          <text:p text:style-name="P5">stakom</text:p>
          <text:p text:style-name="P5">stalgros</text:p>
          <text:p text:style-name="P5">stalkwas</text:p>
          <text:p text:style-name="P5">stalmet</text:p>
          <text:p text:style-name="P5">stalpłot</text:p>
          <text:p text:style-name="P5">staltim</text:p>
          <text:p text:style-name="P5">stamiła</text:p>
          <text:p text:style-name="P5">stampol</text:p>
          <text:p text:style-name="P5">stanbar</text:p>
          <text:p text:style-name="P5">stanbo</text:p>
          <text:p text:style-name="P5">stanbut</text:p>
          <text:p text:style-name="P5">stangas</text:p>
          <text:p text:style-name="P5">stankam</text:p>
          <text:p text:style-name="P5">stanstal</text:p>
          <text:p text:style-name="P5">stantras</text:p>
          <text:p text:style-name="P5">stanwil</text:p>
          <text:p text:style-name="P5">stańczuk</text:p>
          <text:p text:style-name="P5">stapol</text:p>
          <text:p text:style-name="P5">starmaz</text:p>
          <text:p text:style-name="P5">starpool</text:p>
          <text:p text:style-name="P5">startop</text:p>
          <text:p text:style-name="P5">statex</text:p>
          <text:p text:style-name="P5">stauff</text:p>
          <text:p text:style-name="P5">stągiewna</text:p>
          <text:p text:style-name="P5">steelcon</text:p>
          <text:p text:style-name="P5">stefanex</text:p>
          <text:p text:style-name="P5">steja</text:p>
          <text:p text:style-name="P5">stembud</text:p>
          <text:p text:style-name="P5">stenmark</text:p>
          <text:p text:style-name="P5">stetop</text:p>
          <text:p text:style-name="P5">sthil</text:p>
          <text:p text:style-name="P5">stigmatum</text:p>
          <text:p text:style-name="P5">stihl</text:p>
          <text:p text:style-name="P5">stilex</text:p>
          <text:p text:style-name="P5">stingeo</text:p>
          <text:p text:style-name="P5">stobil</text:p>
          <text:p text:style-name="P5">stogal</text:p>
          <text:p text:style-name="P5">stojar</text:p>
          <text:p text:style-name="P5">stolbas</text:p>
          <text:p text:style-name="P5">stolbutar</text:p>
          <text:p text:style-name="P5">stoldach</text:p>
          <text:p text:style-name="P5">stolhen</text:p>
          <text:p text:style-name="P5">stolimpex</text:p>
          <text:p text:style-name="P5">stolkan</text:p>
          <text:p text:style-name="P5">stolkar</text:p>
          <text:p text:style-name="P5">stolko</text:p>
          <text:p text:style-name="P5">stolmark</text:p>
          <text:p text:style-name="P5"><text:soft-page-break/>stolmax</text:p>
          <text:p text:style-name="P5">stolmex</text:p>
          <text:p text:style-name="P5">stolmmat</text:p>
          <text:p text:style-name="P5">stolnex</text:p>
          <text:p text:style-name="P5">stolorbud</text:p>
          <text:p text:style-name="P5">stolpol</text:p>
          <text:p text:style-name="P5">stolram</text:p>
          <text:p text:style-name="P5">stolwiór</text:p>
          <text:p text:style-name="P5">stołoski</text:p>
          <text:p text:style-name="P5">stomaf</text:p>
          <text:p text:style-name="P5">stomalux</text:p>
          <text:p text:style-name="P5">stonex</text:p>
          <text:p text:style-name="P5">strafax</text:p>
          <text:p text:style-name="P5">straschau</text:p>
          <text:p text:style-name="P5">strefamola</text:p>
          <text:p text:style-name="P5">striffler</text:p>
          <text:p text:style-name="P5">strotus</text:p>
          <text:p text:style-name="P5">strusinianka</text:p>
          <text:p text:style-name="P5">strzegowa</text:p>
          <text:p text:style-name="P5">strzelbud</text:p>
          <text:p text:style-name="P5">strześniewska</text:p>
          <text:p text:style-name="P5">studiobut</text:p>
          <text:p text:style-name="P5">studiokolor</text:p>
          <text:p text:style-name="P5">stumet</text:p>
          <text:p text:style-name="P5">styldach</text:p>
          <text:p text:style-name="P5">styllart</text:p>
          <text:p text:style-name="P5">styrochem</text:p>
          <text:p text:style-name="P5">subaj</text:p>
          <text:p text:style-name="P5">succes</text:p>
          <text:p text:style-name="P5">suchanino</text:p>
          <text:p text:style-name="P5">sufigs</text:p>
          <text:p text:style-name="P5">suleyman</text:p>
          <text:p text:style-name="P5">sulok</text:p>
          <text:p text:style-name="P5">sunaj</text:p>
          <text:p text:style-name="P5">superdent</text:p>
          <text:p text:style-name="P5">superstal</text:p>
          <text:p text:style-name="P5">suplo</text:p>
          <text:p text:style-name="P5">supomet</text:p>
          <text:p text:style-name="P5">suprabet</text:p>
          <text:p text:style-name="P5">suramericana</text:p>
          <text:p text:style-name="P5">surfestate</text:p>
          <text:p text:style-name="P5">suritex</text:p>
          <text:p text:style-name="P5">surja</text:p>
          <text:p text:style-name="P5">surmat</text:p>
          <text:p text:style-name="P5">swissmed</text:p>
          <text:p text:style-name="P5">sycyna</text:p>
          <text:p text:style-name="P5">sydkraft</text:p>
          <text:p text:style-name="P5">sygel</text:p>
          <text:p text:style-name="P5">sylwdruk</text:p>
          <text:p text:style-name="P5">symetra</text:p>
          <text:p text:style-name="P5">symix</text:p>
          <text:p text:style-name="P5">szadółki</text:p>
          <text:p text:style-name="P5">szaniawska</text:p>
          <text:p text:style-name="P5">szczelinex</text:p>
          <text:p text:style-name="P5">szecherezada</text:p>
          <text:p text:style-name="P5">szeyk</text:p>
          <text:p text:style-name="P5">szibmer</text:p>
          <text:p text:style-name="P5">szirin</text:p>
          <text:p text:style-name="P5">szkłomar</text:p>
          <text:p text:style-name="P5">szkłomark</text:p>
          <text:p text:style-name="P5">szkólka</text:p>
          <text:p text:style-name="P5">szlifex</text:p>
          <text:p text:style-name="P5">szpakowska</text:p>
          <text:p text:style-name="P5">szrub</text:p>
          <text:p text:style-name="P5">sztoeg</text:p>
          <text:p text:style-name="P5">sztukatex</text:p>
          <text:p text:style-name="P5">szugerwal</text:p>
          <text:p text:style-name="P5">szwagropol</text:p>
          <text:p text:style-name="P5">szymczas</text:p>
          <text:p text:style-name="P5">szymecka</text:p>
          <text:p text:style-name="P5">szyszkowska</text:p>
          <text:p text:style-name="P5">ścinex</text:p>
          <text:p text:style-name="P5">śledzińscy</text:p>
          <text:p text:style-name="P5">ślichowice</text:p>
          <text:p text:style-name="P5">ślusan</text:p>
          <text:p text:style-name="P5">ślusarpol</text:p>
          <text:p text:style-name="P5">środkowoeuropejska</text:p>
          <text:p text:style-name="P5">śrubstal</text:p>
          <text:p text:style-name="P5">światowid</text:p>
          <text:p text:style-name="P5">świd</text:p>
          <text:p text:style-name="P5">taag</text:p>
          <text:p text:style-name="P5">tadax</text:p>
          <text:p text:style-name="P5">tadgum</text:p>
          <text:p text:style-name="P5">tadhal</text:p>
          <text:p text:style-name="P5">tadrew</text:p>
          <text:p text:style-name="P5">tajgołka</text:p>
          <text:p text:style-name="P5">tajlor</text:p>
          <text:p text:style-name="P5">takbud</text:p>
          <text:p text:style-name="P5">talcomp</text:p>
          <text:p text:style-name="P5">talkowex</text:p>
          <text:p text:style-name="P5">tamark</text:p>
          <text:p text:style-name="P5">tambud</text:p>
          <text:p text:style-name="P5">tamis</text:p>
          <text:p text:style-name="P5">tampografika</text:p>
          <text:p text:style-name="P5">tamtron</text:p>
          <text:p text:style-name="P5">tanacentum</text:p>
          <text:p text:style-name="P5">tanyo</text:p>
          <text:p text:style-name="P5">taormina</text:p>
          <text:p text:style-name="P5">tapis</text:p>
          <text:p text:style-name="P5">tapo</text:p>
          <text:p text:style-name="P5">tapol</text:p>
          <text:p text:style-name="P5">tapparella</text:p>
          <text:p text:style-name="P5">tapul</text:p>
          <text:p text:style-name="P5">tapwid</text:p>
          <text:p text:style-name="P5"><text:soft-page-break/>taraspol</text:p>
          <text:p text:style-name="P5">targer</text:p>
          <text:p text:style-name="P5">tarhed</text:p>
          <text:p text:style-name="P5">tarm</text:p>
          <text:p text:style-name="P5">tarnowia</text:p>
          <text:p text:style-name="P5">tarsus</text:p>
          <text:p text:style-name="P5">tartrom</text:p>
          <text:p text:style-name="P5">tarwin</text:p>
          <text:p text:style-name="P5">tasknet</text:p>
          <text:p text:style-name="P5">tasomix</text:p>
          <text:p text:style-name="P5">tastt</text:p>
          <text:p text:style-name="P5">tatmax</text:p>
          <text:p text:style-name="P5">tatran</text:p>
          <text:p text:style-name="P5">tatu</text:p>
          <text:p text:style-name="P5">tavimex</text:p>
          <text:p text:style-name="P5">tawex</text:p>
          <text:p text:style-name="P5">tawisport</text:p>
          <text:p text:style-name="P5">tawro</text:p>
          <text:p text:style-name="P5">taxa</text:p>
          <text:p text:style-name="P5">taxpol</text:p>
          <text:p text:style-name="P5">teamdress</text:p>
          <text:p text:style-name="P5">teamworx</text:p>
          <text:p text:style-name="P5">techamet</text:p>
          <text:p text:style-name="P5">techbau</text:p>
          <text:p text:style-name="P5">techcan</text:p>
          <text:p text:style-name="P5">techdach</text:p>
          <text:p text:style-name="P5">techkom</text:p>
          <text:p text:style-name="P5">technidea</text:p>
          <text:p text:style-name="P5">technikor</text:p>
          <text:p text:style-name="P5">technochem</text:p>
          <text:p text:style-name="P5">technodis</text:p>
          <text:p text:style-name="P5">technomet</text:p>
          <text:p text:style-name="P5">technometal</text:p>
          <text:p text:style-name="P5">technopex</text:p>
          <text:p text:style-name="P5">technosan</text:p>
          <text:p text:style-name="P5">technosat</text:p>
          <text:p text:style-name="P5">techpex</text:p>
          <text:p text:style-name="P5">techwill</text:p>
          <text:p text:style-name="P5">tedark</text:p>
          <text:p text:style-name="P5">tedcar</text:p>
          <text:p text:style-name="P5">tedik</text:p>
          <text:p text:style-name="P5">tediz</text:p>
          <text:p text:style-name="P5">tedkor</text:p>
          <text:p text:style-name="P5">tedmar</text:p>
          <text:p text:style-name="P5">tefta</text:p>
          <text:p text:style-name="P5">tegaz</text:p>
          <text:p text:style-name="P5">tegrol</text:p>
          <text:p text:style-name="P5">tehastal</text:p>
          <text:p text:style-name="P5">tekess</text:p>
          <text:p text:style-name="P5">telebar</text:p>
          <text:p text:style-name="P5">telecom</text:p>
          <text:p text:style-name="P5">telecotron</text:p>
          <text:p text:style-name="P5">telesfor</text:p>
          <text:p text:style-name="P5">telesław</text:p>
          <text:p text:style-name="P5">teletest</text:p>
          <text:p text:style-name="P5">telima</text:p>
          <text:p text:style-name="P5">telmak</text:p>
          <text:p text:style-name="P5">telmatik</text:p>
          <text:p text:style-name="P5">telmor</text:p>
          <text:p text:style-name="P5">teloptics</text:p>
          <text:p text:style-name="P5">telsec</text:p>
          <text:p text:style-name="P5">teltel</text:p>
          <text:p text:style-name="P5">telwa</text:p>
          <text:p text:style-name="P5">temaks</text:p>
          <text:p text:style-name="P5">temal</text:p>
          <text:p text:style-name="P5">temard</text:p>
          <text:p text:style-name="P5">temstar</text:p>
          <text:p text:style-name="P5">teoma</text:p>
          <text:p text:style-name="P5">teona</text:p>
          <text:p text:style-name="P5">teqila</text:p>
          <text:p text:style-name="P5">terbut</text:p>
          <text:p text:style-name="P5">teretrans</text:p>
          <text:p text:style-name="P5">terex</text:p>
          <text:p text:style-name="P5">tergor</text:p>
          <text:p text:style-name="P5">termokomplex</text:p>
          <text:p text:style-name="P5">termopomiar</text:p>
          <text:p text:style-name="P5">termotrend</text:p>
          <text:p text:style-name="P5">termsaih</text:p>
          <text:p text:style-name="P5">terstal</text:p>
          <text:p text:style-name="P5">tertur</text:p>
          <text:p text:style-name="P5">terwal</text:p>
          <text:p text:style-name="P5">terys</text:p>
          <text:p text:style-name="P5">tesat</text:p>
          <text:p text:style-name="P5">tespol</text:p>
          <text:p text:style-name="P5">tetenal</text:p>
          <text:p text:style-name="P5">tetrafolium</text:p>
          <text:p text:style-name="P5">tewu</text:p>
          <text:p text:style-name="P5">texfol</text:p>
          <text:p text:style-name="P5">texlana</text:p>
          <text:p text:style-name="P5">textil</text:p>
          <text:p text:style-name="P5">tęczamed</text:p>
          <text:p text:style-name="P5">thang</text:p>
          <text:p text:style-name="P5">themis</text:p>
          <text:p text:style-name="P5">theor</text:p>
          <text:p text:style-name="P5">thermax</text:p>
          <text:p text:style-name="P5">thermotechnika</text:p>
          <text:p text:style-name="P5">thmd</text:p>
          <text:p text:style-name="P5">tigratex</text:p>
          <text:p text:style-name="P5">timi</text:p>
          <text:p text:style-name="P5">timpex</text:p>
          <text:p text:style-name="P5">tiratus</text:p>
          <text:p text:style-name="P5">tirest</text:p>
          <text:p text:style-name="P5">tivola</text:p>
          <text:p text:style-name="P5">tiwaz</text:p>
          <text:p text:style-name="P5"><text:soft-page-break/>tlumacz</text:p>
          <text:p text:style-name="P5">tokad</text:p>
          <text:p text:style-name="P5">tokary</text:p>
          <text:p text:style-name="P5">tokinstal</text:p>
          <text:p text:style-name="P5">tolex</text:p>
          <text:p text:style-name="P5">toload</text:p>
          <text:p text:style-name="P5">tolsat</text:p>
          <text:p text:style-name="P5">tomadent</text:p>
          <text:p text:style-name="P5">tomago</text:p>
          <text:p text:style-name="P5">tomarbit</text:p>
          <text:p text:style-name="P5">tomartel</text:p>
          <text:p text:style-name="P5">tombea</text:p>
          <text:p text:style-name="P5">tomeko</text:p>
          <text:p text:style-name="P5">tomitrans</text:p>
          <text:p text:style-name="P5">tomline</text:p>
          <text:p text:style-name="P5">tommax</text:p>
          <text:p text:style-name="P5">tomminex</text:p>
          <text:p text:style-name="P5">tompasz</text:p>
          <text:p text:style-name="P5">tompat</text:p>
          <text:p text:style-name="P5">tomred</text:p>
          <text:p text:style-name="P5">tomtel</text:p>
          <text:p text:style-name="P5">tomteq</text:p>
          <text:p text:style-name="P5">tonlex</text:p>
          <text:p text:style-name="P5">topkolor</text:p>
          <text:p text:style-name="P5">toppik</text:p>
          <text:p text:style-name="P5">topsport</text:p>
          <text:p text:style-name="P5">toptic</text:p>
          <text:p text:style-name="P5">torcol</text:p>
          <text:p text:style-name="P5">torgan</text:p>
          <text:p text:style-name="P5">toris</text:p>
          <text:p text:style-name="P5">totu</text:p>
          <text:p text:style-name="P5">towoj</text:p>
          <text:p text:style-name="P5">tozuma</text:p>
          <text:p text:style-name="P5">trachitekt</text:p>
          <text:p text:style-name="P5">tradigrainex</text:p>
          <text:p text:style-name="P5">traff</text:p>
          <text:p text:style-name="P5">trakar</text:p>
          <text:p text:style-name="P5">tramas</text:p>
          <text:p text:style-name="P5">trampex</text:p>
          <text:p text:style-name="P5">transair</text:p>
          <text:p text:style-name="P5">transbad</text:p>
          <text:p text:style-name="P5">transbar</text:p>
          <text:p text:style-name="P5">transbeton</text:p>
          <text:p text:style-name="P5">transbwo</text:p>
          <text:p text:style-name="P5">transcalor</text:p>
          <text:p text:style-name="P5">transea</text:p>
          <text:p text:style-name="P5">transgryf</text:p>
          <text:p text:style-name="P5">transhandel</text:p>
          <text:p text:style-name="P5">transjug</text:p>
          <text:p text:style-name="P5">translander</text:p>
          <text:p text:style-name="P5">translanet</text:p>
          <text:p text:style-name="P5">translas</text:p>
          <text:p text:style-name="P5">translech</text:p>
          <text:p text:style-name="P5">transled</text:p>
          <text:p text:style-name="P5">translex</text:p>
          <text:p text:style-name="P5">transmarkkop</text:p>
          <text:p text:style-name="P5">transmich</text:p>
          <text:p text:style-name="P5">transmik</text:p>
          <text:p text:style-name="P5">transmont</text:p>
          <text:p text:style-name="P5">transpak</text:p>
          <text:p text:style-name="P5">transpas</text:p>
          <text:p text:style-name="P5">transpil</text:p>
          <text:p text:style-name="P5">transpress</text:p>
          <text:p text:style-name="P5">transpri</text:p>
          <text:p text:style-name="P5">transraf</text:p>
          <text:p text:style-name="P5">transrus</text:p>
          <text:p text:style-name="P5">transser</text:p>
          <text:p text:style-name="P5">transspeed</text:p>
          <text:p text:style-name="P5">transteam</text:p>
          <text:p text:style-name="P5">transtet</text:p>
          <text:p text:style-name="P5">transtolbud</text:p>
          <text:p text:style-name="P5">transtomel</text:p>
          <text:p text:style-name="P5">transtur</text:p>
          <text:p text:style-name="P5">transwald</text:p>
          <text:p text:style-name="P5">transwig</text:p>
          <text:p text:style-name="P5">transx</text:p>
          <text:p text:style-name="P5">tratex</text:p>
          <text:p text:style-name="P5">travera</text:p>
          <text:p text:style-name="P5">travoll</text:p>
          <text:p text:style-name="P5">trawan</text:p>
          <text:p text:style-name="P5">trawińska</text:p>
          <text:p text:style-name="P5">trawipol</text:p>
          <text:p text:style-name="P5">trawis</text:p>
          <text:p text:style-name="P5">trax</text:p>
          <text:p text:style-name="P5">tredex</text:p>
          <text:p text:style-name="P5">treffpunkt</text:p>
          <text:p text:style-name="P5">trefll</text:p>
          <text:p text:style-name="P5">tremar</text:p>
          <text:p text:style-name="P5">trendi</text:p>
          <text:p text:style-name="P5">treston</text:p>
          <text:p text:style-name="P5">triagon</text:p>
          <text:p text:style-name="P5">tricity</text:p>
          <text:p text:style-name="P5">tridolen</text:p>
          <text:p text:style-name="P5">trobix</text:p>
          <text:p text:style-name="P5">trofex</text:p>
          <text:p text:style-name="P5">troj</text:p>
          <text:p text:style-name="P5">trokat</text:p>
          <text:p text:style-name="P5">trokos</text:p>
          <text:p text:style-name="P5">trollplast</text:p>
          <text:p text:style-name="P5">trresso</text:p>
          <text:p text:style-name="P5">trytoń</text:p>
          <text:p text:style-name="P5">trześniów</text:p>
          <text:p text:style-name="P5">trzybińska</text:p>
          <text:p text:style-name="P5">tsavo</text:p>
          <text:p text:style-name="P5"><text:soft-page-break/>tubor</text:p>
          <text:p text:style-name="P5">tumar</text:p>
          <text:p text:style-name="P5">tumigos</text:p>
          <text:p text:style-name="P5">tunmor</text:p>
          <text:p text:style-name="P5">turbotech</text:p>
          <text:p text:style-name="P5">turiadam</text:p>
          <text:p text:style-name="P5">turist</text:p>
          <text:p text:style-name="P5">turmir</text:p>
          <text:p text:style-name="P5">turpress</text:p>
          <text:p text:style-name="P5">turtex</text:p>
          <text:p text:style-name="P5">tvsat</text:p>
          <text:p text:style-name="P5">twomark</text:p>
          <text:p text:style-name="P5">tymoszyńska</text:p>
          <text:p text:style-name="P5">tympol</text:p>
          <text:p text:style-name="P5">ucińska</text:p>
          <text:p text:style-name="P5">ulises</text:p>
          <text:p text:style-name="P5">ulmaria</text:p>
          <text:p text:style-name="P5">ulter</text:p>
          <text:p text:style-name="P5">ultrans</text:p>
          <text:p text:style-name="P5">umitex</text:p>
          <text:p text:style-name="P5">unfall</text:p>
          <text:p text:style-name="P5">unibiokomfort</text:p>
          <text:p text:style-name="P5">unibut</text:p>
          <text:p text:style-name="P5">unicomfort</text:p>
          <text:p text:style-name="P5">unicommander</text:p>
          <text:p text:style-name="P5">unidatax</text:p>
          <text:p text:style-name="P5">unided</text:p>
          <text:p text:style-name="P5">unideweld</text:p>
          <text:p text:style-name="P5">unidrog</text:p>
          <text:p text:style-name="P5">unidruk</text:p>
          <text:p text:style-name="P5">unifm</text:p>
          <text:p text:style-name="P5">uniforte</text:p>
          <text:p text:style-name="P5">unikolor</text:p>
          <text:p text:style-name="P5">uniks</text:p>
          <text:p text:style-name="P5">unilex</text:p>
          <text:p text:style-name="P5">uniontex</text:p>
          <text:p text:style-name="P5">unipin</text:p>
          <text:p text:style-name="P5">unipoz</text:p>
          <text:p text:style-name="P5">unipro</text:p>
          <text:p text:style-name="P5">unipromag</text:p>
          <text:p text:style-name="P5">uniton</text:p>
          <text:p text:style-name="P5">unitronix</text:p>
          <text:p text:style-name="P5">univentis</text:p>
          <text:p text:style-name="P5">uniwersbud</text:p>
          <text:p text:style-name="P5">uniwersitas</text:p>
          <text:p text:style-name="P5">uniwerystet</text:p>
          <text:p text:style-name="P5">urko</text:p>
          <text:p text:style-name="P5">urma</text:p>
          <text:p text:style-name="P5">urodent</text:p>
          <text:p text:style-name="P5">ursbud</text:p>
          <text:p text:style-name="P5">uslugi</text:p>
          <text:p text:style-name="P5">ustupska</text:p>
          <text:p text:style-name="P5">uszczel</text:p>
          <text:p text:style-name="P5">utex</text:p>
          <text:p text:style-name="P5">vadinex</text:p>
          <text:p text:style-name="P5">valmex</text:p>
          <text:p text:style-name="P5">valvex</text:p>
          <text:p text:style-name="P5">vamex</text:p>
          <text:p text:style-name="P5">vario</text:p>
          <text:p text:style-name="P5">vedag</text:p>
          <text:p text:style-name="P5">velbud</text:p>
          <text:p text:style-name="P5">venamed</text:p>
          <text:p text:style-name="P5">venetti</text:p>
          <text:p text:style-name="P5">veni</text:p>
          <text:p text:style-name="P5">venitas</text:p>
          <text:p text:style-name="P5">verital</text:p>
          <text:p text:style-name="P5">vers</text:p>
          <text:p text:style-name="P5">versil</text:p>
          <text:p text:style-name="P5">vertikos</text:p>
          <text:p text:style-name="P5">vertix</text:p>
          <text:p text:style-name="P5">vertus</text:p>
          <text:p text:style-name="P5">vessna</text:p>
          <text:p text:style-name="P5">viala</text:p>
          <text:p text:style-name="P5">vicenza</text:p>
          <text:p text:style-name="P5">victorius</text:p>
          <text:p text:style-name="P5">videobox</text:p>
          <text:p text:style-name="P5">videokom</text:p>
          <text:p text:style-name="P5">videomirex</text:p>
          <text:p text:style-name="P5">videorejestracja</text:p>
          <text:p text:style-name="P5">videotronik</text:p>
          <text:p text:style-name="P5">vidion</text:p>
          <text:p text:style-name="P5">vikstrom</text:p>
          <text:p text:style-name="P5">vilinger</text:p>
          <text:p text:style-name="P5">vininowa</text:p>
          <text:p text:style-name="P5">violex</text:p>
          <text:p text:style-name="P5">virtart</text:p>
          <text:p text:style-name="P5">visatos</text:p>
          <text:p text:style-name="P5">visconet</text:p>
          <text:p text:style-name="P5">visiomedica</text:p>
          <text:p text:style-name="P5">visla</text:p>
          <text:p text:style-name="P5">vitalus</text:p>
          <text:p text:style-name="P5">vitamina</text:p>
          <text:p text:style-name="P5">vitapuls</text:p>
          <text:p text:style-name="P5">vithelo</text:p>
          <text:p text:style-name="P5">vitrodent</text:p>
          <text:p text:style-name="P5">vitrotech</text:p>
          <text:p text:style-name="P5">vittorio</text:p>
          <text:p text:style-name="P5">vivz</text:p>
          <text:p text:style-name="P5">vizmedia</text:p>
          <text:p text:style-name="P5">vlodeck</text:p>
          <text:p text:style-name="P5">voboz</text:p>
          <text:p text:style-name="P5">volfgang</text:p>
          <text:p text:style-name="P5">volksbank</text:p>
          <text:p text:style-name="P5">volumen</text:p>
          <text:p text:style-name="P5"><text:soft-page-break/>voyar</text:p>
          <text:p text:style-name="P5">waaijenberg</text:p>
          <text:p text:style-name="P5">wabak</text:p>
          <text:p text:style-name="P5">wabana</text:p>
          <text:p text:style-name="P5">wabanc</text:p>
          <text:p text:style-name="P5">wactur</text:p>
          <text:p text:style-name="P5">wadex</text:p>
          <text:p text:style-name="P5">wadrew</text:p>
          <text:p text:style-name="P5">wajdex</text:p>
          <text:p text:style-name="P5">wakbud</text:p>
          <text:p text:style-name="P5">wakpol</text:p>
          <text:p text:style-name="P5">wakra</text:p>
          <text:p text:style-name="P5">walkor</text:p>
          <text:p text:style-name="P5">walux</text:p>
          <text:p text:style-name="P5">wameb</text:p>
          <text:p text:style-name="P5">wamech</text:p>
          <text:p text:style-name="P5">wamig</text:p>
          <text:p text:style-name="P5">wandar</text:p>
          <text:p text:style-name="P5">wapako</text:p>
          <text:p text:style-name="P5">wapdeco</text:p>
          <text:p text:style-name="P5">waplewo</text:p>
          <text:p text:style-name="P5">warbud</text:p>
          <text:p text:style-name="P5">wardacka</text:p>
          <text:p text:style-name="P5">wardi</text:p>
          <text:p text:style-name="P5">wardom</text:p>
          <text:p text:style-name="P5">warlight</text:p>
          <text:p text:style-name="P5">warmhouse</text:p>
          <text:p text:style-name="P5">warmup</text:p>
          <text:p text:style-name="P5">warsfoll</text:p>
          <text:p text:style-name="P5">warsoft</text:p>
          <text:p text:style-name="P5">wartop</text:p>
          <text:p text:style-name="P5">wartur</text:p>
          <text:p text:style-name="P5">wavicon</text:p>
          <text:p text:style-name="P5">wdzydze</text:p>
          <text:p text:style-name="P5">webartist</text:p>
          <text:p text:style-name="P5">wehiq</text:p>
          <text:p text:style-name="P5">welko</text:p>
          <text:p text:style-name="P5">wembley</text:p>
          <text:p text:style-name="P5">wentmar</text:p>
          <text:p text:style-name="P5">werkam</text:p>
          <text:p text:style-name="P5">wertina</text:p>
          <text:p text:style-name="P5">weru</text:p>
          <text:p text:style-name="P5">werzalit</text:p>
          <text:p text:style-name="P5">wesertrans</text:p>
          <text:p text:style-name="P5">westal</text:p>
          <text:p text:style-name="P5">westauto</text:p>
          <text:p text:style-name="P5">westins</text:p>
          <text:p text:style-name="P5">westmar</text:p>
          <text:p text:style-name="P5">wetfarma</text:p>
          <text:p text:style-name="P5">węglorem</text:p>
          <text:p text:style-name="P5">węglozbud</text:p>
          <text:p text:style-name="P5">węgry</text:p>
          <text:p text:style-name="P5">wibbud</text:p>
          <text:p text:style-name="P5">wident</text:p>
          <text:p text:style-name="P5">widpol</text:p>
          <text:p text:style-name="P5">widrex</text:p>
          <text:p text:style-name="P5">widrymm</text:p>
          <text:p text:style-name="P5">wielton</text:p>
          <text:p text:style-name="P5">wiengrad</text:p>
          <text:p text:style-name="P5">wiertpol</text:p>
          <text:p text:style-name="P5">wiesławek</text:p>
          <text:p text:style-name="P5">wigama</text:p>
          <text:p text:style-name="P5">wigary</text:p>
          <text:p text:style-name="P5">wigorex</text:p>
          <text:p text:style-name="P5">wiha</text:p>
          <text:p text:style-name="P5">wikimix</text:p>
          <text:p text:style-name="P5">wiklinus</text:p>
          <text:p text:style-name="P5">wikma</text:p>
          <text:p text:style-name="P5">wiktorowo</text:p>
          <text:p text:style-name="P5">wilab</text:p>
          <text:p text:style-name="P5">wilkap</text:p>
          <text:p text:style-name="P5">wilktom</text:p>
          <text:p text:style-name="P5">willadom</text:p>
          <text:p text:style-name="P5">willsoor</text:p>
          <text:p text:style-name="P5">wilpol</text:p>
          <text:p text:style-name="P5">wimago</text:p>
          <text:p text:style-name="P5">wime</text:p>
          <text:p text:style-name="P5">wincom</text:p>
          <text:p text:style-name="P5">windpoldźwig</text:p>
          <text:p text:style-name="P5">wineks</text:p>
          <text:p text:style-name="P5">winiarsk</text:p>
          <text:p text:style-name="P5">winmax</text:p>
          <text:p text:style-name="P5">winsharp</text:p>
          <text:p text:style-name="P5">winsoft</text:p>
          <text:p text:style-name="P5">wintelbud</text:p>
          <text:p text:style-name="P5">wintte</text:p>
          <text:p text:style-name="P5">wipex</text:p>
          <text:p text:style-name="P5">wiramex</text:p>
          <text:p text:style-name="P5">wirex</text:p>
          <text:p text:style-name="P5">wirgum</text:p>
          <text:p text:style-name="P5">wisbud</text:p>
          <text:p text:style-name="P5">wishot</text:p>
          <text:p text:style-name="P5">witara</text:p>
          <text:p text:style-name="P5">witecka</text:p>
          <text:p text:style-name="P5">witekzrb</text:p>
          <text:p text:style-name="P5">witma</text:p>
          <text:p text:style-name="P5">witomińska</text:p>
          <text:p text:style-name="P5">witrem</text:p>
          <text:p text:style-name="P5">witto</text:p>
          <text:p text:style-name="P5">wladi</text:p>
          <text:p text:style-name="P5">włodarzewska</text:p>
          <text:p text:style-name="P5">włodrew</text:p>
          <text:p text:style-name="P5">włoters</text:p>
          <text:p text:style-name="P5">woblerek</text:p>
          <text:p text:style-name="P5"><text:soft-page-break/>wobud</text:p>
          <text:p text:style-name="P5">wodes</text:p>
          <text:p text:style-name="P5">wodhouse</text:p>
          <text:p text:style-name="P5">wodimex</text:p>
          <text:p text:style-name="P5">wodol</text:p>
          <text:p text:style-name="P5">wodpol</text:p>
          <text:p text:style-name="P5">wogum</text:p>
          <text:p text:style-name="P5">wojanet</text:p>
          <text:p text:style-name="P5">wojdalscy</text:p>
          <text:p text:style-name="P5">wojtanowska</text:p>
          <text:p text:style-name="P5">wojtex</text:p>
          <text:p text:style-name="P5">wojżal</text:p>
          <text:p text:style-name="P5">wolicka</text:p>
          <text:p text:style-name="P5">wolimex</text:p>
          <text:p text:style-name="P5">wolimpex</text:p>
          <text:p text:style-name="P5">wolnicka</text:p>
          <text:p text:style-name="P5">woltrak</text:p>
          <text:p text:style-name="P5">womas</text:p>
          <text:p text:style-name="P5">womi</text:p>
          <text:p text:style-name="P5">womix</text:p>
          <text:p text:style-name="P5">woolmed</text:p>
          <text:p text:style-name="P5">wopack</text:p>
          <text:p text:style-name="P5">worldmark</text:p>
          <text:p text:style-name="P5">wójcikx</text:p>
          <text:p text:style-name="P5">wromax</text:p>
          <text:p text:style-name="P5">wrongaz</text:p>
          <text:p text:style-name="P5">wrotex</text:p>
          <text:p text:style-name="P5">wróblówka</text:p>
          <text:p text:style-name="P5">wsola</text:p>
          <text:p text:style-name="P5">wtórtex</text:p>
          <text:p text:style-name="P5">wulgumex</text:p>
          <text:p text:style-name="P5">wultex</text:p>
          <text:p text:style-name="P5">wupete</text:p>
          <text:p text:style-name="P5">wyszomirówka</text:p>
          <text:p text:style-name="P5">xcore</text:p>
          <text:p text:style-name="P5">xerocom</text:p>
          <text:p text:style-name="P5">xeropol</text:p>
          <text:p text:style-name="P5">xkom</text:p>
          <text:p text:style-name="P5">xlvii</text:p>
          <text:p text:style-name="P5">xsara</text:p>
          <text:p text:style-name="P5">xstudio</text:p>
          <text:p text:style-name="P5">xxxvii</text:p>
          <text:p text:style-name="P5">yanina</text:p>
          <text:p text:style-name="P5">yano</text:p>
          <text:p text:style-name="P5">yansat</text:p>
          <text:p text:style-name="P5">yapco</text:p>
          <text:p text:style-name="P5">yarston</text:p>
          <text:p text:style-name="P5">yokogawa</text:p>
          <text:p text:style-name="P5">yurimex</text:p>
          <text:p text:style-name="P5">zachem</text:p>
          <text:p text:style-name="P5">zadex</text:p>
          <text:p text:style-name="P5">zadworzany</text:p>
          <text:p text:style-name="P5">zagbud</text:p>
          <text:p text:style-name="P5">zagłębianka</text:p>
          <text:p text:style-name="P5">zagłębocze</text:p>
          <text:p text:style-name="P5">zalex</text:p>
          <text:p text:style-name="P5">zalmar</text:p>
          <text:p text:style-name="P5">zamarat</text:p>
          <text:p text:style-name="P5">zamis</text:p>
          <text:p text:style-name="P5">zanna</text:p>
          <text:p text:style-name="P5">zaremo</text:p>
          <text:p text:style-name="P5">zarmet</text:p>
          <text:p text:style-name="P5">zarywie</text:p>
          <text:p text:style-name="P5">zazamcze</text:p>
          <text:p text:style-name="P5">zazbex</text:p>
          <text:p text:style-name="P5">zbenio</text:p>
          <text:p text:style-name="P5">zbynal</text:p>
          <text:p text:style-name="P5">zbyszek</text:p>
          <text:p text:style-name="P5">zederman</text:p>
          <text:p text:style-name="P5">zelan</text:p>
          <text:p text:style-name="P5">zemm</text:p>
          <text:p text:style-name="P5">zencpol</text:p>
          <text:p text:style-name="P5">zetar</text:p>
          <text:p text:style-name="P5">zetto</text:p>
          <text:p text:style-name="P5">zewtrans</text:p>
          <text:p text:style-name="P5">zibicar</text:p>
          <text:p text:style-name="P5">zibitech</text:p>
          <text:p text:style-name="P5">zibtom</text:p>
          <text:p text:style-name="P5">zichertrans</text:p>
          <text:p text:style-name="P5">ziemowitek</text:p>
          <text:p text:style-name="P5">zigmed</text:p>
          <text:p text:style-name="P5">zigra</text:p>
          <text:p text:style-name="P5">zilmex</text:p>
          <text:p text:style-name="P5">zinel</text:p>
          <text:p text:style-name="P5">zinplast</text:p>
          <text:p text:style-name="P5">złomeks</text:p>
          <text:p text:style-name="P5">złomowiec</text:p>
          <text:p text:style-name="P5">znanysystem</text:p>
          <text:p text:style-name="P5">zofex</text:p>
          <text:p text:style-name="P5">zofiówka</text:p>
          <text:p text:style-name="P5">zooexpress</text:p>
          <text:p text:style-name="P5">zortea</text:p>
          <text:p text:style-name="P5">zowpol</text:p>
          <text:p text:style-name="P5">zpuh</text:p>
          <text:p text:style-name="P5">zumid</text:p>
          <text:p text:style-name="P5">zupt</text:p>
          <text:p text:style-name="P5">zustal</text:p>
          <text:p text:style-name="P5">zwerg</text:p>
          <text:p text:style-name="P5">zwutex</text:p>
          <text:p text:style-name="P5">zygii</text:p>
          <text:p text:style-name="P5">zygmar</text:p>
          <text:p text:style-name="P5">zygter</text:p>
          <text:p text:style-name="P5">zylińska</text:p>
          <text:p text:style-name="P5">zymeh</text:p>
          <text:p text:style-name="P5"><text:soft-page-break/>zymexim</text:p>
          <text:p text:style-name="P5">zyskowska</text:p>
          <text:p text:style-name="P5">żallux</text:p>
          <text:p text:style-name="P5">żalmar</text:p>
          <text:p text:style-name="P5">żeromska</text:p>
          <text:p text:style-name="P5">żmudzieł</text:p>
          <text:p text:style-name="P5">żory</text:p>
          <text:p text:style-name="P5">żwaków</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 P. Płucienniczak</meta:initial-creator>
    <meta:creation-date>2017-01-29T18:53:58.929866424</meta:creation-date>
    <meta:generator>LibreOffice/5.2.4.2$Linux_X86_64 LibreOffice_project/20m0$Build-2</meta:generator>
    <dc:date>2017-01-29T19:12:38.272931275</dc:date>
    <dc:creator>Piotr P. Płucienniczak</dc:creator>
    <meta:editing-duration>PT10M14S</meta:editing-duration>
    <meta:editing-cycles>5</meta:editing-cycles>
    <meta:document-statistic meta:table-count="0" meta:image-count="0" meta:object-count="0" meta:page-count="50" meta:paragraph-count="5009" meta:word-count="5319" meta:character-count="37004" meta:non-whitespace-character-count="36694"/>
  </office:meta>
</office:document-meta>
</file>